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BE39A8B0.png" manifest:media-type="image/png"/>
  <manifest:file-entry manifest:full-path="Pictures/100000000000001C0000001C6885A84F.png" manifest:media-type="image/png"/>
  <manifest:file-entry manifest:full-path="Pictures/100000000000001C0000001CF376D343.png" manifest:media-type="image/png"/>
  <manifest:file-entry manifest:full-path="Pictures/100000000000001C0000001C24FA10BF.png" manifest:media-type="image/png"/>
  <manifest:file-entry manifest:full-path="Pictures/100000000000001C0000001C85ABF5AB.png" manifest:media-type="image/png"/>
  <manifest:file-entry manifest:full-path="Pictures/100000000000001C0000001CFCF460F1.png" manifest:media-type="image/png"/>
  <manifest:file-entry manifest:full-path="Pictures/100000000000001C0000001C7705A45F.png" manifest:media-type="image/png"/>
  <manifest:file-entry manifest:full-path="Pictures/100000000000001C0000001CA56CB360.png" manifest:media-type="image/png"/>
  <manifest:file-entry manifest:full-path="Pictures/100000000000001C0000001C44830FEB.png" manifest:media-type="image/png"/>
  <manifest:file-entry manifest:full-path="Pictures/100000000000001C0000001C26F9D807.png" manifest:media-type="image/png"/>
  <manifest:file-entry manifest:full-path="Pictures/100000000000001C0000001C641FA42B.png" manifest:media-type="image/png"/>
  <manifest:file-entry manifest:full-path="Pictures/100000000000001C0000001C4A24D3DC.png" manifest:media-type="image/png"/>
  <manifest:file-entry manifest:full-path="Pictures/100000000000001C0000001C546F25C8.png" manifest:media-type="image/png"/>
  <manifest:file-entry manifest:full-path="Pictures/100000000000001C0000001C7331CD86.png" manifest:media-type="image/png"/>
  <manifest:file-entry manifest:full-path="Pictures/100000000000001C0000001C7C3F4AC8.png" manifest:media-type="image/png"/>
  <manifest:file-entry manifest:full-path="Pictures/100000000000001C0000001CF1DDA5E1.png" manifest:media-type="image/png"/>
  <manifest:file-entry manifest:full-path="Pictures/100000000000001C0000001CA9E2FBD4.png" manifest:media-type="image/png"/>
  <manifest:file-entry manifest:full-path="Pictures/100000000000001C0000001CDDD3A352.png" manifest:media-type="image/png"/>
  <manifest:file-entry manifest:full-path="Pictures/100000000000001A0000001AAC826C48.png" manifest:media-type="image/png"/>
  <manifest:file-entry manifest:full-path="Pictures/1000000000000018000000184B1EE372.png" manifest:media-type="image/png"/>
  <manifest:file-entry manifest:full-path="Pictures/100000000000001E0000001E86098D10.png" manifest:media-type="image/png"/>
  <manifest:file-entry manifest:full-path="Pictures/100000000000001C0000001CC46D8800.png" manifest:media-type="image/png"/>
  <manifest:file-entry manifest:full-path="Pictures/1000000000000024000000240CEFF5F2.png" manifest:media-type="image/png"/>
  <manifest:file-entry manifest:full-path="Pictures/100000000000001C0000001C18632691.png" manifest:media-type="image/png"/>
  <manifest:file-entry manifest:full-path="Pictures/100000000000001C0000001CFD3238D7.png" manifest:media-type="image/png"/>
  <manifest:file-entry manifest:full-path="Pictures/100000000000001C0000001CEBEA9732.png" manifest:media-type="image/png"/>
  <manifest:file-entry manifest:full-path="Pictures/100000000000001C0000001CF36DC4EF.png" manifest:media-type="image/png"/>
  <manifest:file-entry manifest:full-path="Pictures/100000000000001C0000001CD7FD85D6.png" manifest:media-type="image/png"/>
  <manifest:file-entry manifest:full-path="Pictures/100000000000001C0000001CBE377385.png" manifest:media-type="image/png"/>
  <manifest:file-entry manifest:full-path="Pictures/100000000000001C0000001C836CFAE9.png" manifest:media-type="image/png"/>
  <manifest:file-entry manifest:full-path="Pictures/100000000000001C0000001C9E9E1693.png" manifest:media-type="image/png"/>
  <manifest:file-entry manifest:full-path="Pictures/100000000000001C0000001C96CA0362.png" manifest:media-type="image/png"/>
  <manifest:file-entry manifest:full-path="Pictures/100000000000001C0000001CF9300474.png" manifest:media-type="image/png"/>
  <manifest:file-entry manifest:full-path="Pictures/100000000000001C0000001C18155777.png" manifest:media-type="image/png"/>
  <manifest:file-entry manifest:full-path="Pictures/100000000000001C0000001C1BCD8798.png" manifest:media-type="image/png"/>
  <manifest:file-entry manifest:full-path="Pictures/100000000000001C0000001C86189418.png" manifest:media-type="image/png"/>
  <manifest:file-entry manifest:full-path="Pictures/100000000000001C0000001C183BF8D9.png" manifest:media-type="image/png"/>
  <manifest:file-entry manifest:full-path="Pictures/1000000000000020000000209A717E7B.png" manifest:media-type="image/png"/>
  <manifest:file-entry manifest:full-path="Pictures/100000000000001C0000001C39B6EAB4.png" manifest:media-type="image/png"/>
  <manifest:file-entry manifest:full-path="Pictures/100000000000001800000018356452C6.png" manifest:media-type="image/png"/>
  <manifest:file-entry manifest:full-path="Pictures/100000000000001C0000001C0DA998E9.png" manifest:media-type="image/png"/>
  <manifest:file-entry manifest:full-path="Pictures/100000000000001C0000001CDC8F4FB1.png" manifest:media-type="image/png"/>
  <manifest:file-entry manifest:full-path="Pictures/100000000000001C0000001C7776C2E0.png" manifest:media-type="image/png"/>
  <manifest:file-entry manifest:full-path="Pictures/100000000000001C0000001C448090D6.png" manifest:media-type="image/png"/>
  <manifest:file-entry manifest:full-path="Pictures/100000000000001C0000001CFE2F92F6.png" manifest:media-type="image/png"/>
  <manifest:file-entry manifest:full-path="Pictures/100000000000001C0000001C5E482006.png" manifest:media-type="image/png"/>
  <manifest:file-entry manifest:full-path="Pictures/100000000000001C0000001C5315EFF7.png" manifest:media-type="image/png"/>
  <manifest:file-entry manifest:full-path="Pictures/100000000000001C0000001C865E537E.png" manifest:media-type="image/png"/>
  <manifest:file-entry manifest:full-path="Pictures/100000000000001C0000001C545789C0.png" manifest:media-type="image/png"/>
  <manifest:file-entry manifest:full-path="Pictures/100000000000001C0000001C839C109D.png" manifest:media-type="image/png"/>
  <manifest:file-entry manifest:full-path="Pictures/100000000000001C0000001C42A1771A.png" manifest:media-type="image/png"/>
  <manifest:file-entry manifest:full-path="Pictures/100000000000001C0000001C80048417.png" manifest:media-type="image/png"/>
  <manifest:file-entry manifest:full-path="Pictures/100000000000001C0000001CE2330FF1.png" manifest:media-type="image/png"/>
  <manifest:file-entry manifest:full-path="Pictures/100000000000001C0000001C365A0677.png" manifest:media-type="image/png"/>
  <manifest:file-entry manifest:full-path="Pictures/100000000000001C0000001C0DD9DA39.png" manifest:media-type="image/png"/>
  <manifest:file-entry manifest:full-path="Pictures/100000000000001C0000001C1DA064E9.png" manifest:media-type="image/png"/>
  <manifest:file-entry manifest:full-path="Pictures/100000000000001C0000001C4664F10B.png" manifest:media-type="image/png"/>
  <manifest:file-entry manifest:full-path="Pictures/100000000000001C0000001C298D0239.png" manifest:media-type="image/png"/>
  <manifest:file-entry manifest:full-path="Pictures/100000000000001C0000001C6D36B0BB.png" manifest:media-type="image/png"/>
  <manifest:file-entry manifest:full-path="Pictures/100000000000001C0000001CE2EC512C.png" manifest:media-type="image/png"/>
  <manifest:file-entry manifest:full-path="Pictures/100000000000001C0000001CB105AF89.png" manifest:media-type="image/png"/>
  <manifest:file-entry manifest:full-path="Pictures/100000000000001C0000001C365F021B.png" manifest:media-type="image/png"/>
  <manifest:file-entry manifest:full-path="Pictures/100000000000001C0000001C1DFFBAFC.png" manifest:media-type="image/png"/>
  <manifest:file-entry manifest:full-path="Pictures/100000000000001C0000001CAAB51DD6.png" manifest:media-type="image/png"/>
  <manifest:file-entry manifest:full-path="Pictures/100000000000001C0000001CAC3F48E6.png" manifest:media-type="image/png"/>
  <manifest:file-entry manifest:full-path="Pictures/100000000000001C0000001CB3E3657C.png" manifest:media-type="image/png"/>
  <manifest:file-entry manifest:full-path="Pictures/100000000000001C0000001CC16A40DA.png" manifest:media-type="image/png"/>
  <manifest:file-entry manifest:full-path="Pictures/100000000000001C0000001C5837D31E.png" manifest:media-type="image/png"/>
  <manifest:file-entry manifest:full-path="Pictures/100000000000001C0000001CCCBA3804.png" manifest:media-type="image/png"/>
  <manifest:file-entry manifest:full-path="Pictures/100000000000001C0000001C4905B370.png" manifest:media-type="image/png"/>
  <manifest:file-entry manifest:full-path="Pictures/100000000000001E0000001EAD9B8121.png" manifest:media-type="image/png"/>
  <manifest:file-entry manifest:full-path="Pictures/10000000000000180000001858AC53AF.png" manifest:media-type="image/png"/>
  <manifest:file-entry manifest:full-path="Pictures/100000000000001C0000001CE940A0B5.png" manifest:media-type="image/png"/>
  <manifest:file-entry manifest:full-path="Pictures/100000000000001C0000001C57A46B27.png" manifest:media-type="image/png"/>
  <manifest:file-entry manifest:full-path="Pictures/100000000000001C0000001CB797D281.png" manifest:media-type="image/png"/>
  <manifest:file-entry manifest:full-path="Pictures/100000000000001C0000001C20A19237.png" manifest:media-type="image/png"/>
  <manifest:file-entry manifest:full-path="Pictures/100000000000001C0000001C6D177C8B.png" manifest:media-type="image/png"/>
  <manifest:file-entry manifest:full-path="Pictures/100000000000001C0000001C6D4529A4.png" manifest:media-type="image/png"/>
  <manifest:file-entry manifest:full-path="Pictures/100000000000001C0000001CC6AB4C90.png" manifest:media-type="image/png"/>
  <manifest:file-entry manifest:full-path="Pictures/100000000000001C0000001CAE19F382.png" manifest:media-type="image/png"/>
  <manifest:file-entry manifest:full-path="Pictures/100000000000001C0000001CBE2F8E1F.png" manifest:media-type="image/png"/>
  <manifest:file-entry manifest:full-path="Pictures/100000000000001C0000001C6029D851.png" manifest:media-type="image/png"/>
  <manifest:file-entry manifest:full-path="Pictures/100000000000001C0000001C07BF8600.png" manifest:media-type="image/png"/>
  <manifest:file-entry manifest:full-path="Pictures/100000000000001C0000001CB0648C44.png" manifest:media-type="image/png"/>
  <manifest:file-entry manifest:full-path="Pictures/100000000000001C0000001C62041E9E.png" manifest:media-type="image/png"/>
  <manifest:file-entry manifest:full-path="Pictures/100000000000001800000018BFFE1511.png" manifest:media-type="image/png"/>
  <manifest:file-entry manifest:full-path="Pictures/100000000000001C0000001C5A5E0C6D.png" manifest:media-type="image/png"/>
  <manifest:file-entry manifest:full-path="Pictures/100000000000001800000018EBD499FD.png" manifest:media-type="image/png"/>
  <manifest:file-entry manifest:full-path="Pictures/100000000000002A0000002A40A06DB6.png" manifest:media-type="image/png"/>
  <manifest:file-entry manifest:full-path="Pictures/100000000000001C0000001C11D2BC30.png" manifest:media-type="image/png"/>
  <manifest:file-entry manifest:full-path="Pictures/100000000000001C0000001C87DEFFD0.png" manifest:media-type="image/png"/>
  <manifest:file-entry manifest:full-path="Pictures/100000000000001C0000001CF9647F5B.png" manifest:media-type="image/png"/>
  <manifest:file-entry manifest:full-path="Pictures/100000000000001C0000001CE536CC6A.png" manifest:media-type="image/png"/>
  <manifest:file-entry manifest:full-path="Pictures/100000000000001C0000001C9A087D07.png" manifest:media-type="image/png"/>
  <manifest:file-entry manifest:full-path="Pictures/100000000000001C0000001CE68A1551.png" manifest:media-type="image/png"/>
  <manifest:file-entry manifest:full-path="Pictures/100000000000001C0000001C9CFE6130.png" manifest:media-type="image/png"/>
  <manifest:file-entry manifest:full-path="Pictures/100000000000001C0000001C1F027ACE.png" manifest:media-type="image/png"/>
  <manifest:file-entry manifest:full-path="Pictures/100000000000001C0000001CE913DA6E.png" manifest:media-type="image/png"/>
  <manifest:file-entry manifest:full-path="Pictures/100000000000001C0000001C15CA8EA3.png" manifest:media-type="image/png"/>
  <manifest:file-entry manifest:full-path="Pictures/100000000000001C0000001CEAE67DBB.png" manifest:media-type="image/png"/>
  <manifest:file-entry manifest:full-path="Pictures/100000000000001C0000001CECFAA5ED.png" manifest:media-type="image/png"/>
  <manifest:file-entry manifest:full-path="Pictures/100000000000001C0000001CCB9A566B.png" manifest:media-type="image/png"/>
  <manifest:file-entry manifest:full-path="Pictures/100000000000001C0000001C146B6F8F.png" manifest:media-type="image/png"/>
  <manifest:file-entry manifest:full-path="Pictures/100000000000001C0000001C0CD59419.png" manifest:media-type="image/png"/>
  <manifest:file-entry manifest:full-path="Pictures/100000000000001C0000001CA2024C99.png" manifest:media-type="image/png"/>
  <manifest:file-entry manifest:full-path="Pictures/100000000000001C0000001CAFD87714.png" manifest:media-type="image/png"/>
  <manifest:file-entry manifest:full-path="Pictures/100000000000001C0000001C46E1B1CE.png" manifest:media-type="image/png"/>
  <manifest:file-entry manifest:full-path="Pictures/10000000000000180000001833E55ECF.png" manifest:media-type="image/png"/>
  <manifest:file-entry manifest:full-path="Pictures/100000000000001C0000001C5B46C4A5.png" manifest:media-type="image/png"/>
  <manifest:file-entry manifest:full-path="Pictures/100000000000001C0000001CD221195D.png" manifest:media-type="image/png"/>
  <manifest:file-entry manifest:full-path="Pictures/100000000000001C0000001C48C46AFD.png" manifest:media-type="image/png"/>
  <manifest:file-entry manifest:full-path="Pictures/100000000000001C0000001C8039D131.png" manifest:media-type="image/png"/>
  <manifest:file-entry manifest:full-path="Pictures/100000000000001C0000001CA5C9D855.png" manifest:media-type="image/png"/>
  <manifest:file-entry manifest:full-path="Pictures/100000000000001C0000001CDCC200EA.png" manifest:media-type="image/png"/>
  <manifest:file-entry manifest:full-path="Pictures/100000000000001C0000001C1BE8B8B0.png" manifest:media-type="image/png"/>
  <manifest:file-entry manifest:full-path="Pictures/100000000000001C0000001CB95A5D1C.png" manifest:media-type="image/png"/>
  <manifest:file-entry manifest:full-path="Pictures/100000000000001C0000001C069B789B.png" manifest:media-type="image/png"/>
  <manifest:file-entry manifest:full-path="Pictures/100000000000001C0000001C2619102B.png" manifest:media-type="image/png"/>
  <manifest:file-entry manifest:full-path="Pictures/100000000000001C0000001C447B8E48.png" manifest:media-type="image/png"/>
  <manifest:file-entry manifest:full-path="Pictures/100000000000001C0000001CF0A5C975.png" manifest:media-type="image/png"/>
  <manifest:file-entry manifest:full-path="Pictures/100000000000002400000024B41C2601.png" manifest:media-type="image/png"/>
  <manifest:file-entry manifest:full-path="Pictures/100000000000001E0000001EA9B36832.png" manifest:media-type="image/png"/>
  <manifest:file-entry manifest:full-path="Pictures/100000000000001E0000001E9228F63C.png" manifest:media-type="image/png"/>
  <manifest:file-entry manifest:full-path="Pictures/1000000000000024000000240E2F2212.png" manifest:media-type="image/png"/>
  <manifest:file-entry manifest:full-path="Pictures/10000000000000200000002048677184.png" manifest:media-type="image/png"/>
  <manifest:file-entry manifest:full-path="Pictures/100000000000001C0000001CF85D0C85.png" manifest:media-type="image/png"/>
  <manifest:file-entry manifest:full-path="Pictures/100000000000002C0000002C8FF0EC8F.png" manifest:media-type="image/png"/>
  <manifest:file-entry manifest:full-path="Pictures/100000000000001C0000001CCE02A8E7.png" manifest:media-type="image/png"/>
  <manifest:file-entry manifest:full-path="Pictures/100000000000002A0000002A715A1652.png" manifest:media-type="image/png"/>
  <manifest:file-entry manifest:full-path="Pictures/100000000000001C0000001CD54C4221.png" manifest:media-type="image/png"/>
  <manifest:file-entry manifest:full-path="Pictures/100000000000001C0000001C0115C70D.png" manifest:media-type="image/png"/>
  <manifest:file-entry manifest:full-path="Pictures/100000000000001C0000001C7D632985.png" manifest:media-type="image/png"/>
  <manifest:file-entry manifest:full-path="Pictures/100000000000001C0000001CC3D2A82F.png" manifest:media-type="image/png"/>
  <manifest:file-entry manifest:full-path="Pictures/100000000000001C0000001C65634B1F.png" manifest:media-type="image/png"/>
  <manifest:file-entry manifest:full-path="Pictures/100000000000001C0000001C5A058D7B.png" manifest:media-type="image/png"/>
  <manifest:file-entry manifest:full-path="Pictures/100000000000001C0000001CAAEC9ED3.png" manifest:media-type="image/png"/>
  <manifest:file-entry manifest:full-path="Pictures/100000000000001C0000001CB31DF24D.png" manifest:media-type="image/png"/>
  <manifest:file-entry manifest:full-path="Pictures/100000000000001C0000001CB232918A.png" manifest:media-type="image/png"/>
  <manifest:file-entry manifest:full-path="Pictures/100000000000001C0000001C74F10053.png" manifest:media-type="image/png"/>
  <manifest:file-entry manifest:full-path="Pictures/100000000000001C0000001C11E3E2EC.png" manifest:media-type="image/png"/>
  <manifest:file-entry manifest:full-path="Pictures/100000000000001C0000001C6B5F49B5.png" manifest:media-type="image/png"/>
  <manifest:file-entry manifest:full-path="Pictures/100000000000001C0000001C8BDE1226.png" manifest:media-type="image/png"/>
  <manifest:file-entry manifest:full-path="Pictures/100000000000001C0000001CCBF7D987.png" manifest:media-type="image/png"/>
  <manifest:file-entry manifest:full-path="Pictures/100000000000001C0000001CE8E52938.png" manifest:media-type="image/png"/>
  <manifest:file-entry manifest:full-path="Pictures/100000000000001C0000001C58A1C095.png" manifest:media-type="image/png"/>
  <manifest:file-entry manifest:full-path="Pictures/100000000000001C0000001C180BF570.png" manifest:media-type="image/png"/>
  <manifest:file-entry manifest:full-path="Pictures/100000000000001C0000001CD0D95C92.png" manifest:media-type="image/png"/>
  <manifest:file-entry manifest:full-path="Pictures/100000000000001C0000001C45D9A91E.png" manifest:media-type="image/png"/>
  <manifest:file-entry manifest:full-path="Pictures/100000000000001C0000001CF347DBB1.png" manifest:media-type="image/png"/>
  <manifest:file-entry manifest:full-path="Pictures/100000000000001C0000001C4130E854.png" manifest:media-type="image/png"/>
  <manifest:file-entry manifest:full-path="Pictures/100000000000001C0000001C336E274D.png" manifest:media-type="image/png"/>
  <manifest:file-entry manifest:full-path="Pictures/10000000000000240000002436D60B3D.png" manifest:media-type="image/png"/>
  <manifest:file-entry manifest:full-path="Pictures/100000000000001C0000001C1A2AFFF4.png" manifest:media-type="image/png"/>
  <manifest:file-entry manifest:full-path="Pictures/100000000000001C0000001C447AC1FB.png" manifest:media-type="image/png"/>
  <manifest:file-entry manifest:full-path="Pictures/100000000000001C0000001C01A08C47.png" manifest:media-type="image/png"/>
  <manifest:file-entry manifest:full-path="Pictures/100000000000001C0000001C308CF5AA.png" manifest:media-type="image/png"/>
  <manifest:file-entry manifest:full-path="Pictures/100000000000001C0000001CAAB53939.png" manifest:media-type="image/png"/>
  <manifest:file-entry manifest:full-path="Pictures/100000000000001C0000001CF6E5239A.png" manifest:media-type="image/png"/>
  <manifest:file-entry manifest:full-path="Pictures/100000000000001C0000001C23120D81.png" manifest:media-type="image/png"/>
  <manifest:file-entry manifest:full-path="Pictures/100000000000001C0000001CD7897E80.png" manifest:media-type="image/png"/>
  <manifest:file-entry manifest:full-path="Pictures/100000000000001C0000001CF1F00E32.png" manifest:media-type="image/png"/>
  <manifest:file-entry manifest:full-path="Pictures/100000000000001C0000001C0B33A6A8.png" manifest:media-type="image/png"/>
  <manifest:file-entry manifest:full-path="Pictures/100000000000001C0000001CF621530F.png" manifest:media-type="image/png"/>
  <manifest:file-entry manifest:full-path="Pictures/100000000000001C0000001C4DD205CB.png" manifest:media-type="image/png"/>
  <manifest:file-entry manifest:full-path="Pictures/100000000000001C0000001CB6AD1308.png" manifest:media-type="image/png"/>
  <manifest:file-entry manifest:full-path="Pictures/100000000000001C0000001CA9C8A035.png" manifest:media-type="image/png"/>
  <manifest:file-entry manifest:full-path="Pictures/100000000000001C0000001CA9222E5D.png" manifest:media-type="image/png"/>
  <manifest:file-entry manifest:full-path="Pictures/100000000000001C0000001C9ADBE8B9.png" manifest:media-type="image/png"/>
  <manifest:file-entry manifest:full-path="Pictures/100000000000001C0000001C15751E3D.png" manifest:media-type="image/png"/>
  <manifest:file-entry manifest:full-path="Pictures/100000000000001C0000001C87FF2BB8.png" manifest:media-type="image/png"/>
  <manifest:file-entry manifest:full-path="Pictures/100000000000001C0000001C60A5F674.png" manifest:media-type="image/png"/>
  <manifest:file-entry manifest:full-path="Pictures/100000000000001C0000001C41908732.png" manifest:media-type="image/png"/>
  <manifest:file-entry manifest:full-path="Pictures/100000000000001C0000001CC7AE31B1.png" manifest:media-type="image/png"/>
  <manifest:file-entry manifest:full-path="Pictures/100000000000001C0000001CBEF4A61B.png" manifest:media-type="image/png"/>
  <manifest:file-entry manifest:full-path="Pictures/100000000000001C0000001C7ABC6D3B.png" manifest:media-type="image/png"/>
  <manifest:file-entry manifest:full-path="Pictures/100000000000001C0000001CBFBF601E.png" manifest:media-type="image/png"/>
  <manifest:file-entry manifest:full-path="Pictures/100000000000001C0000001CE1AD19B4.png" manifest:media-type="image/png"/>
  <manifest:file-entry manifest:full-path="Pictures/100000000000001C0000001C8BE37C31.png" manifest:media-type="image/png"/>
  <manifest:file-entry manifest:full-path="Pictures/1000000000000018000000189726F7B3.png" manifest:media-type="image/png"/>
  <manifest:file-entry manifest:full-path="Pictures/100000000000001C0000001C71A5C93A.png" manifest:media-type="image/png"/>
  <manifest:file-entry manifest:full-path="Pictures/100000000000001C0000001CC715DB27.png" manifest:media-type="image/png"/>
  <manifest:file-entry manifest:full-path="Pictures/100000000000001C0000001C6511DFC6.png" manifest:media-type="image/png"/>
  <manifest:file-entry manifest:full-path="Pictures/100000000000001C0000001C2234986C.png" manifest:media-type="image/png"/>
  <manifest:file-entry manifest:full-path="Pictures/100000000000001C0000001CFEB3F6BA.png" manifest:media-type="image/png"/>
  <manifest:file-entry manifest:full-path="Pictures/100000000000001C0000001C0F36C9CD.png" manifest:media-type="image/png"/>
  <manifest:file-entry manifest:full-path="Pictures/100000000000002400000024CB5D0DFC.png" manifest:media-type="image/png"/>
  <manifest:file-entry manifest:full-path="Pictures/100000000000001C0000001C16E96849.png" manifest:media-type="image/png"/>
  <manifest:file-entry manifest:full-path="Pictures/100000000000001C0000001CDD84BF4A.png" manifest:media-type="image/png"/>
  <manifest:file-entry manifest:full-path="Pictures/100000000000001C0000001C8A947C04.png" manifest:media-type="image/png"/>
  <manifest:file-entry manifest:full-path="Pictures/100000000000001800000018D70A8D21.png" manifest:media-type="image/png"/>
  <manifest:file-entry manifest:full-path="Pictures/100000000000001C0000001CCF68B3D3.png" manifest:media-type="image/png"/>
  <manifest:file-entry manifest:full-path="Pictures/100000000000001E0000001E7A3D15F1.png" manifest:media-type="image/png"/>
  <manifest:file-entry manifest:full-path="Pictures/100000000000001C0000001C0849D86B.png" manifest:media-type="image/png"/>
  <manifest:file-entry manifest:full-path="Pictures/100000000000001C0000001CE998AFD1.png" manifest:media-type="image/png"/>
  <manifest:file-entry manifest:full-path="Pictures/100000000000001800000018300F744B.png" manifest:media-type="image/png"/>
  <manifest:file-entry manifest:full-path="Pictures/100000000000001C0000001C740FAF1E.png" manifest:media-type="image/png"/>
  <manifest:file-entry manifest:full-path="Pictures/1000000000000018000000188BB2CAB9.png" manifest:media-type="image/png"/>
  <manifest:file-entry manifest:full-path="Pictures/100000000000001C0000001CD6F049CF.png" manifest:media-type="image/png"/>
  <manifest:file-entry manifest:full-path="Pictures/100000000000001C0000001C1AFF4C98.png" manifest:media-type="image/png"/>
  <manifest:file-entry manifest:full-path="Pictures/100000000000001C0000001C812A4209.png" manifest:media-type="image/png"/>
  <manifest:file-entry manifest:full-path="Pictures/100000000000001C0000001C8F9464B2.png" manifest:media-type="image/png"/>
  <manifest:file-entry manifest:full-path="Pictures/100000000000001C0000001C303524DC.png" manifest:media-type="image/png"/>
  <manifest:file-entry manifest:full-path="Pictures/100000000000001C0000001C047B4B62.png" manifest:media-type="image/png"/>
  <manifest:file-entry manifest:full-path="Pictures/1000000000000020000000204BEB1B8C.png" manifest:media-type="image/png"/>
  <manifest:file-entry manifest:full-path="Pictures/100000000000001C0000001CA779D256.png" manifest:media-type="image/png"/>
  <manifest:file-entry manifest:full-path="Pictures/100000000000001C0000001CE9BDC701.png" manifest:media-type="image/png"/>
  <manifest:file-entry manifest:full-path="Pictures/100000000000001C0000001CFE84C323.png" manifest:media-type="image/png"/>
  <manifest:file-entry manifest:full-path="Pictures/100000000000001C0000001CF5463AE2.png" manifest:media-type="image/png"/>
  <manifest:file-entry manifest:full-path="Pictures/100000000000001C0000001CA492B560.png" manifest:media-type="image/png"/>
  <manifest:file-entry manifest:full-path="Pictures/100000000000001C0000001C42879106.png" manifest:media-type="image/png"/>
  <manifest:file-entry manifest:full-path="Pictures/100000000000001C0000001CC3E14E88.png" manifest:media-type="image/png"/>
  <manifest:file-entry manifest:full-path="Pictures/100000000000002800000028B9CE86E5.png" manifest:media-type="image/png"/>
  <manifest:file-entry manifest:full-path="Pictures/100000000000001C0000001C1BA4F105.png" manifest:media-type="image/png"/>
  <manifest:file-entry manifest:full-path="Pictures/100000000000001C0000001CB9B3BFB6.png" manifest:media-type="image/png"/>
  <manifest:file-entry manifest:full-path="Pictures/100000000000001C0000001CBFC3ED2B.png" manifest:media-type="image/png"/>
  <manifest:file-entry manifest:full-path="Pictures/100000000000001C0000001C53972E21.png" manifest:media-type="image/png"/>
  <manifest:file-entry manifest:full-path="Pictures/100000000000001C0000001C5FA45131.png" manifest:media-type="image/png"/>
  <manifest:file-entry manifest:full-path="Pictures/100000000000001C0000001CD613C068.png" manifest:media-type="image/png"/>
  <manifest:file-entry manifest:full-path="Pictures/10000000000000200000002060D4CB98.png" manifest:media-type="image/png"/>
  <manifest:file-entry manifest:full-path="Pictures/100000000000001C0000001CE69CBC69.png" manifest:media-type="image/png"/>
  <manifest:file-entry manifest:full-path="Pictures/100000000000001C0000001CD02B9033.png" manifest:media-type="image/png"/>
  <manifest:file-entry manifest:full-path="Pictures/100000000000001C0000001CB3F05A8D.png" manifest:media-type="image/png"/>
  <manifest:file-entry manifest:full-path="Pictures/100000000000001C0000001C742DC1B2.png" manifest:media-type="image/png"/>
  <manifest:file-entry manifest:full-path="Pictures/100000000000001C0000001C964AF32C.png" manifest:media-type="image/png"/>
  <manifest:file-entry manifest:full-path="Pictures/100000000000001C0000001C9B135D83.png" manifest:media-type="image/png"/>
  <manifest:file-entry manifest:full-path="Pictures/100000000000001C0000001C4C5ACAAA.png" manifest:media-type="image/png"/>
  <manifest:file-entry manifest:full-path="Pictures/100000000000001C0000001C53136772.png" manifest:media-type="image/png"/>
  <manifest:file-entry manifest:full-path="Pictures/100000000000001C0000001CEAC4EF52.png" manifest:media-type="image/png"/>
  <manifest:file-entry manifest:full-path="Pictures/100000000000001C0000001C6C772486.png" manifest:media-type="image/png"/>
  <manifest:file-entry manifest:full-path="Pictures/100000000000001C0000001C2309E404.png" manifest:media-type="image/png"/>
  <manifest:file-entry manifest:full-path="Pictures/100000000000001C0000001C168B8401.png" manifest:media-type="image/png"/>
  <manifest:file-entry manifest:full-path="Pictures/100000000000001C0000001C91887BA8.png" manifest:media-type="image/png"/>
  <manifest:file-entry manifest:full-path="Pictures/100000000000001C0000001CC6D28912.png" manifest:media-type="image/png"/>
  <manifest:file-entry manifest:full-path="Pictures/100000000000001C0000001C0B35917B.png" manifest:media-type="image/png"/>
  <manifest:file-entry manifest:full-path="Pictures/100000000000001C0000001CA3C1292F.png" manifest:media-type="image/png"/>
  <manifest:file-entry manifest:full-path="Pictures/100000000000001C0000001C6E44B063.png" manifest:media-type="image/png"/>
  <manifest:file-entry manifest:full-path="Pictures/100000000000001C0000001C72509646.png" manifest:media-type="image/png"/>
  <manifest:file-entry manifest:full-path="Pictures/1000000000000018000000184800F56C.png" manifest:media-type="image/png"/>
  <manifest:file-entry manifest:full-path="Pictures/100000000000001C0000001CAAEB1770.png" manifest:media-type="image/png"/>
  <manifest:file-entry manifest:full-path="Pictures/100000000000001C0000001C30307796.png" manifest:media-type="image/png"/>
  <manifest:file-entry manifest:full-path="Pictures/100000000000001C0000001C2E56CF08.png" manifest:media-type="image/png"/>
  <manifest:file-entry manifest:full-path="Pictures/100000000000001C0000001C00B9E7AC.png" manifest:media-type="image/png"/>
  <manifest:file-entry manifest:full-path="Pictures/100000000000001C0000001CF8A05237.png" manifest:media-type="image/png"/>
  <manifest:file-entry manifest:full-path="Pictures/100000000000001C0000001C14623183.png" manifest:media-type="image/png"/>
  <manifest:file-entry manifest:full-path="Pictures/100000000000002800000028AFCE08A6.png" manifest:media-type="image/png"/>
  <manifest:file-entry manifest:full-path="Pictures/100000000000001C0000001C1A9D92B1.png" manifest:media-type="image/png"/>
  <manifest:file-entry manifest:full-path="Pictures/100000000000001800000018CDA70A5E.png" manifest:media-type="image/png"/>
  <manifest:file-entry manifest:full-path="Pictures/100000000000001C0000001C8748D14D.png" manifest:media-type="image/png"/>
  <manifest:file-entry manifest:full-path="Pictures/1000000000000018000000185A9C1828.png" manifest:media-type="image/png"/>
  <manifest:file-entry manifest:full-path="Pictures/100000000000001C0000001CE2A96F4A.png" manifest:media-type="image/png"/>
  <manifest:file-entry manifest:full-path="Pictures/100000000000002000000020A11C16F3.png" manifest:media-type="image/png"/>
  <manifest:file-entry manifest:full-path="Pictures/100000000000001C0000001CBF0E8B0F.png" manifest:media-type="image/png"/>
  <manifest:file-entry manifest:full-path="Pictures/100000000000001C0000001C37EBBE7D.png" manifest:media-type="image/png"/>
  <manifest:file-entry manifest:full-path="Pictures/100000000000001C0000001CD0948205.png" manifest:media-type="image/png"/>
  <manifest:file-entry manifest:full-path="Pictures/100000000000001C0000001CE1A0376C.png" manifest:media-type="image/png"/>
  <manifest:file-entry manifest:full-path="Pictures/100000000000001C0000001C75E32E9D.png" manifest:media-type="image/png"/>
  <manifest:file-entry manifest:full-path="Pictures/100000000000001C0000001CF71F3032.png" manifest:media-type="image/png"/>
  <manifest:file-entry manifest:full-path="Pictures/100000000000001E0000001E3A11C280.png" manifest:media-type="image/png"/>
  <manifest:file-entry manifest:full-path="Pictures/100000000000001C0000001CA380C2A3.png" manifest:media-type="image/png"/>
  <manifest:file-entry manifest:full-path="Pictures/100000000000001C0000001C7B0285FD.png" manifest:media-type="image/png"/>
  <manifest:file-entry manifest:full-path="Pictures/100000000000001C0000001C59A80A9C.png" manifest:media-type="image/png"/>
  <manifest:file-entry manifest:full-path="Pictures/100000000000001C0000001CD4C0528D.png" manifest:media-type="image/png"/>
  <manifest:file-entry manifest:full-path="Pictures/100000000000001E0000001E25007218.png" manifest:media-type="image/png"/>
  <manifest:file-entry manifest:full-path="Pictures/100000000000001C0000001CFC6EE866.png" manifest:media-type="image/png"/>
  <manifest:file-entry manifest:full-path="Pictures/100000000000001C0000001CA7C59F1B.png" manifest:media-type="image/png"/>
  <manifest:file-entry manifest:full-path="Pictures/1000000000000018000000185411E976.png" manifest:media-type="image/png"/>
  <manifest:file-entry manifest:full-path="Pictures/100000000000001800000018F33F3B36.png" manifest:media-type="image/png"/>
  <manifest:file-entry manifest:full-path="Pictures/100000000000001C0000001CD204A8F1.png" manifest:media-type="image/png"/>
  <manifest:file-entry manifest:full-path="Pictures/100000000000001C0000001C43DBCA76.png" manifest:media-type="image/png"/>
  <manifest:file-entry manifest:full-path="Pictures/100000000000001C0000001C20467FD2.png" manifest:media-type="image/png"/>
  <manifest:file-entry manifest:full-path="Pictures/100000000000001800000018AB940E49.png" manifest:media-type="image/png"/>
  <manifest:file-entry manifest:full-path="Pictures/100000000000001C0000001C695A8518.png" manifest:media-type="image/png"/>
  <manifest:file-entry manifest:full-path="Pictures/100000000000001A0000001AD0A9130F.png" manifest:media-type="image/png"/>
  <manifest:file-entry manifest:full-path="Pictures/100000000000001C0000001CED20BC66.png" manifest:media-type="image/png"/>
  <manifest:file-entry manifest:full-path="Pictures/100000000000001C0000001CC3306F35.png" manifest:media-type="image/png"/>
  <manifest:file-entry manifest:full-path="Pictures/100000000000001C0000001CA00B5CD3.png" manifest:media-type="image/png"/>
  <manifest:file-entry manifest:full-path="Pictures/100000000000001C0000001C1C6D71E6.png" manifest:media-type="image/png"/>
  <manifest:file-entry manifest:full-path="Pictures/100000000000001C0000001C9F54FB4E.png" manifest:media-type="image/png"/>
  <manifest:file-entry manifest:full-path="Pictures/100000000000001C0000001C265A854D.png" manifest:media-type="image/png"/>
  <manifest:file-entry manifest:full-path="Pictures/100000000000001C0000001C688D0CF7.png" manifest:media-type="image/png"/>
  <manifest:file-entry manifest:full-path="Pictures/100000000000001C0000001C5FF5C79A.png" manifest:media-type="image/png"/>
  <manifest:file-entry manifest:full-path="Pictures/100000000000001C0000001C5459F712.png" manifest:media-type="image/png"/>
  <manifest:file-entry manifest:full-path="Pictures/100000000000001C0000001C30A5E554.png" manifest:media-type="image/png"/>
  <manifest:file-entry manifest:full-path="Pictures/10000000000000240000002454489270.png" manifest:media-type="image/png"/>
  <manifest:file-entry manifest:full-path="Pictures/100000000000001C0000001C2F5CB842.png" manifest:media-type="image/png"/>
  <manifest:file-entry manifest:full-path="Pictures/100000000000001C0000001CD98C1121.png" manifest:media-type="image/png"/>
  <manifest:file-entry manifest:full-path="Pictures/100000000000001C0000001C3323F3D9.png" manifest:media-type="image/png"/>
  <manifest:file-entry manifest:full-path="Pictures/100000000000001C0000001C2C028F50.png" manifest:media-type="image/png"/>
  <manifest:file-entry manifest:full-path="Pictures/100000000000001C0000001C5394DE5D.png" manifest:media-type="image/png"/>
  <manifest:file-entry manifest:full-path="Pictures/100000000000001C0000001C690B3277.png" manifest:media-type="image/png"/>
  <manifest:file-entry manifest:full-path="Pictures/10000000000000200000002017EDAC66.png" manifest:media-type="image/png"/>
  <manifest:file-entry manifest:full-path="Pictures/100000000000001C0000001C8FD64574.png" manifest:media-type="image/png"/>
  <manifest:file-entry manifest:full-path="Pictures/100000000000001C0000001CFBC1A412.png" manifest:media-type="image/png"/>
  <manifest:file-entry manifest:full-path="Pictures/100000000000001C0000001C1DCFEF92.png" manifest:media-type="image/png"/>
  <manifest:file-entry manifest:full-path="Pictures/100000000000001C0000001C0654DEC9.png" manifest:media-type="image/png"/>
  <manifest:file-entry manifest:full-path="Pictures/100000000000001C0000001C2692457C.png" manifest:media-type="image/png"/>
  <manifest:file-entry manifest:full-path="Pictures/100000000000001C0000001CFAB6DB4F.png" manifest:media-type="image/png"/>
  <manifest:file-entry manifest:full-path="Pictures/100000000000001C0000001C9F221BB5.png" manifest:media-type="image/png"/>
  <manifest:file-entry manifest:full-path="Pictures/100000000000001C0000001C7546CB8E.png" manifest:media-type="image/png"/>
  <manifest:file-entry manifest:full-path="Pictures/100000000000001C0000001C03B013A7.png" manifest:media-type="image/png"/>
  <manifest:file-entry manifest:full-path="Pictures/100000000000001C0000001CDF944DAF.png" manifest:media-type="image/png"/>
  <manifest:file-entry manifest:full-path="Pictures/100000000000001C0000001C854A8181.png" manifest:media-type="image/png"/>
  <manifest:file-entry manifest:full-path="Pictures/10000000000000200000002045272D50.png" manifest:media-type="image/png"/>
  <manifest:file-entry manifest:full-path="Pictures/100000000000001C0000001CCC564F22.png" manifest:media-type="image/png"/>
  <manifest:file-entry manifest:full-path="Pictures/100000000000001C0000001C6224862F.png" manifest:media-type="image/png"/>
  <manifest:file-entry manifest:full-path="Pictures/100000000000001C0000001C864DAEF6.png" manifest:media-type="image/png"/>
  <manifest:file-entry manifest:full-path="Pictures/100000000000001C0000001C086F2C49.png" manifest:media-type="image/png"/>
  <manifest:file-entry manifest:full-path="Pictures/100000000000001E0000001E7C3EA212.png" manifest:media-type="image/png"/>
  <manifest:file-entry manifest:full-path="Pictures/100000000000001C0000001C752552A4.png" manifest:media-type="image/png"/>
  <manifest:file-entry manifest:full-path="Pictures/100000000000001C0000001C700444EC.png" manifest:media-type="image/png"/>
  <manifest:file-entry manifest:full-path="Pictures/10000000000000180000001864C443DF.png" manifest:media-type="image/png"/>
  <manifest:file-entry manifest:full-path="Pictures/100000000000001C0000001CBA9DD9FB.png" manifest:media-type="image/png"/>
  <manifest:file-entry manifest:full-path="Pictures/100000000000001C0000001C74DF99CE.png" manifest:media-type="image/png"/>
  <manifest:file-entry manifest:full-path="Pictures/100000000000001C0000001CD7DB5207.png" manifest:media-type="image/png"/>
  <manifest:file-entry manifest:full-path="Pictures/100000000000001C0000001C6C961759.png" manifest:media-type="image/png"/>
  <manifest:file-entry manifest:full-path="Pictures/100000000000001C0000001C17A83C12.png" manifest:media-type="image/png"/>
  <manifest:file-entry manifest:full-path="Pictures/100000000000001C0000001CC678DF8F.png" manifest:media-type="image/png"/>
  <manifest:file-entry manifest:full-path="Pictures/100000000000002400000024E15204B1.png" manifest:media-type="image/png"/>
  <manifest:file-entry manifest:full-path="Pictures/100000000000001C0000001CDE00CACE.png" manifest:media-type="image/png"/>
  <manifest:file-entry manifest:full-path="Pictures/100000000000001C0000001C014EF575.png" manifest:media-type="image/png"/>
  <manifest:file-entry manifest:full-path="Pictures/100000000000001C0000001CDC11EA9F.png" manifest:media-type="image/png"/>
  <manifest:file-entry manifest:full-path="Pictures/100000000000001C0000001CD6D677DE.png" manifest:media-type="image/png"/>
  <manifest:file-entry manifest:full-path="Pictures/100000000000002000000020D43102AC.png" manifest:media-type="image/png"/>
  <manifest:file-entry manifest:full-path="Pictures/100000000000001C0000001CA9EDF9EF.png" manifest:media-type="image/png"/>
  <manifest:file-entry manifest:full-path="Pictures/100000000000001C0000001C4BF62FB7.png" manifest:media-type="image/png"/>
  <manifest:file-entry manifest:full-path="Pictures/100000000000001C0000001C5D968C63.png" manifest:media-type="image/png"/>
  <manifest:file-entry manifest:full-path="Pictures/100000000000001C0000001C45D4954D.png" manifest:media-type="image/png"/>
  <manifest:file-entry manifest:full-path="Pictures/100000000000001E0000001EAAE113E9.png" manifest:media-type="image/png"/>
  <manifest:file-entry manifest:full-path="Pictures/100000000000001C0000001CA30743C8.png" manifest:media-type="image/png"/>
  <manifest:file-entry manifest:full-path="Pictures/100000000000001C0000001C13A08746.png" manifest:media-type="image/png"/>
  <manifest:file-entry manifest:full-path="Pictures/100000000000001C0000001CCB06CD03.png" manifest:media-type="image/png"/>
  <manifest:file-entry manifest:full-path="Pictures/100000000000001C0000001CAA55AC4A.png" manifest:media-type="image/png"/>
  <manifest:file-entry manifest:full-path="Pictures/100000000000001C0000001C0E8A3380.png" manifest:media-type="image/png"/>
  <manifest:file-entry manifest:full-path="Pictures/1000000000000018000000180AE68881.png" manifest:media-type="image/png"/>
  <manifest:file-entry manifest:full-path="Pictures/100000000000001C0000001C33972196.png" manifest:media-type="image/png"/>
  <manifest:file-entry manifest:full-path="Pictures/100000000000001C0000001CDD6271CA.png" manifest:media-type="image/png"/>
  <manifest:file-entry manifest:full-path="Pictures/100000000000001C0000001CF3D18950.png" manifest:media-type="image/png"/>
  <manifest:file-entry manifest:full-path="Pictures/100000000000001C0000001C1E91EFE9.png" manifest:media-type="image/png"/>
  <manifest:file-entry manifest:full-path="Pictures/100000000000001C0000001CDB1464D2.png" manifest:media-type="image/png"/>
  <manifest:file-entry manifest:full-path="Pictures/100000000000001C0000001CB357E679.png" manifest:media-type="image/png"/>
  <manifest:file-entry manifest:full-path="Pictures/100000000000001C0000001CEBF06F79.png" manifest:media-type="image/png"/>
  <manifest:file-entry manifest:full-path="Pictures/100000000000001C0000001CC868C9CC.png" manifest:media-type="image/png"/>
  <manifest:file-entry manifest:full-path="Pictures/100000000000001C0000001CB6BCAC0D.png" manifest:media-type="image/png"/>
  <manifest:file-entry manifest:full-path="Pictures/100000000000001C0000001CF03C8DF4.png" manifest:media-type="image/png"/>
  <manifest:file-entry manifest:full-path="Pictures/100000000000001C0000001C915C5E55.png" manifest:media-type="image/png"/>
  <manifest:file-entry manifest:full-path="Pictures/100000000000001C0000001C4EA02E99.png" manifest:media-type="image/png"/>
  <manifest:file-entry manifest:full-path="Pictures/100000000000001C0000001C7069BD9E.png" manifest:media-type="image/png"/>
  <manifest:file-entry manifest:full-path="Pictures/100000000000001C0000001C78B0341D.png" manifest:media-type="image/png"/>
  <manifest:file-entry manifest:full-path="Pictures/100000000000001C0000001C5398C7C9.png" manifest:media-type="image/png"/>
  <manifest:file-entry manifest:full-path="Pictures/100000000000001C0000001C47FC2FFA.png" manifest:media-type="image/png"/>
  <manifest:file-entry manifest:full-path="Pictures/100000000000001C0000001CD6ECAE5C.png" manifest:media-type="image/png"/>
  <manifest:file-entry manifest:full-path="Pictures/100000000000001C0000001C41C20E64.png" manifest:media-type="image/png"/>
  <manifest:file-entry manifest:full-path="Pictures/100000000000001C0000001CC5518B10.png" manifest:media-type="image/png"/>
  <manifest:file-entry manifest:full-path="Pictures/100000000000001C0000001CAC075F6C.png" manifest:media-type="image/png"/>
  <manifest:file-entry manifest:full-path="Pictures/100000000000001A0000001A3D556C0D.png" manifest:media-type="image/png"/>
  <manifest:file-entry manifest:full-path="Pictures/100000000000001C0000001C7155BA48.png" manifest:media-type="image/png"/>
  <manifest:file-entry manifest:full-path="Pictures/100000000000001C0000001C72587C43.png" manifest:media-type="image/png"/>
  <manifest:file-entry manifest:full-path="Pictures/100000000000001C0000001C8286906D.png" manifest:media-type="image/png"/>
  <manifest:file-entry manifest:full-path="Pictures/10000000000000180000001893AF1A29.png" manifest:media-type="image/png"/>
  <manifest:file-entry manifest:full-path="Pictures/100000000000001C0000001C680EB7F9.png" manifest:media-type="image/png"/>
  <manifest:file-entry manifest:full-path="Pictures/100000000000001C0000001C3EC27356.png" manifest:media-type="image/png"/>
  <manifest:file-entry manifest:full-path="Pictures/100000000000001C0000001C99630A03.png" manifest:media-type="image/png"/>
  <manifest:file-entry manifest:full-path="Pictures/100000000000001C0000001CB35ABEA4.png" manifest:media-type="image/png"/>
  <manifest:file-entry manifest:full-path="Pictures/100000000000001C0000001C13973F44.png" manifest:media-type="image/png"/>
  <manifest:file-entry manifest:full-path="Pictures/100000000000001C0000001C7D592E53.png" manifest:media-type="image/png"/>
  <manifest:file-entry manifest:full-path="Pictures/100000000000001C0000001C9B8EDE19.png" manifest:media-type="image/png"/>
  <manifest:file-entry manifest:full-path="Pictures/100000000000001C0000001C64DFBD29.png" manifest:media-type="image/png"/>
  <manifest:file-entry manifest:full-path="Pictures/100000000000001C0000001C615A1409.png" manifest:media-type="image/png"/>
  <manifest:file-entry manifest:full-path="Pictures/1000000000000018000000181EBC6195.png" manifest:media-type="image/png"/>
  <manifest:file-entry manifest:full-path="Pictures/100000000000001C0000001C2E47F8A3.png" manifest:media-type="image/png"/>
  <manifest:file-entry manifest:full-path="Pictures/100000000000001C0000001C77FD637C.png" manifest:media-type="image/png"/>
  <manifest:file-entry manifest:full-path="Pictures/100000000000001C0000001C5AE19A1D.png" manifest:media-type="image/png"/>
  <manifest:file-entry manifest:full-path="Pictures/100000000000001C0000001CF1968F88.png" manifest:media-type="image/png"/>
  <manifest:file-entry manifest:full-path="Pictures/100000000000001C0000001C4AD73416.png" manifest:media-type="image/png"/>
  <manifest:file-entry manifest:full-path="Pictures/100000000000001C0000001CC56E6AF2.png" manifest:media-type="image/png"/>
  <manifest:file-entry manifest:full-path="Pictures/100000000000001C0000001C41F2D8ED.png" manifest:media-type="image/png"/>
  <manifest:file-entry manifest:full-path="Pictures/10000000000000180000001805E57773.png" manifest:media-type="image/png"/>
  <manifest:file-entry manifest:full-path="Pictures/100000000000001C0000001C0C1727FD.png" manifest:media-type="image/png"/>
  <manifest:file-entry manifest:full-path="Pictures/100000000000001C0000001C2CDA0FA3.png" manifest:media-type="image/png"/>
  <manifest:file-entry manifest:full-path="Pictures/10000000000000180000001847227AE1.png" manifest:media-type="image/png"/>
  <manifest:file-entry manifest:full-path="Pictures/100000000000001C0000001C0E553B05.png" manifest:media-type="image/png"/>
  <manifest:file-entry manifest:full-path="Pictures/100000000000001C0000001C4F7A2FAA.png" manifest:media-type="image/png"/>
  <manifest:file-entry manifest:full-path="Pictures/100000000000001E0000001E36DB3230.png" manifest:media-type="image/png"/>
  <manifest:file-entry manifest:full-path="Pictures/1000000000000020000000208A329927.png" manifest:media-type="image/png"/>
  <manifest:file-entry manifest:full-path="Pictures/100000000000001800000018012009C6.png" manifest:media-type="image/png"/>
  <manifest:file-entry manifest:full-path="Pictures/100000000000001C0000001C559E3FB2.png" manifest:media-type="image/png"/>
  <manifest:file-entry manifest:full-path="Pictures/100000000000001C0000001CF97271E3.png" manifest:media-type="image/png"/>
  <manifest:file-entry manifest:full-path="Pictures/100000000000001C0000001CF9FB67B8.png" manifest:media-type="image/png"/>
  <manifest:file-entry manifest:full-path="Pictures/100000000000001C0000001C6C416B4F.png" manifest:media-type="image/png"/>
  <manifest:file-entry manifest:full-path="Pictures/100000000000001C0000001CC0C27BB7.png" manifest:media-type="image/png"/>
  <manifest:file-entry manifest:full-path="Pictures/100000000000001C0000001C900BF20D.png" manifest:media-type="image/png"/>
  <manifest:file-entry manifest:full-path="Pictures/100000000000002000000020F35939B0.png" manifest:media-type="image/png"/>
  <manifest:file-entry manifest:full-path="Pictures/100000000000001C0000001C9B0445D8.png" manifest:media-type="image/png"/>
  <manifest:file-entry manifest:full-path="Pictures/100000000000001C0000001C9763B3D5.png" manifest:media-type="image/png"/>
  <manifest:file-entry manifest:full-path="Pictures/100000000000001C0000001C011339BF.png" manifest:media-type="image/png"/>
  <manifest:file-entry manifest:full-path="Pictures/100000000000001C0000001CE57274F1.png" manifest:media-type="image/png"/>
  <manifest:file-entry manifest:full-path="Pictures/100000000000001C0000001C9E7C297F.png" manifest:media-type="image/png"/>
  <manifest:file-entry manifest:full-path="Pictures/1000000000000024000000249DD19D43.png" manifest:media-type="image/png"/>
  <manifest:file-entry manifest:full-path="Pictures/100000000000001800000018BB6D9178.png" manifest:media-type="image/png"/>
  <manifest:file-entry manifest:full-path="Pictures/100000000000001C0000001C0FCAE9CA.png" manifest:media-type="image/png"/>
  <manifest:file-entry manifest:full-path="Pictures/100000000000001C0000001C55E32221.png" manifest:media-type="image/png"/>
  <manifest:file-entry manifest:full-path="Pictures/100000000000001C0000001C3763C50F.png" manifest:media-type="image/png"/>
  <manifest:file-entry manifest:full-path="Pictures/100000000000001A0000001A4EBA5FE9.png" manifest:media-type="image/png"/>
  <manifest:file-entry manifest:full-path="Pictures/100000000000001C0000001CC740D921.png" manifest:media-type="image/png"/>
  <manifest:file-entry manifest:full-path="Pictures/100000000000001C0000001C220A9FCE.png" manifest:media-type="image/png"/>
  <manifest:file-entry manifest:full-path="Pictures/100000000000001C0000001C1F9D96F0.png" manifest:media-type="image/png"/>
  <manifest:file-entry manifest:full-path="Pictures/100000000000001C0000001C58C755A2.png" manifest:media-type="image/png"/>
  <manifest:file-entry manifest:full-path="Pictures/100000000000001C0000001C0A3AE134.png" manifest:media-type="image/png"/>
  <manifest:file-entry manifest:full-path="Pictures/100000000000002A0000002A1FCDF6BA.png" manifest:media-type="image/png"/>
  <manifest:file-entry manifest:full-path="Pictures/100000000000001C0000001C4F47A513.png" manifest:media-type="image/png"/>
  <manifest:file-entry manifest:full-path="Pictures/100000000000001C0000001CAB791212.png" manifest:media-type="image/png"/>
  <manifest:file-entry manifest:full-path="Pictures/100000000000002C0000002C890FDB6C.png" manifest:media-type="image/png"/>
  <manifest:file-entry manifest:full-path="Pictures/100000000000001C0000001C8B9F6725.png" manifest:media-type="image/png"/>
  <manifest:file-entry manifest:full-path="Pictures/100000000000001800000018A7A438F0.png" manifest:media-type="image/png"/>
  <manifest:file-entry manifest:full-path="Pictures/100000000000001C0000001CB403DE4F.png" manifest:media-type="image/png"/>
  <manifest:file-entry manifest:full-path="Pictures/10000000000000180000001851ED5DC1.png" manifest:media-type="image/png"/>
  <manifest:file-entry manifest:full-path="Pictures/100000000000001C0000001CBF456C69.png" manifest:media-type="image/png"/>
  <manifest:file-entry manifest:full-path="Pictures/100000000000001C0000001C11DB27DA.png" manifest:media-type="image/png"/>
  <manifest:file-entry manifest:full-path="Pictures/100000000000001C0000001C5BF8A0D0.png" manifest:media-type="image/png"/>
  <manifest:file-entry manifest:full-path="Pictures/100000000000001C0000001C7880AA2F.png" manifest:media-type="image/png"/>
  <manifest:file-entry manifest:full-path="Pictures/100000000000001C0000001C06684D9B.png" manifest:media-type="image/png"/>
  <manifest:file-entry manifest:full-path="Pictures/100000000000001C0000001C62D4BD0B.png" manifest:media-type="image/png"/>
  <manifest:file-entry manifest:full-path="Pictures/100000000000001C0000001C0E1D1632.png" manifest:media-type="image/png"/>
  <manifest:file-entry manifest:full-path="Pictures/100000000000001C0000001C80E9543E.png" manifest:media-type="image/png"/>
  <manifest:file-entry manifest:full-path="Pictures/100000000000001C0000001CCEBD93C4.png" manifest:media-type="image/png"/>
  <manifest:file-entry manifest:full-path="Pictures/100000000000001C0000001C1528256D.png" manifest:media-type="image/png"/>
  <manifest:file-entry manifest:full-path="Pictures/100000000000001A0000001A89F2BF6A.png" manifest:media-type="image/png"/>
  <manifest:file-entry manifest:full-path="Pictures/100000000000001C0000001C7CD782DC.png" manifest:media-type="image/png"/>
  <manifest:file-entry manifest:full-path="Pictures/100000000000001C0000001C7D7719B8.png" manifest:media-type="image/png"/>
  <manifest:file-entry manifest:full-path="Pictures/100000000000001C0000001CDAFC5ED6.png" manifest:media-type="image/png"/>
  <manifest:file-entry manifest:full-path="Pictures/100000000000001C0000001C40BE2322.png" manifest:media-type="image/png"/>
  <manifest:file-entry manifest:full-path="Pictures/1000000000000020000000202A48FE23.png" manifest:media-type="image/png"/>
  <manifest:file-entry manifest:full-path="Pictures/1000000000000018000000189C50CF82.png" manifest:media-type="image/png"/>
  <manifest:file-entry manifest:full-path="Pictures/100000000000001C0000001C06F606CC.png" manifest:media-type="image/png"/>
  <manifest:file-entry manifest:full-path="Pictures/1000000000000018000000183A5A5E05.png" manifest:media-type="image/png"/>
  <manifest:file-entry manifest:full-path="Pictures/100000000000001C0000001C0B6B8C02.png" manifest:media-type="image/png"/>
  <manifest:file-entry manifest:full-path="Pictures/100000000000001C0000001C8E053F8D.png" manifest:media-type="image/png"/>
  <manifest:file-entry manifest:full-path="Pictures/1000000000000020000000208B4DCD2E.png" manifest:media-type="image/png"/>
  <manifest:file-entry manifest:full-path="Pictures/100000000000001C0000001CD9886BB0.png" manifest:media-type="image/png"/>
  <manifest:file-entry manifest:full-path="Pictures/100000000000001C0000001CDE4BD612.png" manifest:media-type="image/png"/>
  <manifest:file-entry manifest:full-path="Pictures/100000000000001C0000001CB3747891.png" manifest:media-type="image/png"/>
  <manifest:file-entry manifest:full-path="Pictures/100000000000001C0000001C6F691F95.png" manifest:media-type="image/png"/>
  <manifest:file-entry manifest:full-path="Pictures/100000000000001C0000001C3D5677EA.png" manifest:media-type="image/png"/>
  <manifest:file-entry manifest:full-path="Pictures/100000000000001C0000001CB19F7D91.png" manifest:media-type="image/png"/>
  <manifest:file-entry manifest:full-path="Pictures/100000000000001C0000001C6F3714B4.png" manifest:media-type="image/png"/>
  <manifest:file-entry manifest:full-path="Pictures/10000000000000180000001896356EBB.png" manifest:media-type="image/png"/>
  <manifest:file-entry manifest:full-path="Pictures/100000000000001E0000001E2FBB1ED3.png" manifest:media-type="image/png"/>
  <manifest:file-entry manifest:full-path="Pictures/100000000000001C0000001CEF75F72B.png" manifest:media-type="image/png"/>
  <manifest:file-entry manifest:full-path="Pictures/100000000000001C0000001C812D2523.png" manifest:media-type="image/png"/>
  <manifest:file-entry manifest:full-path="Pictures/1000000000000018000000187491DEA9.png" manifest:media-type="image/png"/>
  <manifest:file-entry manifest:full-path="Pictures/100000000000001C0000001C1773E104.png" manifest:media-type="image/png"/>
  <manifest:file-entry manifest:full-path="Pictures/100000000000001E0000001E0D47E05D.png" manifest:media-type="image/png"/>
  <manifest:file-entry manifest:full-path="Pictures/100000000000001C0000001CD88D29C5.png" manifest:media-type="image/png"/>
  <manifest:file-entry manifest:full-path="Pictures/100000000000001C0000001CCB4CC7EB.png" manifest:media-type="image/png"/>
  <manifest:file-entry manifest:full-path="Pictures/10000000000000180000001845F132E5.png" manifest:media-type="image/png"/>
  <manifest:file-entry manifest:full-path="Pictures/100000000000001C0000001CC7676561.png" manifest:media-type="image/png"/>
  <manifest:file-entry manifest:full-path="Pictures/100000000000001C0000001C51D43BDE.png" manifest:media-type="image/png"/>
  <manifest:file-entry manifest:full-path="Pictures/100000000000001C0000001C7F07361A.png" manifest:media-type="image/png"/>
  <manifest:file-entry manifest:full-path="Pictures/100000000000001C0000001C6059B76F.png" manifest:media-type="image/png"/>
  <manifest:file-entry manifest:full-path="Pictures/1000000000000018000000183C0FE673.png" manifest:media-type="image/png"/>
  <manifest:file-entry manifest:full-path="Pictures/100000000000001C0000001C97266E79.png" manifest:media-type="image/png"/>
  <manifest:file-entry manifest:full-path="Pictures/100000000000001C0000001CE52EC413.png" manifest:media-type="image/png"/>
  <manifest:file-entry manifest:full-path="Pictures/100000000000001C0000001C4E4805A1.png" manifest:media-type="image/png"/>
  <manifest:file-entry manifest:full-path="Pictures/100000000000001C0000001C046DC899.png" manifest:media-type="image/png"/>
  <manifest:file-entry manifest:full-path="Pictures/100000000000001C0000001C1B339516.png" manifest:media-type="image/png"/>
  <manifest:file-entry manifest:full-path="Pictures/100000000000001C0000001C87E60352.png" manifest:media-type="image/png"/>
  <manifest:file-entry manifest:full-path="Pictures/100000000000001C0000001CFD4217C1.png" manifest:media-type="image/png"/>
  <manifest:file-entry manifest:full-path="Pictures/100000000000001C0000001CD1A3835C.png" manifest:media-type="image/png"/>
  <manifest:file-entry manifest:full-path="Pictures/100000000000001C0000001C11C6B4F6.png" manifest:media-type="image/png"/>
  <manifest:file-entry manifest:full-path="Pictures/100000000000001A0000001AE4E046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5625in"/>
    </style:style>
    <style:style style:name="Table1.I" style:family="table-column">
      <style:table-column-properties style:column-width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347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0.4139in"/>
    </style:style>
    <style:style style:name="Table1.58" style:family="table-row">
      <style:table-row-properties style:min-row-height="0.4153in"/>
    </style:style>
    <style:style style:name="P1" style:family="paragraph" style:parent-style-name="Header">
      <style:text-properties fo:font-size="10pt" officeooo:rsid="00157269" officeooo:paragraph-rsid="00157269" style:font-size-asian="8.75pt" style:font-size-complex="10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officeooo:rsid="0006ff10" officeooo:paragraph-rsid="0008b702" style:font-size-asian="8pt" style:font-size-complex="8pt"/>
    </style:style>
    <style:style style:name="P5" style:family="paragraph" style:parent-style-name="Table_20_Contents">
      <style:text-properties fo:font-size="8pt" officeooo:rsid="0006ff10" officeooo:paragraph-rsid="0006ff10" style:font-size-asian="8pt" style:font-size-complex="8pt"/>
    </style:style>
    <style:style style:name="P6" style:family="paragraph" style:parent-style-name="Table_20_Contents">
      <style:text-properties fo:font-size="8pt" officeooo:rsid="0008b702" officeooo:paragraph-rsid="0008b702" style:font-size-asian="8pt" style:font-size-complex="8pt"/>
    </style:style>
    <style:style style:name="P7" style:family="paragraph" style:parent-style-name="Table_20_Contents">
      <style:text-properties fo:font-size="8pt" officeooo:rsid="0008b702" officeooo:paragraph-rsid="000e5b9e" style:font-size-asian="8pt" style:font-size-complex="8pt"/>
    </style:style>
    <style:style style:name="P8" style:family="paragraph" style:parent-style-name="Table_20_Contents">
      <style:text-properties fo:font-size="8pt" officeooo:rsid="0008b702" officeooo:paragraph-rsid="00187a7e" style:font-size-asian="8pt" style:font-size-complex="8pt"/>
    </style:style>
    <style:style style:name="P9" style:family="paragraph" style:parent-style-name="Table_20_Contents">
      <style:text-properties fo:font-size="8pt" officeooo:rsid="000db39a" officeooo:paragraph-rsid="000db39a" style:font-size-asian="8pt" style:font-size-complex="8pt"/>
    </style:style>
    <style:style style:name="P10" style:family="paragraph" style:parent-style-name="Table_20_Contents">
      <style:text-properties fo:font-size="8pt" officeooo:rsid="000c1348" officeooo:paragraph-rsid="000c1348" style:font-size-asian="8pt" style:font-size-complex="8pt"/>
    </style:style>
    <style:style style:name="P11" style:family="paragraph" style:parent-style-name="Table_20_Contents">
      <style:text-properties fo:font-size="8pt" officeooo:rsid="000e5990" officeooo:paragraph-rsid="000e5990" style:font-size-asian="8pt" style:font-size-complex="8pt"/>
    </style:style>
    <style:style style:name="P12" style:family="paragraph" style:parent-style-name="Table_20_Contents">
      <style:text-properties fo:font-size="8pt" officeooo:rsid="000e5990" officeooo:paragraph-rsid="00140b84" style:font-size-asian="8pt" style:font-size-complex="8pt"/>
    </style:style>
    <style:style style:name="P13" style:family="paragraph" style:parent-style-name="Table_20_Contents">
      <style:text-properties fo:font-size="8pt" officeooo:rsid="00129a86" officeooo:paragraph-rsid="00129a86" style:font-size-asian="8pt" style:font-size-complex="8pt"/>
    </style:style>
    <style:style style:name="P14" style:family="paragraph" style:parent-style-name="Table_20_Contents">
      <style:text-properties fo:font-size="8pt" officeooo:rsid="00107fe0" officeooo:paragraph-rsid="00107fe0" style:font-size-asian="8pt" style:font-size-complex="8pt"/>
    </style:style>
    <style:style style:name="P15" style:family="paragraph" style:parent-style-name="Header">
      <style:text-properties fo:font-size="8pt" officeooo:rsid="00157269" officeooo:paragraph-rsid="0037ea5d" style:font-size-asian="8pt" style:font-size-complex="8pt"/>
    </style:style>
    <style:style style:name="P16" style:family="paragraph" style:parent-style-name="Header">
      <style:text-properties fo:font-size="8pt" officeooo:rsid="00157269" officeooo:paragraph-rsid="003cb62b" style:font-size-asian="8pt" style:font-size-complex="8pt"/>
    </style:style>
    <style:style style:name="P17" style:family="paragraph" style:parent-style-name="Header">
      <style:text-properties fo:color="#808080" fo:font-size="8pt" officeooo:rsid="00157269" officeooo:paragraph-rsid="0037ea5d" style:font-size-asian="8pt" style:font-size-complex="8pt"/>
    </style:style>
    <style:style style:name="P18" style:family="paragraph" style:parent-style-name="Header">
      <style:text-properties fo:color="#808080" fo:font-size="8pt" officeooo:rsid="00157269" officeooo:paragraph-rsid="003cb62b" style:font-size-asian="8pt" style:font-size-complex="8pt"/>
    </style:style>
    <style:style style:name="P19" style:family="paragraph" style:parent-style-name="Table_20_Contents"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rsid="001d7edb" officeooo:paragraph-rsid="001d7edb" style:font-size-asian="8pt" style:font-size-complex="8pt"/>
    </style:style>
    <style:style style:name="P21" style:family="paragraph" style:parent-style-name="Table_20_Contents">
      <style:text-properties fo:font-size="8pt" officeooo:rsid="001e9695" officeooo:paragraph-rsid="001e9695" style:font-size-asian="8pt" style:font-size-complex="8pt"/>
    </style:style>
    <style:style style:name="P22" style:family="paragraph" style:parent-style-name="Table_20_Contents">
      <style:text-properties fo:font-size="8pt" officeooo:rsid="001f9ba5" officeooo:paragraph-rsid="001f9ba5" style:font-size-asian="8pt" style:font-size-complex="8pt"/>
    </style:style>
    <style:style style:name="P23" style:family="paragraph" style:parent-style-name="Table_20_Contents">
      <style:text-properties fo:font-size="8pt" officeooo:rsid="00217b1e" officeooo:paragraph-rsid="00217b1e" style:font-size-asian="8pt" style:font-size-complex="8pt"/>
    </style:style>
    <style:style style:name="P24" style:family="paragraph" style:parent-style-name="Table_20_Contents">
      <style:text-properties fo:font-size="8pt" officeooo:rsid="00217b1e" officeooo:paragraph-rsid="0030f8a4" style:font-size-asian="8pt" style:font-size-complex="8pt"/>
    </style:style>
    <style:style style:name="P25" style:family="paragraph" style:parent-style-name="Table_20_Contents">
      <style:text-properties fo:font-size="8pt" officeooo:rsid="0023f8ce" officeooo:paragraph-rsid="0023f8ce" style:font-size-asian="8pt" style:font-size-complex="8pt"/>
    </style:style>
    <style:style style:name="P26" style:family="paragraph" style:parent-style-name="Table_20_Contents">
      <style:text-properties fo:font-size="8pt" officeooo:rsid="0026a217" officeooo:paragraph-rsid="0026a217" style:font-size-asian="8pt" style:font-size-complex="8pt"/>
    </style:style>
    <style:style style:name="P27" style:family="paragraph" style:parent-style-name="Table_20_Contents">
      <style:text-properties fo:font-size="8pt" officeooo:rsid="0028393e" officeooo:paragraph-rsid="0028393e" style:font-size-asian="8pt" style:font-size-complex="8pt"/>
    </style:style>
    <style:style style:name="P28" style:family="paragraph" style:parent-style-name="Table_20_Contents">
      <style:text-properties fo:font-size="8pt" officeooo:rsid="002b6204" officeooo:paragraph-rsid="002b6204" style:font-size-asian="8pt" style:font-size-complex="8pt"/>
    </style:style>
    <style:style style:name="P29" style:family="paragraph" style:parent-style-name="Table_20_Contents">
      <style:text-properties fo:font-size="8pt" officeooo:rsid="002d0e8b" officeooo:paragraph-rsid="002d0e8b" style:font-size-asian="8pt" style:font-size-complex="8pt"/>
    </style:style>
    <style:style style:name="P30" style:family="paragraph" style:parent-style-name="Table_20_Contents">
      <style:text-properties fo:font-size="8pt" officeooo:rsid="002e1768" officeooo:paragraph-rsid="002e1768" style:font-size-asian="8pt" style:font-size-complex="8pt"/>
    </style:style>
    <style:style style:name="P31" style:family="paragraph" style:parent-style-name="Table_20_Contents">
      <style:text-properties fo:font-size="8pt" officeooo:rsid="0030f8a4" officeooo:paragraph-rsid="0030f8a4" style:font-size-asian="8pt" style:font-size-complex="8pt"/>
    </style:style>
    <style:style style:name="P32" style:family="paragraph" style:parent-style-name="Table_20_Contents">
      <style:text-properties fo:font-size="8pt" officeooo:rsid="0032bd0f" officeooo:paragraph-rsid="0032bd0f" style:font-size-asian="8pt" style:font-size-complex="8pt"/>
    </style:style>
    <style:style style:name="P33" style:family="paragraph" style:parent-style-name="Table_20_Contents">
      <style:text-properties fo:font-size="8pt" officeooo:rsid="0037ea5d" officeooo:paragraph-rsid="0039e172" style:font-size-asian="8pt" style:font-size-complex="8pt"/>
    </style:style>
    <style:style style:name="P34" style:family="paragraph" style:parent-style-name="Table_20_Contents">
      <style:text-properties fo:font-size="8pt" officeooo:rsid="0037ea5d" officeooo:paragraph-rsid="006f12e2" style:font-size-asian="8pt" style:font-size-complex="8pt"/>
    </style:style>
    <style:style style:name="P35" style:family="paragraph" style:parent-style-name="Table_20_Contents">
      <style:text-properties fo:font-size="8pt" officeooo:rsid="0037ea5d" officeooo:paragraph-rsid="00712e7a" style:font-size-asian="8pt" style:font-size-complex="8pt"/>
    </style:style>
    <style:style style:name="P36" style:family="paragraph" style:parent-style-name="Table_20_Contents">
      <style:text-properties fo:font-size="8pt" officeooo:rsid="0037ea5d" officeooo:paragraph-rsid="00731d35" style:font-size-asian="8pt" style:font-size-complex="8pt"/>
    </style:style>
    <style:style style:name="P37" style:family="paragraph" style:parent-style-name="Table_20_Contents">
      <style:text-properties fo:font-size="8pt" officeooo:rsid="0037ea5d" officeooo:paragraph-rsid="00769db7" style:font-size-asian="8pt" style:font-size-complex="8pt"/>
    </style:style>
    <style:style style:name="P38" style:family="paragraph" style:parent-style-name="Table_20_Contents">
      <style:text-properties fo:font-size="8pt" officeooo:rsid="0037ea5d" officeooo:paragraph-rsid="00773ce0" style:font-size-asian="8pt" style:font-size-complex="8pt"/>
    </style:style>
    <style:style style:name="P39" style:family="paragraph" style:parent-style-name="Table_20_Contents">
      <style:text-properties fo:font-size="8pt" officeooo:rsid="0037ea5d" officeooo:paragraph-rsid="0077caea" style:font-size-asian="8pt" style:font-size-complex="8pt"/>
    </style:style>
    <style:style style:name="P40" style:family="paragraph" style:parent-style-name="Table_20_Contents">
      <style:text-properties fo:font-size="8pt" officeooo:rsid="0037ea5d" officeooo:paragraph-rsid="0078f634" style:font-size-asian="8pt" style:font-size-complex="8pt"/>
    </style:style>
    <style:style style:name="P41" style:family="paragraph" style:parent-style-name="Table_20_Contents">
      <style:text-properties fo:font-size="8pt" officeooo:rsid="0039e172" officeooo:paragraph-rsid="003c324e" style:font-size-asian="8pt" style:font-size-complex="8pt"/>
    </style:style>
    <style:style style:name="P42" style:family="paragraph" style:parent-style-name="Table_20_Contents">
      <style:text-properties fo:font-size="8pt" officeooo:rsid="0008b702" officeooo:paragraph-rsid="0057805c" style:font-size-asian="8pt" style:font-size-complex="8pt"/>
    </style:style>
    <style:style style:name="P43" style:family="paragraph" style:parent-style-name="Table_20_Contents">
      <style:text-properties fo:font-size="8pt" officeooo:rsid="00422618" officeooo:paragraph-rsid="0057805c" style:font-size-asian="8pt" style:font-size-complex="8pt"/>
    </style:style>
    <style:style style:name="P44" style:family="paragraph" style:parent-style-name="Table_20_Contents">
      <style:text-properties fo:font-size="8pt" officeooo:rsid="000e5990" officeooo:paragraph-rsid="000e5990" style:font-size-asian="8pt" style:font-size-complex="8pt"/>
    </style:style>
    <style:style style:name="P45" style:family="paragraph" style:parent-style-name="Table_20_Contents">
      <style:text-properties fo:font-size="8pt" officeooo:rsid="00129a86" officeooo:paragraph-rsid="00129a86" style:font-size-asian="8pt" style:font-size-complex="8pt"/>
    </style:style>
    <style:style style:name="P46" style:family="paragraph" style:parent-style-name="Table_20_Contents">
      <style:text-properties fo:font-size="8pt" officeooo:rsid="00107fe0" officeooo:paragraph-rsid="00107fe0" style:font-size-asian="8pt" style:font-size-complex="8pt"/>
    </style:style>
    <style:style style:name="P47" style:family="paragraph" style:parent-style-name="Table_20_Contents">
      <style:text-properties fo:font-size="8pt" officeooo:rsid="00107fe0" officeooo:paragraph-rsid="0053b5ab" style:font-size-asian="8pt" style:font-size-complex="8pt"/>
    </style:style>
    <style:style style:name="P48" style:family="paragraph" style:parent-style-name="Table_20_Contents">
      <style:text-properties fo:font-size="8pt" officeooo:rsid="00587d76" officeooo:paragraph-rsid="00587d76" style:font-size-asian="8pt" style:font-size-complex="8pt"/>
    </style:style>
    <style:style style:name="P49" style:family="paragraph" style:parent-style-name="Table_20_Contents">
      <style:text-properties fo:font-size="8pt" officeooo:rsid="00587d76" officeooo:paragraph-rsid="0058a531" style:font-size-asian="8pt" style:font-size-complex="8pt"/>
    </style:style>
    <style:style style:name="P50" style:family="paragraph" style:parent-style-name="Table_20_Contents">
      <style:text-properties fo:font-size="8pt" officeooo:rsid="00587d76" officeooo:paragraph-rsid="005b5f80" style:font-size-asian="8pt" style:font-size-complex="8pt"/>
    </style:style>
    <style:style style:name="P51" style:family="paragraph" style:parent-style-name="Table_20_Contents">
      <style:text-properties fo:font-size="8pt" officeooo:rsid="00587d76" officeooo:paragraph-rsid="0067bd37" style:font-size-asian="8pt" style:font-size-complex="8pt"/>
    </style:style>
    <style:style style:name="P52" style:family="paragraph" style:parent-style-name="Table_20_Contents">
      <style:text-properties fo:font-size="8pt" officeooo:rsid="0058dbef" officeooo:paragraph-rsid="0058dbef" style:font-size-asian="8pt" style:font-size-complex="8pt"/>
    </style:style>
    <style:style style:name="P53" style:family="paragraph" style:parent-style-name="Table_20_Contents">
      <style:text-properties fo:font-size="8pt" officeooo:rsid="005a7dcd" officeooo:paragraph-rsid="005a7dcd" style:font-size-asian="8pt" style:font-size-complex="8pt"/>
    </style:style>
    <style:style style:name="P54" style:family="paragraph" style:parent-style-name="Table_20_Contents">
      <style:text-properties fo:font-size="8pt" officeooo:rsid="005a7dcd" officeooo:paragraph-rsid="005cbe1c" style:font-size-asian="8pt" style:font-size-complex="8pt"/>
    </style:style>
    <style:style style:name="P55" style:family="paragraph" style:parent-style-name="Table_20_Contents">
      <style:text-properties fo:font-size="8pt" officeooo:rsid="005a7dcd" officeooo:paragraph-rsid="005eba8e" style:font-size-asian="8pt" style:font-size-complex="8pt"/>
    </style:style>
    <style:style style:name="P56" style:family="paragraph" style:parent-style-name="Table_20_Contents">
      <style:text-properties fo:font-size="8pt" officeooo:rsid="005a7dcd" officeooo:paragraph-rsid="00608ad1" style:font-size-asian="8pt" style:font-size-complex="8pt"/>
    </style:style>
    <style:style style:name="P57" style:family="paragraph" style:parent-style-name="Table_20_Contents">
      <style:text-properties fo:font-size="8pt" officeooo:rsid="005a7dcd" officeooo:paragraph-rsid="00625772" style:font-size-asian="8pt" style:font-size-complex="8pt"/>
    </style:style>
    <style:style style:name="P58" style:family="paragraph" style:parent-style-name="Table_20_Contents">
      <style:text-properties fo:font-size="8pt" officeooo:rsid="005dab8d" officeooo:paragraph-rsid="005dab8d" style:font-size-asian="8pt" style:font-size-complex="8pt"/>
    </style:style>
    <style:style style:name="P59" style:family="paragraph" style:parent-style-name="Table_20_Contents">
      <style:text-properties fo:font-size="8pt" officeooo:rsid="00639b94" officeooo:paragraph-rsid="0063c432" style:font-size-asian="8pt" style:font-size-complex="8pt"/>
    </style:style>
    <style:style style:name="P60" style:family="paragraph" style:parent-style-name="Table_20_Contents">
      <style:text-properties fo:font-size="8pt" officeooo:rsid="00639b94" officeooo:paragraph-rsid="0064ad82" style:font-size-asian="8pt" style:font-size-complex="8pt"/>
    </style:style>
    <style:style style:name="P61" style:family="paragraph" style:parent-style-name="Table_20_Contents">
      <style:text-properties fo:font-size="8pt" officeooo:rsid="006635f8" officeooo:paragraph-rsid="006635f8" style:font-size-asian="8pt" style:font-size-complex="8pt"/>
    </style:style>
    <style:style style:name="P62" style:family="paragraph" style:parent-style-name="Table_20_Contents">
      <style:text-properties fo:font-size="8pt" officeooo:rsid="00678bb1" officeooo:paragraph-rsid="00678bb1" style:font-size-asian="8pt" style:font-size-complex="8pt"/>
    </style:style>
    <style:style style:name="P63" style:family="paragraph" style:parent-style-name="Table_20_Contents">
      <style:text-properties fo:font-size="8pt" officeooo:rsid="006d4766" officeooo:paragraph-rsid="006d4766" style:font-size-asian="8pt" style:font-size-complex="8pt"/>
    </style:style>
    <style:style style:name="P64" style:family="paragraph" style:parent-style-name="Table_20_Contents">
      <style:text-properties fo:font-size="8pt" officeooo:rsid="006d4766" officeooo:paragraph-rsid="00767df9" style:font-size-asian="8pt" style:font-size-complex="8pt"/>
    </style:style>
    <style:style style:name="P65" style:family="paragraph" style:parent-style-name="Table_20_Contents">
      <style:text-properties fo:font-size="8pt" officeooo:rsid="00751675" officeooo:paragraph-rsid="00751675" style:font-size-asian="8pt" style:font-size-complex="8pt"/>
    </style:style>
    <style:style style:name="P66" style:family="paragraph" style:parent-style-name="Table_20_Contents">
      <style:text-properties fo:font-size="8pt" officeooo:rsid="00751675" officeooo:paragraph-rsid="00767df9" style:font-size-asian="8pt" style:font-size-complex="8pt"/>
    </style:style>
    <style:style style:name="P67" style:family="paragraph" style:parent-style-name="Table_20_Contents">
      <style:text-properties fo:font-size="8pt" officeooo:rsid="0077caea" officeooo:paragraph-rsid="0077caea" style:font-size-asian="8pt" style:font-size-complex="8pt"/>
    </style:style>
    <style:style style:name="P68" style:family="paragraph" style:parent-style-name="Table_20_Contents">
      <style:text-properties fo:font-size="8pt" officeooo:rsid="0078f634" officeooo:paragraph-rsid="0078f634" style:font-size-asian="8pt" style:font-size-complex="8pt"/>
    </style:style>
    <style:style style:name="P69" style:family="paragraph" style:parent-style-name="Table_20_Contents">
      <style:text-properties fo:font-size="8pt" officeooo:rsid="0078f634" officeooo:paragraph-rsid="007ad426" style:font-size-asian="8pt" style:font-size-complex="8pt"/>
    </style:style>
    <style:style style:name="P70" style:family="paragraph" style:parent-style-name="Table_20_Contents">
      <style:text-properties fo:color="#808080" fo:font-size="8pt" officeooo:rsid="0039e172" officeooo:paragraph-rsid="0039e172" style:font-size-asian="8pt" style:font-size-complex="8pt"/>
    </style:style>
    <style:style style:name="P71" style:family="paragraph" style:parent-style-name="Table_20_Contents">
      <style:text-properties fo:color="#808080" fo:font-size="8pt" officeooo:rsid="006c6c14" officeooo:paragraph-rsid="006c6c14" style:font-size-asian="8pt" style:font-size-complex="8pt"/>
    </style:style>
    <style:style style:name="P72" style:family="paragraph" style:parent-style-name="Table_20_Contents">
      <style:text-properties fo:color="#808080" fo:font-size="8pt" officeooo:rsid="006c6c14" officeooo:paragraph-rsid="006d4766" style:font-size-asian="8pt" style:font-size-complex="8pt"/>
    </style:style>
    <style:style style:name="T1" style:family="text">
      <style:text-properties officeooo:rsid="001cbd57"/>
    </style:style>
    <style:style style:name="T2" style:family="text">
      <style:text-properties officeooo:rsid="0016af97"/>
    </style:style>
    <style:style style:name="T3" style:family="text">
      <style:text-properties officeooo:rsid="00170ada"/>
    </style:style>
    <style:style style:name="T4" style:family="text">
      <style:text-properties officeooo:rsid="000e5990"/>
    </style:style>
    <style:style style:name="T5" style:family="text">
      <style:text-properties officeooo:rsid="0039e172"/>
    </style:style>
    <style:style style:name="T6" style:family="text">
      <style:text-properties officeooo:rsid="003e8444"/>
    </style:style>
    <style:style style:name="T7" style:family="text">
      <style:text-properties officeooo:rsid="00425391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58e90e"/>
    </style:style>
    <style:style style:name="T10" style:family="text">
      <style:text-properties officeooo:rsid="005cbe1c"/>
    </style:style>
    <style:style style:name="T11" style:family="text">
      <style:text-properties officeooo:rsid="006d4766"/>
    </style:style>
    <style:style style:name="T12" style:family="text">
      <style:text-properties officeooo:rsid="006f80e3"/>
    </style:style>
    <style:style style:name="T13" style:family="text">
      <style:text-properties officeooo:rsid="00712e7a"/>
    </style:style>
    <style:style style:name="T14" style:family="text">
      <style:text-properties officeooo:rsid="00731d35"/>
    </style:style>
    <style:style style:name="T15" style:family="text">
      <style:text-properties officeooo:rsid="00751675"/>
    </style:style>
    <style:style style:name="T16" style:family="text">
      <style:text-properties officeooo:rsid="0076531c"/>
    </style:style>
    <style:style style:name="T17" style:family="text">
      <style:text-properties officeooo:rsid="00767df9"/>
    </style:style>
    <style:style style:name="T18" style:family="text">
      <style:text-properties officeooo:rsid="00769db7"/>
    </style:style>
    <style:style style:name="T19" style:family="text">
      <style:text-properties officeooo:rsid="00773ce0"/>
    </style:style>
    <style:style style:name="T20" style:family="text">
      <style:text-properties officeooo:rsid="0077caea"/>
    </style:style>
    <style:style style:name="T21" style:family="text">
      <style:text-properties officeooo:rsid="0078f634"/>
    </style:style>
    <style:style style:name="T22" style:family="text">
      <style:text-properties officeooo:rsid="007ad4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7"/>
        <table:table-column table:style-name="Table1.I" table:number-columns-repeated="2"/>
        <table:table-row>
          <table:table-cell table:style-name="Table1.A1" office:value-type="string">
            <text:p text:style-name="P4">ZGQ</text:p>
          </table:table-cell>
          <table:table-cell table:style-name="Table1.A1" office:value-type="string">
            <text:p text:style-name="P5">201611271417_captured9</text:p>
          </table:table-cell>
          <table:table-cell table:style-name="Table1.A1" office:value-type="string">
            <text:p text:style-name="P5">201611271417_captured10</text:p>
          </table:table-cell>
          <table:table-cell table:style-name="Table1.A1" office:value-type="string">
            <text:p text:style-name="P5">201611271417_captured42</text:p>
          </table:table-cell>
          <table:table-cell table:style-name="Table1.A1" office:value-type="string">
            <text:p text:style-name="P5">201611271417_captured26</text:p>
          </table:table-cell>
          <table:table-cell table:style-name="Table1.A1" office:value-type="string">
            <text:p text:style-name="P5">2016112891018_captured18</text:p>
          </table:table-cell>
          <table:table-cell table:style-name="Table1.A1" office:value-type="string">
            <text:p text:style-name="P5">2016112891018_captured55</text:p>
          </table:table-cell>
          <table:table-cell table:style-name="Table1.A1" office:value-type="string">
            <text:p text:style-name="P10">2016112891018_captured30</text:p>
          </table:table-cell>
          <table:table-cell table:style-name="Table1.A1" office:value-type="string">
            <text:p text:style-name="P20">20161130154131_captured223</text:p>
          </table:table-cell>
          <table:table-cell table:style-name="Table1.J1" office:value-type="string">
            <text:p text:style-name="P20">20161130154131_captured183</text:p>
          </table:table-cell>
        </table:table-row>
        <table:table-row table:style-name="Table1.2">
          <table:table-cell table:style-name="Table1.A2" office:value-type="string">
            <text:p text:style-name="P6">Mu <text:span text:style-name="T4">detect</text:span></text:p>
          </table:table-cell>
          <table:table-cell table:style-name="Table1.A2" office:value-type="string">
            <text:p text:style-name="P3"><draw:frame draw:style-name="fr1" draw:name="Image1" text:anchor-type="paragraph" svg:width="0.2717in" svg:height="0.2665in" draw:z-index="0"><draw:image xlink:href="Pictures/1000000000000018000000183C0FE67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" text:anchor-type="paragraph" svg:width="0.2465in" svg:height="0.2465in" draw:z-index="1"><draw:image xlink:href="Pictures/100000000000001E0000001E0D47E05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" text:anchor-type="paragraph" svg:width="0.2602in" svg:height="0.2602in" draw:z-index="2"><draw:image xlink:href="Pictures/100000000000001A0000001AE4E0468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" text:anchor-type="paragraph" svg:width="0.2591in" svg:height="0.2591in" draw:z-index="3"><draw:image xlink:href="Pictures/100000000000001E0000001E2FBB1ED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5" text:anchor-type="paragraph" svg:x="0.1244in" svg:y="0.0016in" svg:width="0.2398in" svg:height="0.2398in" draw:z-index="4"><draw:image xlink:href="Pictures/1000000000000020000000202A48FE2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6" text:anchor-type="paragraph" svg:width="0.2583in" svg:height="0.2583in" draw:z-index="5"><draw:image xlink:href="Pictures/1000000000000018000000187491DEA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1" text:anchor-type="paragraph" svg:width="0.25in" svg:height="0.25in" draw:z-index="6"><draw:image xlink:href="Pictures/10000000000000180000001851ED5DC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66" text:anchor-type="paragraph" svg:width="0.2854in" svg:height="0.2791in" draw:z-index="7"><draw:image xlink:href="Pictures/1000000000000020000000208B4DCD2E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65" text:anchor-type="paragraph" svg:width="0.25in" svg:height="0.25in" draw:z-index="8"><draw:image xlink:href="Pictures/100000000000001800000018A7A438F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5"><text:span text:style-name="T3">610K with bias </text:span></text:p>
            <text:p text:style-name="P65">loss=0.003<text:span text:style-name="T16">8</text:span>5</text:p>
            <text:p text:style-name="P17"><text:span text:style-name="T3">base_addvgg_38*38.caffemodel</text:span></text:p>
            <text:p text:style-name="P17"/>
          </table:table-cell>
          <table:table-cell table:style-name="Table1.A2" office:value-type="string">
            <text:p text:style-name="P3"><draw:frame draw:style-name="fr1" draw:name="Image13" text:anchor-type="paragraph" svg:width="0.2709in" svg:height="0.2709in" draw:z-index="9"><draw:image xlink:href="Pictures/100000000000001C0000001C4F47A51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4" text:anchor-type="paragraph" svg:width="0.2744in" svg:height="0.2744in" draw:z-index="10"><draw:image xlink:href="Pictures/100000000000001C0000001C220A9FC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5" text:anchor-type="paragraph" svg:width="0.2736in" svg:height="0.2736in" draw:z-index="11"><draw:image xlink:href="Pictures/100000000000001C0000001C80E9543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6" text:anchor-type="paragraph" svg:width="0.2709in" svg:height="0.2709in" draw:z-index="12"><draw:image xlink:href="Pictures/100000000000001C0000001C55E3222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7" text:anchor-type="paragraph" svg:width="0.2752in" svg:height="0.2752in" draw:z-index="13"><draw:image xlink:href="Pictures/100000000000001C0000001C0FCAE9C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8" text:anchor-type="paragraph" svg:width="0.2598in" svg:height="0.2598in" draw:z-index="14"><draw:image xlink:href="Pictures/100000000000001C0000001CCEBD93C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9" text:anchor-type="paragraph" svg:width="0.2917in" svg:height="0.2917in" draw:z-index="15"><draw:image xlink:href="Pictures/100000000000001C0000001C87E6035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50" text:anchor-type="paragraph" svg:width="0.2917in" svg:height="0.2917in" draw:z-index="16"><draw:image xlink:href="Pictures/100000000000001C0000001C9B0445D8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151" text:anchor-type="paragraph" svg:width="0.2917in" svg:height="0.2917in" draw:z-index="17"><draw:image xlink:href="Pictures/100000000000001C0000001C8B9F672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1">480K <text:span text:style-name="T3">with bias <text:s/></text:span></text:p>
            <text:p text:style-name="P70"><draw:frame draw:style-name="fr2" draw:name="Image193" text:anchor-type="paragraph" svg:x="2.472in" svg:y="-0.1335in" svg:width="0.2917in" svg:height="0.2917in" draw:z-index="153"><draw:image xlink:href="Pictures/100000000000001C0000001C4F7A2FAA.png" xlink:type="simple" xlink:show="embed" xlink:actuate="onLoad"/></draw:frame>base_addvgg_38*38_small.caffemodel</text:p>
          </table:table-cell>
          <table:table-cell table:style-name="Table1.A2" office:value-type="string">
            <text:p text:style-name="P3"><draw:frame draw:style-name="fr1" draw:name="Image192" text:anchor-type="paragraph" svg:width="0.2917in" svg:height="0.2917in" draw:z-index="154"><draw:image xlink:href="Pictures/100000000000001C0000001C0E553B05.png" xlink:type="simple" xlink:show="embed" xlink:actuate="onLoad"/></draw:frame><draw:frame draw:style-name="fr3" draw:name="Image388" text:anchor-type="paragraph" svg:width="0.2917in" svg:height="0.2917in" draw:z-index="298"><draw:image xlink:href="Pictures/100000000000001C0000001C0A3AE134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<draw:frame draw:style-name="fr1" draw:name="Image196" text:anchor-type="paragraph" svg:width="0.2917in" svg:height="0.2917in" draw:z-index="155"><draw:image xlink:href="Pictures/100000000000001C0000001C0C1727F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98" text:anchor-type="paragraph" svg:width="0.2917in" svg:height="0.2917in" draw:z-index="156"><draw:image xlink:href="Pictures/100000000000001C0000001C51D43BD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00" text:anchor-type="paragraph" svg:width="0.2917in" svg:height="0.2917in" draw:z-index="157"><draw:image xlink:href="Pictures/100000000000001C0000001C0FCAE9C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01" text:anchor-type="paragraph" svg:width="0.2917in" svg:height="0.2917in" draw:z-index="158"><draw:image xlink:href="Pictures/100000000000001C0000001C1528256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04" text:anchor-type="paragraph" svg:width="0.2917in" svg:height="0.2917in" draw:z-index="159"><draw:image xlink:href="Pictures/100000000000001C0000001C5AE19A1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06" text:anchor-type="paragraph" svg:width="0.2917in" svg:height="0.2917in" draw:z-index="160"><draw:image xlink:href="Pictures/100000000000001C0000001C8E053F8D.png" xlink:type="simple" xlink:show="embed" xlink:actuate="onLoad"/></draw:frame>..</text:p>
          </table:table-cell>
          <table:table-cell table:style-name="Table1.J2" office:value-type="string">
            <text:p text:style-name="P3"><draw:frame draw:style-name="fr1" draw:name="Image208" text:anchor-type="paragraph" svg:width="0.2917in" svg:height="0.2917in" draw:z-index="161"><draw:image xlink:href="Pictures/100000000000001C0000001CB35ABEA4.png" xlink:type="simple" xlink:show="embed" xlink:actuate="onLoad"/></draw:frame>..</text:p>
          </table:table-cell>
        </table:table-row>
        <table:table-row>
          <table:table-cell table:style-name="Table1.A2" office:value-type="string">
            <text:p text:style-name="P52">250K <text:span text:style-name="T9">with bias</text:span></text:p>
            <text:p text:style-name="P65">loss=0.00395</text:p>
          </table:table-cell>
          <table:table-cell table:style-name="Table1.A2" office:value-type="string">
            <text:p text:style-name="P3"><draw:frame draw:style-name="fr1" draw:name="Image7" text:anchor-type="paragraph" svg:width="0.2917in" svg:height="0.2917in" draw:z-index="289"><draw:image xlink:href="Pictures/100000000000001C0000001C680EB7F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8" text:anchor-type="paragraph" svg:width="0.2917in" svg:height="0.2917in" draw:z-index="290"><draw:image xlink:href="Pictures/100000000000001C0000001C0E1D1632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9" text:anchor-type="paragraph" svg:width="0.2917in" svg:height="0.2917in" draw:z-index="291"><draw:image xlink:href="Pictures/100000000000001C0000001CAC075F6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0" text:anchor-type="paragraph" svg:width="0.2917in" svg:height="0.2917in" draw:z-index="292"><draw:image xlink:href="Pictures/100000000000001C0000001CD6ECAE5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1" text:anchor-type="paragraph" svg:width="0.2917in" svg:height="0.2917in" draw:z-index="293"><draw:image xlink:href="Pictures/100000000000001C0000001CCB4CC7E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2" text:anchor-type="paragraph" svg:width="0.2917in" svg:height="0.2917in" draw:z-index="294"><draw:image xlink:href="Pictures/100000000000001C0000001C5398C7C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0" text:anchor-type="paragraph" svg:width="0.2917in" svg:height="0.2917in" draw:z-index="295"><draw:image xlink:href="Pictures/100000000000001C0000001CC868C9CC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54" text:anchor-type="paragraph" svg:width="0.2917in" svg:height="0.2917in" draw:z-index="296"><draw:image xlink:href="Pictures/100000000000001C0000001CEBF06F79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55" text:anchor-type="paragraph" svg:width="0.2917in" svg:height="0.2917in" draw:z-index="297"><draw:image xlink:href="Pictures/100000000000001C0000001CDD6271CA.png" xlink:type="simple" xlink:show="embed" xlink:actuate="onLoad"/></draw:frame>.</text:p>
          </table:table-cell>
        </table:table-row>
        <table:table-row>
          <table:table-cell table:style-name="Table1.A2" office:value-type="string">
            <text:p text:style-name="P63"><text:span text:style-name="T12">61</text:span>0K last layer bias</text:p>
            <text:p text:style-name="P66">loss=0.003<text:span text:style-name="T16">8</text:span>5</text:p>
          </table:table-cell>
          <table:table-cell table:style-name="Table1.A2" office:value-type="string">
            <text:p text:style-name="P3"><draw:frame draw:style-name="fr1" draw:name="Image191" text:anchor-type="paragraph" svg:width="0.2917in" svg:height="0.2917in" draw:z-index="300"><draw:image xlink:href="Pictures/100000000000001C0000001C0A3AE13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02" text:anchor-type="paragraph" svg:width="0.2917in" svg:height="0.2917in" draw:z-index="305"><draw:image xlink:href="Pictures/100000000000001C0000001CFD4217C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07" text:anchor-type="paragraph" svg:width="0.2917in" svg:height="0.2917in" draw:z-index="308"><draw:image xlink:href="Pictures/100000000000001C0000001CDB1464D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89" text:anchor-type="paragraph" svg:width="0.2917in" svg:height="0.2917in" draw:z-index="311"><draw:image xlink:href="Pictures/100000000000001C0000001C3397219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2" text:anchor-type="paragraph" svg:width="0.2917in" svg:height="0.2917in" draw:z-index="314"><draw:image xlink:href="Pictures/100000000000001C0000001C0FCAE9C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5" text:anchor-type="paragraph" svg:width="0.2917in" svg:height="0.2917in" draw:z-index="317"><draw:image xlink:href="Pictures/100000000000001C0000001C97266E7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8" text:anchor-type="paragraph" svg:width="0.2917in" svg:height="0.2917in" draw:z-index="320"><draw:image xlink:href="Pictures/100000000000001C0000001CE52EC41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01" text:anchor-type="paragraph" svg:width="0.2917in" svg:height="0.2917in" draw:z-index="323"><draw:image xlink:href="Pictures/100000000000001C0000001CF9FB67B8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404" text:anchor-type="paragraph" svg:width="0.2917in" svg:height="0.2917in" draw:z-index="326"><draw:image xlink:href="Pictures/100000000000001C0000001CDD6271CA.png" xlink:type="simple" xlink:show="embed" xlink:actuate="onLoad"/></draw:frame>.</text:p>
          </table:table-cell>
        </table:table-row>
        <table:table-row>
          <table:table-cell table:style-name="Table1.A2" office:value-type="string">
            <text:p text:style-name="P64"><text:span text:style-name="T12">35</text:span>0K last layer bias</text:p>
            <text:p text:style-name="P64"><text:span text:style-name="T15">loss=0.0040</text:span></text:p>
          </table:table-cell>
          <table:table-cell table:style-name="Table1.A2" office:value-type="string">
            <text:p text:style-name="P3"><draw:frame draw:style-name="fr1" draw:name="Image194" text:anchor-type="paragraph" svg:width="0.2917in" svg:height="0.2917in" draw:z-index="301"><draw:image xlink:href="Pictures/100000000000001C0000001C4E4805A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99" text:anchor-type="paragraph" svg:width="0.2917in" svg:height="0.2917in" draw:z-index="304"><draw:image xlink:href="Pictures/100000000000001C0000001CAA55AC4A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205" text:anchor-type="paragraph" svg:width="0.2917in" svg:height="0.2917in" draw:z-index="307"><draw:image xlink:href="Pictures/100000000000001C0000001C13A0874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87" text:anchor-type="paragraph" svg:width="0.2917in" svg:height="0.2917in" draw:z-index="310"><draw:image xlink:href="Pictures/100000000000001C0000001C7069BD9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1" text:anchor-type="paragraph" svg:width="0.2917in" svg:height="0.2917in" draw:z-index="313"><draw:image xlink:href="Pictures/100000000000001C0000001C4BF62FB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4" text:anchor-type="paragraph" svg:width="0.2917in" svg:height="0.2917in" draw:z-index="316"><draw:image xlink:href="Pictures/100000000000001C0000001C5398C7C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7" text:anchor-type="paragraph" svg:width="0.2917in" svg:height="0.2917in" draw:z-index="319"><draw:image xlink:href="Pictures/100000000000001C0000001C64DFBD2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00" text:anchor-type="paragraph" svg:width="0.2917in" svg:height="0.2917in" draw:z-index="322"><draw:image xlink:href="Pictures/100000000000001C0000001CDC11EA9F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403" text:anchor-type="paragraph" svg:width="0.2917in" svg:height="0.2917in" draw:z-index="325"><draw:image xlink:href="Pictures/100000000000001C0000001C4AD73416.png" xlink:type="simple" xlink:show="embed" xlink:actuate="onLoad"/></draw:frame>.</text:p>
          </table:table-cell>
        </table:table-row>
        <table:table-row>
          <table:table-cell table:style-name="Table1.A2" office:value-type="string">
            <text:p text:style-name="P34"><text:span text:style-name="T12">27</text:span>0K <text:s/><text:span text:style-name="T11"><text:s/>last layer bias</text:span></text:p>
            <text:p text:style-name="P66">loss=0.00<text:span text:style-name="T17">42</text:span></text:p>
          </table:table-cell>
          <table:table-cell table:style-name="Table1.A2" office:value-type="string">
            <text:p text:style-name="P3"><draw:frame draw:style-name="fr1" draw:name="Image195" text:anchor-type="paragraph" svg:width="0.2917in" svg:height="0.2917in" draw:z-index="302"><draw:image xlink:href="Pictures/100000000000001C0000001C17A83C1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97" text:anchor-type="paragraph" svg:width="0.2917in" svg:height="0.2917in" draw:z-index="303"><draw:image xlink:href="Pictures/100000000000001C0000001C2E47F8A3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203" text:anchor-type="paragraph" svg:width="0.2917in" svg:height="0.2917in" draw:z-index="306"><draw:image xlink:href="Pictures/100000000000001C0000001CD6D677DE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386" text:anchor-type="paragraph" svg:width="0.2917in" svg:height="0.2917in" draw:z-index="309"><draw:image xlink:href="Pictures/100000000000001C0000001C7069BD9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0" text:anchor-type="paragraph" svg:width="0.2917in" svg:height="0.2917in" draw:z-index="312"><draw:image xlink:href="Pictures/100000000000001C0000001CCB4CC7E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3" text:anchor-type="paragraph" svg:width="0.2917in" svg:height="0.2917in" draw:z-index="315"><draw:image xlink:href="Pictures/100000000000001C0000001C1528256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96" text:anchor-type="paragraph" svg:width="0.2917in" svg:height="0.2917in" draw:z-index="318"><draw:image xlink:href="Pictures/100000000000001C0000001CBA9DD9FB.png" xlink:type="simple" xlink:show="embed" xlink:actuate="onLoad"/></draw:frame>..</text:p>
          </table:table-cell>
          <table:table-cell table:style-name="Table1.A2" office:value-type="string">
            <text:p text:style-name="P48"><draw:frame draw:style-name="fr1" draw:name="Image399" text:anchor-type="paragraph" svg:width="0.2917in" svg:height="0.2917in" draw:z-index="321"><draw:image xlink:href="Pictures/100000000000001C0000001C6F691F95.png" xlink:type="simple" xlink:show="embed" xlink:actuate="onLoad"/></draw:frame>..</text:p>
          </table:table-cell>
          <table:table-cell table:style-name="Table1.J2" office:value-type="string">
            <text:p text:style-name="P3"><draw:frame draw:style-name="fr1" draw:name="Image402" text:anchor-type="paragraph" svg:width="0.2917in" svg:height="0.2917in" draw:z-index="324"><draw:image xlink:href="Pictures/100000000000001C0000001C4AD73416.png" xlink:type="simple" xlink:show="embed" xlink:actuate="onLoad"/></draw:frame>.</text:p>
          </table:table-cell>
        </table:table-row>
        <table:table-row>
          <table:table-cell table:style-name="Table1.A2" office:value-type="string">
            <text:p text:style-name="P9">CWH</text:p>
          </table:table-cell>
          <table:table-cell table:style-name="Table1.A2" office:value-type="string">
            <text:p text:style-name="P11">2016112891018_captured72</text:p>
          </table:table-cell>
          <table:table-cell table:style-name="Table1.A2" office:value-type="string">
            <text:p text:style-name="P11">2016112891018_captured85</text:p>
          </table:table-cell>
          <table:table-cell table:style-name="Table1.A2" office:value-type="string">
            <text:p text:style-name="P11">2016112891018_captured95</text:p>
          </table:table-cell>
          <table:table-cell table:style-name="Table1.A2" office:value-type="string">
            <text:p text:style-name="P11">2016112891018_captured90</text:p>
          </table:table-cell>
          <table:table-cell table:style-name="Table1.A2" office:value-type="string">
            <text:p text:style-name="P11">20161130154131_captured446</text:p>
          </table:table-cell>
          <table:table-cell table:style-name="Table1.A2" office:value-type="string">
            <text:p text:style-name="P11">20161130154131_captured471</text:p>
          </table:table-cell>
          <table:table-cell table:style-name="Table1.A2" office:value-type="string">
            <text:p text:style-name="P11">20161130154131_captured488</text:p>
          </table:table-cell>
          <table:table-cell table:style-name="Table1.A2" office:value-type="string">
            <text:p text:style-name="P11">20161130154131_captured559</text:p>
          </table:table-cell>
          <table:table-cell table:style-name="Table1.J2" office:value-type="string">
            <text:p text:style-name="P21">20161130154131_captured554</text:p>
          </table:table-cell>
        </table:table-row>
        <table:table-row>
          <table:table-cell table:style-name="Table1.A2" office:value-type="string">
            <text:p text:style-name="P7"><draw:frame draw:style-name="fr2" draw:name="Image115" text:anchor-type="paragraph" svg:x="6.2953in" svg:y="-0.0091in" svg:width="0.2665in" svg:height="0.2665in" draw:z-index="18"><draw:image xlink:href="Pictures/100000000000001E0000001E7C3EA212.png" xlink:type="simple" xlink:show="embed" xlink:actuate="onLoad"/></draw:frame><draw:frame draw:style-name="fr2" draw:name="Image53" text:anchor-type="paragraph" svg:x="5.8173in" svg:y="-0.0134in" svg:width="0.25in" svg:height="0.25in" draw:z-index="299"><draw:image xlink:href="Pictures/100000000000001800000018BB6D9178.png" xlink:type="simple" xlink:show="embed" xlink:actuate="onLoad"/></draw:frame>Mu <text:span text:style-name="T4">detect</text:span></text:p>
          </table:table-cell>
          <table:table-cell table:style-name="Table1.A2" office:value-type="string">
            <text:p text:style-name="P3"><draw:frame draw:style-name="fr1" draw:name="Image22" text:anchor-type="paragraph" svg:width="0.252in" svg:height="0.252in" draw:z-index="19"><draw:image xlink:href="Pictures/100000000000001E0000001EAAE113E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3" text:anchor-type="paragraph" svg:width="0.2874in" svg:height="0.2874in" draw:z-index="20"><draw:image xlink:href="Pictures/1000000000000020000000208A32992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4" text:anchor-type="paragraph" svg:width="0.25in" svg:height="0.25in" draw:z-index="21"><draw:image xlink:href="Pictures/10000000000000180000001893AF1A2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" text:anchor-type="paragraph" svg:width="0.25in" svg:height="0.25in" draw:z-index="22"><draw:image xlink:href="Pictures/1000000000000018000000189C50CF8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" text:anchor-type="paragraph" svg:width="0.2874in" svg:height="0.2874in" draw:z-index="23"><draw:image xlink:href="Pictures/100000000000002000000020D43102A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1" text:anchor-type="paragraph" svg:width="0.25in" svg:height="0.25in" draw:z-index="24"><draw:image xlink:href="Pictures/10000000000000180000001896356EB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2" text:anchor-type="paragraph" svg:width="0.2709in" svg:height="0.2709in" draw:z-index="25"><draw:image xlink:href="Pictures/100000000000001A0000001A4EBA5FE9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6"><text:span text:style-name="T3">610K with bias </text:span></text:p>
            <text:p text:style-name="P18"><text:span text:style-name="T3">base_addvgg_38*38.caffemodel</text:span></text:p>
          </table:table-cell>
          <table:table-cell table:style-name="Table1.A2" office:value-type="string">
            <text:p text:style-name="P3"><draw:frame draw:style-name="fr1" draw:name="Image107" text:anchor-type="paragraph" svg:width="0.2917in" svg:height="0.2917in" draw:z-index="26"><draw:image xlink:href="Pictures/100000000000001C0000001C40BE232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08" text:anchor-type="paragraph" svg:width="0.2917in" svg:height="0.2917in" draw:z-index="27"><draw:image xlink:href="Pictures/100000000000001C0000001CD1A3835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09" text:anchor-type="paragraph" svg:width="0.2917in" svg:height="0.2917in" draw:z-index="28"><draw:image xlink:href="Pictures/100000000000001C0000001CCC564F2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10" text:anchor-type="paragraph" svg:width="0.2917in" svg:height="0.2917in" draw:z-index="29"><draw:image xlink:href="Pictures/100000000000001C0000001C6059B76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11" text:anchor-type="paragraph" svg:width="0.2917in" svg:height="0.2917in" draw:z-index="30"><draw:image xlink:href="Pictures/100000000000001C0000001CDF944DA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12" text:anchor-type="paragraph" svg:width="0.2917in" svg:height="0.2917in" draw:z-index="31"><draw:image xlink:href="Pictures/100000000000001C0000001C03B013A7.png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Image113" text:anchor-type="paragraph" svg:width="0.2917in" svg:height="0.2917in" draw:z-index="32"><draw:image xlink:href="Pictures/100000000000001C0000001C014EF575.png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Image114" text:anchor-type="paragraph" svg:width="0.2917in" svg:height="0.2917in" draw:z-index="33"><draw:image xlink:href="Pictures/100000000000001C0000001C9F221BB5.png" xlink:type="simple" xlink:show="embed" xlink:actuate="onLoad"/></draw:frame></text:p>
          </table:table-cell>
          <table:table-cell table:style-name="Table1.J2" office:value-type="string">
            <text:p text:style-name="P11"><draw:frame draw:style-name="fr1" draw:name="Image152" text:anchor-type="paragraph" svg:width="0.2917in" svg:height="0.2917in" draw:z-index="34"><draw:image xlink:href="Pictures/100000000000001C0000001C0654DEC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1">480K <text:span text:style-name="T3">with bias</text:span></text:p>
            <text:p text:style-name="P70">base_addvgg_38*38_small.caffemodel</text:p>
          </table:table-cell>
          <table:table-cell table:style-name="Table1.A2" office:value-type="string">
            <text:p text:style-name="P3"><draw:frame draw:style-name="fr1" draw:name="Image210" text:anchor-type="paragraph" svg:width="0.2917in" svg:height="0.2917in" draw:z-index="162"><draw:image xlink:href="Pictures/100000000000001C0000001C1DCFEF9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12" text:anchor-type="paragraph" svg:width="0.2917in" svg:height="0.2917in" draw:z-index="163"><draw:image xlink:href="Pictures/100000000000001C0000001C046DC89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14" text:anchor-type="paragraph" svg:width="0.2917in" svg:height="0.2917in" draw:z-index="164"><draw:image xlink:href="Pictures/100000000000001C0000001C8FD6457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15" text:anchor-type="paragraph" svg:width="0.2917in" svg:height="0.2917in" draw:z-index="165"><draw:image xlink:href="Pictures/100000000000001C0000001C9B8EDE1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18" text:anchor-type="paragraph" svg:width="0.2917in" svg:height="0.2917in" draw:z-index="166"><draw:image xlink:href="Pictures/100000000000001C0000001CB19F7D9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19" text:anchor-type="paragraph" svg:width="0.2917in" svg:height="0.2917in" draw:z-index="167"><draw:image xlink:href="Pictures/100000000000001C0000001C690B3277.png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Image222" text:anchor-type="paragraph" svg:width="0.2917in" svg:height="0.2917in" draw:z-index="168"><draw:image xlink:href="Pictures/100000000000001C0000001C2C028F50.png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Image224" text:anchor-type="paragraph" svg:width="0.2917in" svg:height="0.2917in" draw:z-index="169"><draw:image xlink:href="Pictures/100000000000001C0000001C9F221BB5.png" xlink:type="simple" xlink:show="embed" xlink:actuate="onLoad"/></draw:frame></text:p>
          </table:table-cell>
          <table:table-cell table:style-name="Table1.J2" office:value-type="string">
            <text:p text:style-name="P11"><draw:frame draw:style-name="fr1" draw:name="Image225" text:anchor-type="paragraph" svg:width="0.2917in" svg:height="0.2917in" draw:z-index="170"><draw:image xlink:href="Pictures/100000000000001C0000001CFAB6DB4F.png" xlink:type="simple" xlink:show="embed" xlink:actuate="onLoad"/></draw:frame>..</text:p>
          </table:table-cell>
        </table:table-row>
        <table:table-row>
          <table:table-cell table:style-name="Table1.A2" office:value-type="string">
            <text:p text:style-name="P53">250K <text:span text:style-name="T10">with bias</text:span></text:p>
          </table:table-cell>
          <table:table-cell table:style-name="Table1.A2" office:value-type="string">
            <text:p text:style-name="P3"><draw:frame draw:style-name="fr1" draw:name="Image56" text:anchor-type="paragraph" svg:width="0.2917in" svg:height="0.2917in" draw:z-index="327"><draw:image xlink:href="Pictures/100000000000001C0000001C5459F71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7" text:anchor-type="paragraph" svg:width="0.2917in" svg:height="0.2917in" draw:z-index="328"><draw:image xlink:href="Pictures/100000000000001C0000001C5FF5C79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8" text:anchor-type="paragraph" svg:width="0.2917in" svg:height="0.2917in" draw:z-index="329"><draw:image xlink:href="Pictures/100000000000001C0000001CA00B5CD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9" text:anchor-type="paragraph" svg:width="0.2917in" svg:height="0.2917in" draw:z-index="330"><draw:image xlink:href="Pictures/100000000000001C0000001C9B8EDE1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60" text:anchor-type="paragraph" svg:width="0.2917in" svg:height="0.2917in" draw:z-index="331"><draw:image xlink:href="Pictures/100000000000001C0000001C45D4954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61" text:anchor-type="paragraph" svg:width="0.2917in" svg:height="0.2917in" draw:z-index="332"><draw:image xlink:href="Pictures/100000000000001C0000001C690B3277.png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Image62" text:anchor-type="paragraph" svg:width="0.2917in" svg:height="0.2917in" draw:z-index="333"><draw:image xlink:href="Pictures/100000000000001C0000001CC3306F35.png" xlink:type="simple" xlink:show="embed" xlink:actuate="onLoad"/></draw:frame></text:p>
          </table:table-cell>
          <table:table-cell table:style-name="Table1.A2" office:value-type="string">
            <text:p text:style-name="P50"><draw:frame draw:style-name="fr1" draw:name="Image63" text:anchor-type="paragraph" svg:width="0.2917in" svg:height="0.2917in" draw:z-index="334"><draw:image xlink:href="Pictures/100000000000001C0000001C06684D9B.png" xlink:type="simple" xlink:show="embed" xlink:actuate="onLoad"/></draw:frame>..</text:p>
          </table:table-cell>
          <table:table-cell table:style-name="Table1.J2" office:value-type="string">
            <text:p text:style-name="P11"><draw:frame draw:style-name="fr1" draw:name="Image64" text:anchor-type="paragraph" svg:width="0.2917in" svg:height="0.2917in" draw:z-index="335"><draw:image xlink:href="Pictures/100000000000001C0000001C7880AA2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5">610K <text:s/><text:span text:style-name="T13">last layer bias</text:span></text:p>
          </table:table-cell>
          <table:table-cell table:style-name="Table1.A2" office:value-type="string">
            <text:p text:style-name="P3"><draw:frame draw:style-name="fr1" draw:name="Image213" text:anchor-type="paragraph" svg:width="0.2917in" svg:height="0.2917in" draw:z-index="338"><draw:image xlink:href="Pictures/100000000000001C0000001CED20BC6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20" text:anchor-type="paragraph" svg:width="0.2917in" svg:height="0.2917in" draw:z-index="341"><draw:image xlink:href="Pictures/100000000000001C0000001C854A818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26" text:anchor-type="paragraph" svg:width="0.2917in" svg:height="0.2917in" draw:z-index="344"><draw:image xlink:href="Pictures/100000000000001C0000001CA00B5CD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07" text:anchor-type="paragraph" svg:width="0.2917in" svg:height="0.2917in" draw:z-index="347"><draw:image xlink:href="Pictures/100000000000001C0000001C9B8EDE1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10" text:anchor-type="paragraph" svg:width="0.2917in" svg:height="0.2917in" draw:z-index="350"><draw:image xlink:href="Pictures/100000000000001C0000001CF03C8DF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13" text:anchor-type="paragraph" svg:width="0.2917in" svg:height="0.2917in" draw:z-index="353"><draw:image xlink:href="Pictures/100000000000001C0000001C695A8518.png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Image416" text:anchor-type="paragraph" svg:width="0.2917in" svg:height="0.2917in" draw:z-index="356"><draw:image xlink:href="Pictures/100000000000001C0000001CDE4BD612.png" xlink:type="simple" xlink:show="embed" xlink:actuate="onLoad"/></draw:frame></text:p>
          </table:table-cell>
          <table:table-cell table:style-name="Table1.A2" office:value-type="string">
            <text:p text:style-name="P50"><draw:frame draw:style-name="fr1" draw:name="Image419" text:anchor-type="paragraph" svg:width="0.2917in" svg:height="0.2917in" draw:z-index="359"><draw:image xlink:href="Pictures/100000000000001C0000001C43DBCA76.png" xlink:type="simple" xlink:show="embed" xlink:actuate="onLoad"/></draw:frame></text:p>
          </table:table-cell>
          <table:table-cell table:style-name="Table1.J2" office:value-type="string">
            <text:p text:style-name="P11"><draw:frame draw:style-name="fr1" draw:name="Image422" text:anchor-type="paragraph" svg:width="0.2917in" svg:height="0.2917in" draw:z-index="362"><draw:image xlink:href="Pictures/100000000000001C0000001CA7C59F1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5"><text:span text:style-name="T13">350</text:span>K <text:s/><text:span text:style-name="T13">last layer bias</text:span></text:p>
          </table:table-cell>
          <table:table-cell table:style-name="Table1.A2" office:value-type="string">
            <text:p text:style-name="P3"><draw:frame draw:style-name="fr1" draw:name="Image211" text:anchor-type="paragraph" svg:width="0.2917in" svg:height="0.2917in" draw:z-index="337"><draw:image xlink:href="Pictures/100000000000001C0000001C900BF20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17" text:anchor-type="paragraph" svg:width="0.2917in" svg:height="0.2917in" draw:z-index="340"><draw:image xlink:href="Pictures/100000000000001C0000001CA9EDF9E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23" text:anchor-type="paragraph" svg:width="0.2917in" svg:height="0.2917in" draw:z-index="343"><draw:image xlink:href="Pictures/100000000000001C0000001C58C755A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06" text:anchor-type="paragraph" svg:width="0.2917in" svg:height="0.2917in" draw:z-index="346"><draw:image xlink:href="Pictures/100000000000001C0000001C9B8EDE1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09" text:anchor-type="paragraph" svg:width="0.2917in" svg:height="0.2917in" draw:z-index="349"><draw:image xlink:href="Pictures/100000000000001C0000001CF03C8DF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12" text:anchor-type="paragraph" svg:width="0.2917in" svg:height="0.2917in" draw:z-index="352"><draw:image xlink:href="Pictures/100000000000001C0000001C7B0285FD.png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Image415" text:anchor-type="paragraph" svg:width="0.2917in" svg:height="0.2917in" draw:z-index="355"><draw:image xlink:href="Pictures/100000000000001C0000001CF71F3032.png" xlink:type="simple" xlink:show="embed" xlink:actuate="onLoad"/></draw:frame>.</text:p>
          </table:table-cell>
          <table:table-cell table:style-name="Table1.A2" office:value-type="string">
            <text:p text:style-name="P50"><draw:frame draw:style-name="fr1" draw:name="Image418" text:anchor-type="paragraph" svg:width="0.2917in" svg:height="0.2917in" draw:z-index="358"><draw:image xlink:href="Pictures/100000000000001C0000001CFBC1A412.png" xlink:type="simple" xlink:show="embed" xlink:actuate="onLoad"/></draw:frame></text:p>
          </table:table-cell>
          <table:table-cell table:style-name="Table1.J2" office:value-type="string">
            <text:p text:style-name="P11"><draw:frame draw:style-name="fr1" draw:name="Image421" text:anchor-type="paragraph" svg:width="0.2917in" svg:height="0.2917in" draw:z-index="361"><draw:image xlink:href="Pictures/100000000000001C0000001C5394DE5D.png" xlink:type="simple" xlink:show="embed" xlink:actuate="onLoad"/></draw:frame>.</text:p>
          </table:table-cell>
        </table:table-row>
        <table:table-row>
          <table:table-cell table:style-name="Table1.A2" office:value-type="string">
            <text:p text:style-name="P35"><text:span text:style-name="T13">270</text:span>K <text:s/><text:span text:style-name="T13">last layer bias</text:span></text:p>
            <text:p text:style-name="P33"/>
          </table:table-cell>
          <table:table-cell table:style-name="Table1.A2" office:value-type="string">
            <text:p text:style-name="P48"><draw:frame draw:style-name="fr1" draw:name="Image209" text:anchor-type="paragraph" svg:width="0.2917in" svg:height="0.2917in" draw:z-index="336"><draw:image xlink:href="Pictures/100000000000001C0000001C900BF20D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216" text:anchor-type="paragraph" svg:width="0.2917in" svg:height="0.2917in" draw:z-index="339"><draw:image xlink:href="Pictures/100000000000001C0000001CDE00CACE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221" text:anchor-type="paragraph" svg:width="0.2917in" svg:height="0.2917in" draw:z-index="342"><draw:image xlink:href="Pictures/100000000000001C0000001C20467FD2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405" text:anchor-type="paragraph" svg:width="0.2917in" svg:height="0.2917in" draw:z-index="345"><draw:image xlink:href="Pictures/100000000000001C0000001CF97271E3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408" text:anchor-type="paragraph" svg:width="0.2917in" svg:height="0.2917in" draw:z-index="348"><draw:image xlink:href="Pictures/100000000000001C0000001C41C20E6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11" text:anchor-type="paragraph" svg:width="0.2917in" svg:height="0.2917in" draw:z-index="351"><draw:image xlink:href="Pictures/100000000000001C0000001CE1A0376C.png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Image414" text:anchor-type="paragraph" svg:width="0.2917in" svg:height="0.2917in" draw:z-index="354"><draw:image xlink:href="Pictures/100000000000001C0000001CD0948205.png" xlink:type="simple" xlink:show="embed" xlink:actuate="onLoad"/></draw:frame></text:p>
          </table:table-cell>
          <table:table-cell table:style-name="Table1.A2" office:value-type="string">
            <text:p text:style-name="P50"><draw:frame draw:style-name="fr1" draw:name="Image417" text:anchor-type="paragraph" svg:width="0.2917in" svg:height="0.2917in" draw:z-index="357"><draw:image xlink:href="Pictures/100000000000001C0000001CFBC1A412.png" xlink:type="simple" xlink:show="embed" xlink:actuate="onLoad"/></draw:frame></text:p>
          </table:table-cell>
          <table:table-cell table:style-name="Table1.J2" office:value-type="string">
            <text:p text:style-name="P48"><draw:frame draw:style-name="fr1" draw:name="Image420" text:anchor-type="paragraph" svg:width="0.2917in" svg:height="0.2917in" draw:z-index="360"><draw:image xlink:href="Pictures/100000000000001C0000001C72587C4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QYY</text:p>
          </table:table-cell>
          <table:table-cell table:style-name="Table1.A2" office:value-type="string">
            <text:p text:style-name="P11">2016112891018_captured107</text:p>
          </table:table-cell>
          <table:table-cell table:style-name="Table1.A2" office:value-type="string">
            <text:p text:style-name="P11">2016112891018_captured114</text:p>
          </table:table-cell>
          <table:table-cell table:style-name="Table1.A2" office:value-type="string">
            <text:p text:style-name="P11">2016112891018_captured126</text:p>
          </table:table-cell>
          <table:table-cell table:style-name="Table1.A2" office:value-type="string">
            <text:p text:style-name="P20">20161130154131_captured86</text:p>
          </table:table-cell>
          <table:table-cell table:style-name="Table1.A2" office:value-type="string">
            <text:p text:style-name="P20">20161130154131_captured79</text:p>
          </table:table-cell>
          <table:table-cell table:style-name="Table1.A2" office:value-type="string">
            <text:p text:style-name="P11">2016113016124_captured428</text:p>
          </table:table-cell>
          <table:table-cell table:style-name="Table1.A2" office:value-type="string">
            <text:p text:style-name="P11">2016113016124_captured426</text:p>
          </table:table-cell>
          <table:table-cell table:style-name="Table1.A2" office:value-type="string">
            <text:p text:style-name="P11">20161130154131_captured22</text:p>
          </table:table-cell>
          <table:table-cell table:style-name="Table1.J2" office:value-type="string">
            <text:p text:style-name="P20">20161130154131_captured44</text:p>
          </table:table-cell>
        </table:table-row>
        <table:table-row>
          <table:table-cell table:style-name="Table1.A2" office:value-type="string">
            <text:p text:style-name="P8">Mu <text:span text:style-name="T4">detect</text:span></text:p>
          </table:table-cell>
          <table:table-cell table:style-name="Table1.A2" office:value-type="string">
            <text:p text:style-name="P3"><draw:frame draw:style-name="fr1" draw:name="Image26" text:anchor-type="paragraph" svg:width="0.25in" svg:height="0.25in" draw:z-index="35"><draw:image xlink:href="Pictures/10000000000000180000001864C443D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7" text:anchor-type="paragraph" svg:width="0.2701in" svg:height="0.2701in" draw:z-index="36"><draw:image xlink:href="Pictures/100000000000001E0000001E2500721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8" text:anchor-type="paragraph" svg:width="0.2654in" svg:height="0.2654in" draw:z-index="37"><draw:image xlink:href="Pictures/100000000000002000000020A11C16F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0" text:anchor-type="paragraph" svg:width="0.25in" svg:height="0.25in" draw:z-index="38"><draw:image xlink:href="Pictures/1000000000000018000000185A9C182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9" text:anchor-type="paragraph" svg:width="0.2756in" svg:height="0.2756in" draw:z-index="39"><draw:image xlink:href="Pictures/100000000000002C0000002C890FDB6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1" text:anchor-type="paragraph" svg:width="0.25in" svg:height="0.25in" draw:z-index="40"><draw:image xlink:href="Pictures/100000000000001800000018F33F3B3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2" text:anchor-type="paragraph" svg:width="0.3035in" svg:height="0.3035in" draw:z-index="41"><draw:image xlink:href="Pictures/100000000000002800000028AFCE08A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49" text:anchor-type="paragraph" svg:x="0.0543in" svg:y="0.0083in" svg:width="0.2417in" svg:height="0.2417in" draw:z-index="42"><draw:image xlink:href="Pictures/10000000000000200000002017EDAC66.png" xlink:type="simple" xlink:show="embed" xlink:actuate="onLoad"/></draw:frame></text:p>
          </table:table-cell>
          <table:table-cell table:style-name="Table1.J2" office:value-type="string">
            <text:p text:style-name="P3"><draw:frame draw:style-name="fr2" draw:name="Image117" text:anchor-type="paragraph" svg:x="0.1283in" svg:y="0.0126in" svg:width="0.2709in" svg:height="0.2709in" draw:z-index="43"><draw:image xlink:href="Pictures/100000000000001A0000001A89F2BF6A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16"><text:span text:style-name="T3">610K with bias </text:span></text:p>
            <text:p text:style-name="P18"><text:span text:style-name="T3">base_addvgg_38*38.caffemodel</text:span></text:p>
          </table:table-cell>
          <table:table-cell table:style-name="Table1.A2" office:value-type="string">
            <text:p text:style-name="P3"><draw:frame draw:style-name="fr1" draw:name="Image82" text:anchor-type="paragraph" svg:width="0.2917in" svg:height="0.2917in" draw:z-index="44"><draw:image xlink:href="Pictures/100000000000001C0000001C1462318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83" text:anchor-type="paragraph" svg:width="0.2917in" svg:height="0.2917in" draw:z-index="45"><draw:image xlink:href="Pictures/100000000000001C0000001CF8A0523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84" text:anchor-type="paragraph" svg:width="0.2917in" svg:height="0.2917in" draw:z-index="46"><draw:image xlink:href="Pictures/100000000000001C0000001C41F2D8E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55" text:anchor-type="paragraph" svg:width="0.2917in" svg:height="0.2917in" draw:z-index="47"><draw:image xlink:href="Pictures/100000000000001C0000001C812D252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54" text:anchor-type="paragraph" svg:width="0.2917in" svg:height="0.2917in" draw:z-index="48"><draw:image xlink:href="Pictures/100000000000001C0000001C2E56CF0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87" text:anchor-type="paragraph" svg:width="0.2917in" svg:height="0.2917in" draw:z-index="49"><draw:image xlink:href="Pictures/100000000000001C0000001C3030779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88" text:anchor-type="paragraph" svg:width="0.2917in" svg:height="0.2917in" draw:z-index="50"><draw:image xlink:href="Pictures/100000000000001C0000001C864DAEF6.png" xlink:type="simple" xlink:show="embed" xlink:actuate="onLoad"/></draw:frame></text:p>
          </table:table-cell>
          <table:table-cell table:style-name="Table1.A2" office:value-type="string">
            <text:p text:style-name="P13"><draw:frame draw:style-name="fr1" draw:name="Image89" text:anchor-type="paragraph" svg:width="0.2917in" svg:height="0.2917in" draw:z-index="51"><draw:image xlink:href="Pictures/100000000000001C0000001CA380C2A3.png" xlink:type="simple" xlink:show="embed" xlink:actuate="onLoad"/></draw:frame>...</text:p>
          </table:table-cell>
          <table:table-cell table:style-name="Table1.J2" office:value-type="string">
            <text:p text:style-name="P30"><draw:frame draw:style-name="fr1" draw:name="Image153" text:anchor-type="paragraph" svg:width="0.2917in" svg:height="0.2917in" draw:z-index="52"><draw:image xlink:href="Pictures/100000000000001C0000001C6E44B063.png" xlink:type="simple" xlink:show="embed" xlink:actuate="onLoad"/></draw:frame>..</text:p>
          </table:table-cell>
        </table:table-row>
        <table:table-row table:style-name="Table1.20">
          <table:table-cell table:style-name="Table1.A2" office:value-type="string">
            <text:p text:style-name="P41">480K <text:span text:style-name="T3">with bias </text:span></text:p>
            <text:p text:style-name="P70">base_addvgg_38*38_small.caffemodel</text:p>
          </table:table-cell>
          <table:table-cell table:style-name="Table1.A2" office:value-type="string">
            <text:p text:style-name="P3"><draw:frame draw:style-name="fr1" draw:name="Image228" text:anchor-type="paragraph" svg:width="0.2917in" svg:height="0.2917in" draw:z-index="171"><draw:image xlink:href="Pictures/100000000000001C0000001CC6D2891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30" text:anchor-type="paragraph" svg:width="0.2917in" svg:height="0.2917in" draw:z-index="172"><draw:image xlink:href="Pictures/100000000000001C0000001CE57274F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31" text:anchor-type="paragraph" svg:width="0.2917in" svg:height="0.2917in" draw:z-index="173"><draw:image xlink:href="Pictures/100000000000001C0000001C8748D14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33" text:anchor-type="paragraph" svg:width="0.2917in" svg:height="0.2917in" draw:z-index="174"><draw:image xlink:href="Pictures/100000000000001C0000001CB403DE4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36" text:anchor-type="paragraph" svg:width="0.2917in" svg:height="0.2917in" draw:z-index="175"><draw:image xlink:href="Pictures/100000000000001C0000001C91887BA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37" text:anchor-type="paragraph" svg:width="0.2917in" svg:height="0.2917in" draw:z-index="176"><draw:image xlink:href="Pictures/100000000000001C0000001C168B840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39" text:anchor-type="paragraph" svg:width="0.2917in" svg:height="0.2917in" draw:z-index="177"><draw:image xlink:href="Pictures/100000000000001C0000001C1C6D71E6.png" xlink:type="simple" xlink:show="embed" xlink:actuate="onLoad"/></draw:frame></text:p>
          </table:table-cell>
          <table:table-cell table:style-name="Table1.A2" office:value-type="string">
            <text:p text:style-name="P13"><draw:frame draw:style-name="fr1" draw:name="Image242" text:anchor-type="paragraph" svg:width="0.2917in" svg:height="0.2917in" draw:z-index="178"><draw:image xlink:href="Pictures/100000000000001C0000001C2309E404.png" xlink:type="simple" xlink:show="embed" xlink:actuate="onLoad"/></draw:frame></text:p>
          </table:table-cell>
          <table:table-cell table:style-name="Table1.J2" office:value-type="string">
            <text:p text:style-name="P30"><draw:frame draw:style-name="fr1" draw:name="Image243" text:anchor-type="paragraph" svg:width="0.2917in" svg:height="0.2917in" draw:z-index="179"><draw:image xlink:href="Pictures/100000000000001C0000001CEAC4EF52.png" xlink:type="simple" xlink:show="embed" xlink:actuate="onLoad"/></draw:frame></text:p>
          </table:table-cell>
        </table:table-row>
        <table:table-row table:style-name="Table1.20">
          <table:table-cell table:style-name="Table1.A2" office:value-type="string">
            <text:p text:style-name="P54">250K <text:span text:style-name="T10">with bias</text:span></text:p>
            <text:p text:style-name="P65"/>
          </table:table-cell>
          <table:table-cell table:style-name="Table1.A2" office:value-type="string">
            <text:p text:style-name="P3"><draw:frame draw:style-name="fr1" draw:name="Image67" text:anchor-type="paragraph" svg:width="0.2917in" svg:height="0.2917in" draw:z-index="180"><draw:image xlink:href="Pictures/100000000000001C0000001C615A140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68" text:anchor-type="paragraph" svg:width="0.2917in" svg:height="0.2917in" draw:z-index="181"><draw:image xlink:href="Pictures/100000000000001C0000001C4C5ACAA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69" text:anchor-type="paragraph" svg:width="0.2917in" svg:height="0.2917in" draw:z-index="182"><draw:image xlink:href="Pictures/100000000000001C0000001C964AF32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70" text:anchor-type="paragraph" svg:width="0.2917in" svg:height="0.2917in" draw:z-index="183"><draw:image xlink:href="Pictures/100000000000001C0000001CF3D18950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71" text:anchor-type="paragraph" svg:width="0.2917in" svg:height="0.2917in" draw:z-index="184"><draw:image xlink:href="Pictures/100000000000001C0000001CB3F05A8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72" text:anchor-type="paragraph" svg:width="0.2917in" svg:height="0.2917in" draw:z-index="185"><draw:image xlink:href="Pictures/100000000000001C0000001C6F3714B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73" text:anchor-type="paragraph" svg:width="0.2917in" svg:height="0.2917in" draw:z-index="186"><draw:image xlink:href="Pictures/100000000000001C0000001C47FC2FFA.png" xlink:type="simple" xlink:show="embed" xlink:actuate="onLoad"/></draw:frame></text:p>
          </table:table-cell>
          <table:table-cell table:style-name="Table1.A2" office:value-type="string">
            <text:p text:style-name="P58"><draw:frame draw:style-name="fr1" draw:name="Image74" text:anchor-type="paragraph" svg:width="0.2917in" svg:height="0.2917in" draw:z-index="187"><draw:image xlink:href="Pictures/100000000000001C0000001C742DC1B2.png" xlink:type="simple" xlink:show="embed" xlink:actuate="onLoad"/></draw:frame>..</text:p>
          </table:table-cell>
          <table:table-cell table:style-name="Table1.J2" office:value-type="string">
            <text:p text:style-name="P30"><draw:frame draw:style-name="fr1" draw:name="Image75" text:anchor-type="paragraph" svg:width="0.2917in" svg:height="0.2917in" draw:z-index="188"><draw:image xlink:href="Pictures/100000000000001C0000001CD02B9033.png" xlink:type="simple" xlink:show="embed" xlink:actuate="onLoad"/></draw:frame>..</text:p>
          </table:table-cell>
        </table:table-row>
        <table:table-row>
          <table:table-cell table:style-name="Table1.A2" office:value-type="string">
            <text:p text:style-name="P33">610K <text:s/><text:span text:style-name="T14">last layer bias</text:span></text:p>
            <text:p text:style-name="P33"/>
          </table:table-cell>
          <table:table-cell table:style-name="Table1.A2" office:value-type="string">
            <text:p text:style-name="P3"><draw:frame draw:style-name="fr1" draw:name="Image232" text:anchor-type="paragraph" svg:width="0.2917in" svg:height="0.2917in" draw:z-index="365"><draw:image xlink:href="Pictures/100000000000001C0000001CC6D2891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38" text:anchor-type="paragraph" svg:width="0.2917in" svg:height="0.2917in" draw:z-index="368"><draw:image xlink:href="Pictures/100000000000001C0000001C6C77248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44" text:anchor-type="paragraph" svg:width="0.2917in" svg:height="0.2917in" draw:z-index="371"><draw:image xlink:href="Pictures/100000000000001C0000001CD613C06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25" text:anchor-type="paragraph" svg:width="0.2917in" svg:height="0.2917in" draw:z-index="374"><draw:image xlink:href="Pictures/100000000000001C0000001C5FA4513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28" text:anchor-type="paragraph" svg:width="0.2917in" svg:height="0.2917in" draw:z-index="377"><draw:image xlink:href="Pictures/100000000000001C0000001C53972E21.png" xlink:type="simple" xlink:show="embed" xlink:actuate="onLoad"/></draw:frame>...</text:p>
          </table:table-cell>
          <table:table-cell table:style-name="Table1.A2" office:value-type="string">
            <text:p text:style-name="P3"><draw:frame draw:style-name="fr1" draw:name="Image431" text:anchor-type="paragraph" svg:width="0.2917in" svg:height="0.2917in" draw:z-index="380"><draw:image xlink:href="Pictures/100000000000001C0000001CB9B3BFB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34" text:anchor-type="paragraph" svg:width="0.2917in" svg:height="0.2917in" draw:z-index="383"><draw:image xlink:href="Pictures/100000000000001C0000001CC3E14E88.png" xlink:type="simple" xlink:show="embed" xlink:actuate="onLoad"/></draw:frame>.</text:p>
          </table:table-cell>
          <table:table-cell table:style-name="Table1.A2" office:value-type="string">
            <text:p text:style-name="P13"><draw:frame draw:style-name="fr1" draw:name="Image437" text:anchor-type="paragraph" svg:width="0.2917in" svg:height="0.2917in" draw:z-index="386"><draw:image xlink:href="Pictures/100000000000001C0000001C2309E404.png" xlink:type="simple" xlink:show="embed" xlink:actuate="onLoad"/></draw:frame></text:p>
          </table:table-cell>
          <table:table-cell table:style-name="Table1.J2" office:value-type="string">
            <text:p text:style-name="P30"><draw:frame draw:style-name="fr1" draw:name="Image440" text:anchor-type="paragraph" svg:width="0.2917in" svg:height="0.2917in" draw:z-index="389"><draw:image xlink:href="Pictures/100000000000001C0000001C9B135D8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6"><text:span text:style-name="T14">35</text:span>0K <text:s/><text:span text:style-name="T14">last layer bias</text:span></text:p>
          </table:table-cell>
          <table:table-cell table:style-name="Table1.A2" office:value-type="string">
            <text:p text:style-name="P3"><draw:frame draw:style-name="fr1" draw:name="Image229" text:anchor-type="paragraph" svg:width="0.2917in" svg:height="0.2917in" draw:z-index="364"><draw:image xlink:href="Pictures/100000000000001C0000001C42879106.png" xlink:type="simple" xlink:show="embed" xlink:actuate="onLoad"/></draw:frame>…</text:p>
          </table:table-cell>
          <table:table-cell table:style-name="Table1.A2" office:value-type="string">
            <text:p text:style-name="P3"><draw:frame draw:style-name="fr1" draw:name="Image235" text:anchor-type="paragraph" svg:width="0.2917in" svg:height="0.2917in" draw:z-index="367"><draw:image xlink:href="Pictures/100000000000001C0000001C2F5CB842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241" text:anchor-type="paragraph" svg:width="0.2917in" svg:height="0.2917in" draw:z-index="370"><draw:image xlink:href="Pictures/100000000000001C0000001C9E7C297F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424" text:anchor-type="paragraph" svg:width="0.2917in" svg:height="0.2917in" draw:z-index="373"><draw:image xlink:href="Pictures/100000000000001C0000001CFE84C32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27" text:anchor-type="paragraph" svg:width="0.2917in" svg:height="0.2917in" draw:z-index="376"><draw:image xlink:href="Pictures/100000000000001C0000001CA779D256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430" text:anchor-type="paragraph" svg:width="0.2917in" svg:height="0.2917in" draw:z-index="379"><draw:image xlink:href="Pictures/100000000000001C0000001C7250964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33" text:anchor-type="paragraph" svg:width="0.2917in" svg:height="0.2917in" draw:z-index="382"><draw:image xlink:href="Pictures/100000000000001C0000001CFC6EE866.png" xlink:type="simple" xlink:show="embed" xlink:actuate="onLoad"/></draw:frame></text:p>
          </table:table-cell>
          <table:table-cell table:style-name="Table1.A2" office:value-type="string">
            <text:p text:style-name="P13"><draw:frame draw:style-name="fr1" draw:name="Image436" text:anchor-type="paragraph" svg:width="0.2917in" svg:height="0.2917in" draw:z-index="385"><draw:image xlink:href="Pictures/100000000000001C0000001CD4C0528D.png" xlink:type="simple" xlink:show="embed" xlink:actuate="onLoad"/></draw:frame>..</text:p>
          </table:table-cell>
          <table:table-cell table:style-name="Table1.J2" office:value-type="string">
            <text:p text:style-name="P30"><draw:frame draw:style-name="fr1" draw:name="Image439" text:anchor-type="paragraph" svg:width="0.2917in" svg:height="0.2917in" draw:z-index="388"><draw:image xlink:href="Pictures/100000000000001C0000001CCB06CD0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6"><text:span text:style-name="T14">27</text:span>0K <text:s/><text:span text:style-name="T14">last layer bias</text:span></text:p>
          </table:table-cell>
          <table:table-cell table:style-name="Table1.A2" office:value-type="string">
            <text:p text:style-name="P3"><draw:frame draw:style-name="fr1" draw:name="Image227" text:anchor-type="paragraph" svg:width="0.2917in" svg:height="0.2917in" draw:z-index="363"><draw:image xlink:href="Pictures/100000000000001C0000001C42879106.png" xlink:type="simple" xlink:show="embed" xlink:actuate="onLoad"/></draw:frame>...</text:p>
          </table:table-cell>
          <table:table-cell table:style-name="Table1.A2" office:value-type="string">
            <text:p text:style-name="P3"><draw:frame draw:style-name="fr1" draw:name="Image234" text:anchor-type="paragraph" svg:width="0.2917in" svg:height="0.2917in" draw:z-index="366"><draw:image xlink:href="Pictures/100000000000001C0000001C086F2C4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40" text:anchor-type="paragraph" svg:width="0.2917in" svg:height="0.2917in" draw:z-index="369"><draw:image xlink:href="Pictures/100000000000001C0000001C9E7C297F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423" text:anchor-type="paragraph" svg:width="0.2917in" svg:height="0.2917in" draw:z-index="372"><draw:image xlink:href="Pictures/100000000000001C0000001C5FA4513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26" text:anchor-type="paragraph" svg:width="0.2917in" svg:height="0.2917in" draw:z-index="375"><draw:image xlink:href="Pictures/100000000000001C0000001CB3F05A8D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429" text:anchor-type="paragraph" svg:width="0.2917in" svg:height="0.2917in" draw:z-index="378"><draw:image xlink:href="Pictures/100000000000001C0000001CC678DF8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32" text:anchor-type="paragraph" svg:width="0.2917in" svg:height="0.2917in" draw:z-index="381"><draw:image xlink:href="Pictures/100000000000001C0000001C303524DC.png" xlink:type="simple" xlink:show="embed" xlink:actuate="onLoad"/></draw:frame>.</text:p>
          </table:table-cell>
          <table:table-cell table:style-name="Table1.A2" office:value-type="string">
            <text:p text:style-name="P13"><draw:frame draw:style-name="fr1" draw:name="Image435" text:anchor-type="paragraph" svg:width="0.2917in" svg:height="0.2917in" draw:z-index="384"><draw:image xlink:href="Pictures/100000000000001C0000001CB6BCAC0D.png" xlink:type="simple" xlink:show="embed" xlink:actuate="onLoad"/></draw:frame>...</text:p>
          </table:table-cell>
          <table:table-cell table:style-name="Table1.J2" office:value-type="string">
            <text:p text:style-name="P30"><draw:frame draw:style-name="fr1" draw:name="Image438" text:anchor-type="paragraph" svg:width="0.2917in" svg:height="0.2917in" draw:z-index="387"><draw:image xlink:href="Pictures/100000000000001C0000001CD6F049C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WR</text:p>
          </table:table-cell>
          <table:table-cell table:style-name="Table1.A2" office:value-type="string">
            <text:p text:style-name="P11">2016113016124_captured11</text:p>
          </table:table-cell>
          <table:table-cell table:style-name="Table1.A2" office:value-type="string">
            <text:p text:style-name="P11">2016113016124_captured14</text:p>
          </table:table-cell>
          <table:table-cell table:style-name="Table1.A2" office:value-type="string">
            <text:p text:style-name="P11">2016113016124_captured21</text:p>
          </table:table-cell>
          <table:table-cell table:style-name="Table1.A2" office:value-type="string">
            <text:p text:style-name="P11">2016113016124_captured31</text:p>
          </table:table-cell>
          <table:table-cell table:style-name="Table1.A2" office:value-type="string">
            <text:p text:style-name="P11">2016113016124_captured74</text:p>
          </table:table-cell>
          <table:table-cell table:style-name="Table1.A2" office:value-type="string">
            <text:p text:style-name="P11">2016113016124_captured78</text:p>
          </table:table-cell>
          <table:table-cell table:style-name="Table1.A2" office:value-type="string">
            <text:p text:style-name="P11">2016113016124_captured143</text:p>
          </table:table-cell>
          <table:table-cell table:style-name="Table1.A2" office:value-type="string">
            <text:p text:style-name="P12">2016113016124_captured246</text:p>
          </table:table-cell>
          <table:table-cell table:style-name="Table1.J2" office:value-type="string">
            <text:p text:style-name="P12">2016113016124_captured232</text:p>
          </table:table-cell>
        </table:table-row>
        <table:table-row>
          <table:table-cell table:style-name="Table1.A2" office:value-type="string">
            <text:p text:style-name="P8">Mu <text:span text:style-name="T4">detect</text:span></text:p>
          </table:table-cell>
          <table:table-cell table:style-name="Table1.A2" office:value-type="string">
            <text:p text:style-name="P3"><draw:frame draw:style-name="fr1" draw:name="Image31" text:anchor-type="paragraph" svg:width="0.3055in" svg:height="0.3055in" draw:z-index="53"><draw:image xlink:href="Pictures/100000000000001800000018AB940E4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2" text:anchor-type="paragraph" svg:width="0.2937in" svg:height="0.2937in" draw:z-index="54"><draw:image xlink:href="Pictures/1000000000000020000000204BEB1B8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3" text:anchor-type="paragraph" svg:width="0.3in" svg:height="0.3in" draw:z-index="55"><draw:image xlink:href="Pictures/10000000000000180000001805E5777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4" text:anchor-type="paragraph" svg:width="0.3335in" svg:height="0.3335in" draw:z-index="56"><draw:image xlink:href="Pictures/100000000000002000000020F35939B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5" text:anchor-type="paragraph" svg:width="0.3161in" svg:height="0.3161in" draw:z-index="57"><draw:image xlink:href="Pictures/1000000000000018000000188BB2CAB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6" text:anchor-type="paragraph" svg:width="0.3311in" svg:height="0.3311in" draw:z-index="58"><draw:image xlink:href="Pictures/100000000000001800000018300F744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7" text:anchor-type="paragraph" svg:width="0.3126in" svg:height="0.3126in" draw:z-index="59"><draw:image xlink:href="Pictures/100000000000001E0000001E7A3D15F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40" text:anchor-type="paragraph" svg:width="0.25in" svg:height="0.25in" draw:z-index="60"><draw:image xlink:href="Pictures/100000000000001800000018D70A8D21.png" xlink:type="simple" xlink:show="embed" xlink:actuate="onLoad"/></draw:frame></text:p>
          </table:table-cell>
          <table:table-cell table:style-name="Table1.J2" office:value-type="string">
            <text:p text:style-name="P3"><draw:frame draw:style-name="fr3" draw:name="Image38" text:anchor-type="paragraph" svg:width="0.3008in" svg:height="0.3008in" draw:z-index="61"><draw:image xlink:href="Pictures/1000000000000024000000249DD19D4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"><text:span text:style-name="T3">610K with bias </text:span></text:p>
            <text:p text:style-name="P18"><text:span text:style-name="T3">base_addvgg_38*38.caffemodel</text:span></text:p>
            <text:p text:style-name="P71">Loss=0.0038<text:span text:style-name="T11">5</text:span></text:p>
          </table:table-cell>
          <table:table-cell table:style-name="Table1.A2" office:value-type="string">
            <text:p text:style-name="P3"><draw:frame draw:style-name="fr1" draw:name="Image90" text:anchor-type="paragraph" svg:width="0.2917in" svg:height="0.2917in" draw:z-index="62"><draw:image xlink:href="Pictures/100000000000001C0000001C77FD637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91" text:anchor-type="paragraph" svg:width="0.2917in" svg:height="0.2917in" draw:z-index="63"><draw:image xlink:href="Pictures/100000000000001C0000001C8A947C0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92" text:anchor-type="paragraph" svg:width="0.2917in" svg:height="0.2917in" draw:z-index="64"><draw:image xlink:href="Pictures/100000000000001C0000001C11C6B4F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93" text:anchor-type="paragraph" svg:width="0.2917in" svg:height="0.2917in" draw:z-index="65"><draw:image xlink:href="Pictures/100000000000001C0000001C1B33951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94" text:anchor-type="paragraph" svg:x="0.1071in" svg:y="0.0035in" svg:width="0.2917in" svg:height="0.2917in" draw:z-index="66"><draw:image xlink:href="Pictures/100000000000001C0000001C30A5E55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96" text:anchor-type="paragraph" svg:x="0.1307in" svg:y="0.0126in" svg:width="0.2917in" svg:height="0.2917in" draw:z-index="67"><draw:image xlink:href="Pictures/100000000000001C0000001CDD84BF4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97" text:anchor-type="paragraph" svg:x="0.061in" svg:y="0.0465in" svg:width="0.2917in" svg:height="0.2917in" draw:z-index="68"><draw:image xlink:href="Pictures/100000000000001C0000001C2234986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95" text:anchor-type="paragraph" svg:width="0.2917in" svg:height="0.2917in" draw:z-index="69"><draw:image xlink:href="Pictures/100000000000001C0000001C7D592E53.png" xlink:type="simple" xlink:show="embed" xlink:actuate="onLoad"/></draw:frame></text:p>
          </table:table-cell>
          <table:table-cell table:style-name="Table1.J2" office:value-type="string">
            <text:p text:style-name="P3"><draw:frame draw:style-name="fr2" draw:name="Image39" text:anchor-type="paragraph" svg:x="0.0374in" svg:y="0.0307in" svg:width="0.2917in" svg:height="0.2917in" draw:z-index="70"><draw:image xlink:href="Pictures/100000000000001C0000001C71A5C93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1">480K <text:span text:style-name="T3">with bias </text:span></text:p>
            <text:p text:style-name="P70">base_addvgg_38*38_small.caffemodel</text:p>
          </table:table-cell>
          <table:table-cell table:style-name="Table1.A2" office:value-type="string">
            <text:p text:style-name="P3"><draw:frame draw:style-name="fr1" draw:name="Image246" text:anchor-type="paragraph" svg:width="0.2917in" svg:height="0.2917in" draw:z-index="189"><draw:image xlink:href="Pictures/100000000000001C0000001C8BE37C3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48" text:anchor-type="paragraph" svg:width="0.2917in" svg:height="0.2917in" draw:z-index="190"><draw:image xlink:href="Pictures/100000000000001C0000001CE1AD19B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0" text:anchor-type="paragraph" svg:width="0.2917in" svg:height="0.2917in" draw:z-index="191"><draw:image xlink:href="Pictures/100000000000001C0000001C740FAF1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1" text:anchor-type="paragraph" svg:width="0.2917in" svg:height="0.2917in" draw:z-index="192"><draw:image xlink:href="Pictures/100000000000001C0000001C047B4B62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254" text:anchor-type="paragraph" svg:width="0.2917in" svg:height="0.2917in" draw:z-index="193"><draw:image xlink:href="Pictures/100000000000001C0000001C13973F4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6" text:anchor-type="paragraph" svg:width="0.2917in" svg:height="0.2917in" draw:z-index="194"><draw:image xlink:href="Pictures/100000000000001C0000001CC740D92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8" text:anchor-type="paragraph" svg:width="0.2917in" svg:height="0.2917in" draw:z-index="195"><draw:image xlink:href="Pictures/100000000000001C0000001CE998AFD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60" text:anchor-type="paragraph" svg:width="0.2917in" svg:height="0.2917in" draw:z-index="196"><draw:image xlink:href="Pictures/100000000000001C0000001C7ABC6D3B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262" text:anchor-type="paragraph" svg:width="0.2917in" svg:height="0.2917in" draw:z-index="197"><draw:image xlink:href="Pictures/100000000000001C0000001C74DF99C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5">250K <text:span text:style-name="T10">with bias</text:span></text:p>
            <text:p text:style-name="P72">Loss=0.003<text:span text:style-name="T11">95</text:span></text:p>
          </table:table-cell>
          <table:table-cell table:style-name="Table1.A2" office:value-type="string">
            <text:p text:style-name="P3"><draw:frame draw:style-name="fr1" draw:name="Image98" text:anchor-type="paragraph" svg:width="0.2917in" svg:height="0.2917in" draw:z-index="280"><draw:image xlink:href="Pictures/100000000000001C0000001CC7AE31B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99" text:anchor-type="paragraph" svg:width="0.2917in" svg:height="0.2917in" draw:z-index="281"><draw:image xlink:href="Pictures/100000000000001C0000001C688D0CF7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100" text:anchor-type="paragraph" svg:width="0.2917in" svg:height="0.2917in" draw:z-index="282"><draw:image xlink:href="Pictures/100000000000001C0000001CD204A8F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01" text:anchor-type="paragraph" svg:width="0.2917in" svg:height="0.2917in" draw:z-index="283"><draw:image xlink:href="Pictures/100000000000001C0000001CCF68B3D3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102" text:anchor-type="paragraph" svg:width="0.2917in" svg:height="0.2917in" draw:z-index="284"><draw:image xlink:href="Pictures/100000000000001C0000001C13973F4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03" text:anchor-type="paragraph" svg:width="0.2917in" svg:height="0.2917in" draw:z-index="285"><draw:image xlink:href="Pictures/100000000000001C0000001C87FF2BB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04" text:anchor-type="paragraph" svg:width="0.2917in" svg:height="0.2917in" draw:z-index="286"><draw:image xlink:href="Pictures/100000000000001C0000001C15751E3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105" text:anchor-type="paragraph" svg:width="0.2917in" svg:height="0.2917in" draw:z-index="287"><draw:image xlink:href="Pictures/100000000000001C0000001C9ADBE8B9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106" text:anchor-type="paragraph" svg:width="0.2917in" svg:height="0.2917in" draw:z-index="288"><draw:image xlink:href="Pictures/100000000000001C0000001CF621530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7">61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249" text:anchor-type="paragraph" svg:width="0.2917in" svg:height="0.2917in" draw:z-index="392"><draw:image xlink:href="Pictures/100000000000001C0000001C8F9464B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5" text:anchor-type="paragraph" svg:width="0.2917in" svg:height="0.2917in" draw:z-index="395"><draw:image xlink:href="Pictures/100000000000001C0000001C06F606C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61" text:anchor-type="paragraph" svg:width="0.2917in" svg:height="0.2917in" draw:z-index="398"><draw:image xlink:href="Pictures/100000000000001C0000001CD204A8F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43" text:anchor-type="paragraph" svg:width="0.2917in" svg:height="0.2917in" draw:z-index="401"><draw:image xlink:href="Pictures/100000000000001C0000001CF1F00E32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446" text:anchor-type="paragraph" svg:width="0.2917in" svg:height="0.2917in" draw:z-index="404"><draw:image xlink:href="Pictures/100000000000001C0000001C3EC2735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49" text:anchor-type="paragraph" svg:width="0.2917in" svg:height="0.2917in" draw:z-index="407"><draw:image xlink:href="Pictures/100000000000001C0000001CD7897E8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52" text:anchor-type="paragraph" svg:width="0.2917in" svg:height="0.2917in" draw:z-index="410"><draw:image xlink:href="Pictures/100000000000001C0000001C37EBBE7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55" text:anchor-type="paragraph" svg:width="0.2917in" svg:height="0.2917in" draw:z-index="413"><draw:image xlink:href="Pictures/100000000000001C0000001C23120D81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456" text:anchor-type="paragraph" svg:width="0.2917in" svg:height="0.2917in" draw:z-index="414"><draw:image xlink:href="Pictures/100000000000001C0000001C7D7719B8.png" xlink:type="simple" xlink:show="embed" xlink:actuate="onLoad"/></draw:frame>.</text:p>
          </table:table-cell>
        </table:table-row>
        <table:table-row>
          <table:table-cell table:style-name="Table1.A2" office:value-type="string">
            <text:p text:style-name="P37"><text:span text:style-name="T18">35</text:span>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247" text:anchor-type="paragraph" svg:width="0.2917in" svg:height="0.2917in" draw:z-index="391"><draw:image xlink:href="Pictures/100000000000001C0000001CD98C112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3" text:anchor-type="paragraph" svg:width="0.2917in" svg:height="0.2917in" draw:z-index="394"><draw:image xlink:href="Pictures/100000000000001C0000001C688D0CF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9" text:anchor-type="paragraph" svg:width="0.2917in" svg:height="0.2917in" draw:z-index="397"><draw:image xlink:href="Pictures/100000000000001C0000001CD204A8F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42" text:anchor-type="paragraph" svg:width="0.2917in" svg:height="0.2917in" draw:z-index="400"><draw:image xlink:href="Pictures/100000000000001C0000001CF1F00E32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445" text:anchor-type="paragraph" svg:width="0.2917in" svg:height="0.2917in" draw:z-index="403"><draw:image xlink:href="Pictures/100000000000001C0000001C7F07361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48" text:anchor-type="paragraph" svg:width="0.2917in" svg:height="0.2917in" draw:z-index="406"><draw:image xlink:href="Pictures/100000000000001C0000001CF6E5239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51" text:anchor-type="paragraph" svg:width="0.2917in" svg:height="0.2917in" draw:z-index="409"><draw:image xlink:href="Pictures/100000000000001C0000001C308CF5A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54" text:anchor-type="paragraph" svg:width="0.2917in" svg:height="0.2917in" draw:z-index="412"><draw:image xlink:href="Pictures/100000000000001C0000001CB357E679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457" text:anchor-type="paragraph" svg:width="0.2917in" svg:height="0.2917in" draw:z-index="415"><draw:image xlink:href="Pictures/100000000000001C0000001C7546CB8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7"><text:span text:style-name="T18">27</text:span>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245" text:anchor-type="paragraph" svg:width="0.2917in" svg:height="0.2917in" draw:z-index="390"><draw:image xlink:href="Pictures/100000000000001C0000001C1AFF4C9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2" text:anchor-type="paragraph" svg:width="0.2917in" svg:height="0.2917in" draw:z-index="393"><draw:image xlink:href="Pictures/100000000000001C0000001C01A08C4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57" text:anchor-type="paragraph" svg:width="0.2917in" svg:height="0.2917in" draw:z-index="396"><draw:image xlink:href="Pictures/100000000000001C0000001CD204A8F1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441" text:anchor-type="paragraph" svg:width="0.2917in" svg:height="0.2917in" draw:z-index="399"><draw:image xlink:href="Pictures/100000000000001C0000001CCF68B3D3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444" text:anchor-type="paragraph" svg:width="0.2917in" svg:height="0.2917in" draw:z-index="402"><draw:image xlink:href="Pictures/100000000000001C0000001C7F07361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47" text:anchor-type="paragraph" svg:width="0.2917in" svg:height="0.2917in" draw:z-index="405"><draw:image xlink:href="Pictures/100000000000001C0000001C447AC1F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50" text:anchor-type="paragraph" svg:width="0.2917in" svg:height="0.2917in" draw:z-index="408"><draw:image xlink:href="Pictures/100000000000001C0000001C1A2AFFF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53" text:anchor-type="paragraph" svg:width="0.2917in" svg:height="0.2917in" draw:z-index="411"><draw:image xlink:href="Pictures/100000000000001C0000001C9F54FB4E.png" xlink:type="simple" xlink:show="embed" xlink:actuate="onLoad"/></draw:frame></text:p>
          </table:table-cell>
          <table:table-cell table:style-name="Table1.J2" office:value-type="string">
            <text:p text:style-name="P48"><draw:frame draw:style-name="fr1" draw:name="Image458" text:anchor-type="paragraph" svg:width="0.2917in" svg:height="0.2917in" draw:z-index="416"><draw:image xlink:href="Pictures/100000000000001C0000001C6C416B4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AYI</text:p>
          </table:table-cell>
          <table:table-cell table:style-name="Table1.A2" office:value-type="string">
            <text:p text:style-name="P11">2016113016124_captured441</text:p>
          </table:table-cell>
          <table:table-cell table:style-name="Table1.A2" office:value-type="string">
            <text:p text:style-name="P11">2016113016124_captured442</text:p>
          </table:table-cell>
          <table:table-cell table:style-name="Table1.A2" office:value-type="string">
            <text:p text:style-name="P11">2016113016124_captured463</text:p>
          </table:table-cell>
          <table:table-cell table:style-name="Table1.A2" office:value-type="string">
            <text:p text:style-name="P11">2016113016124_captured479</text:p>
          </table:table-cell>
          <table:table-cell table:style-name="Table1.A2" office:value-type="string">
            <text:p text:style-name="P11">2016113016124_captured524</text:p>
          </table:table-cell>
          <table:table-cell table:style-name="Table1.A2" office:value-type="string">
            <text:p text:style-name="P11">2016113016124_captured60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4">Mu detect</text:p>
          </table:table-cell>
          <table:table-cell table:style-name="Table1.A2" office:value-type="string">
            <text:p text:style-name="P3"><draw:frame draw:style-name="fr3" draw:name="Image43" text:anchor-type="paragraph" svg:width="0.3272in" svg:height="0.3272in" draw:z-index="71"><draw:image xlink:href="Pictures/1000000000000018000000189726F7B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44" text:anchor-type="paragraph" svg:width="0.3146in" svg:height="0.3146in" draw:z-index="72"><draw:image xlink:href="Pictures/100000000000001A0000001A3D556C0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45" text:anchor-type="paragraph" svg:width="0.3126in" svg:height="0.3126in" draw:z-index="73"><draw:image xlink:href="Pictures/100000000000001E0000001E36DB323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46" text:anchor-type="paragraph" svg:width="0.3165in" svg:height="0.3165in" draw:z-index="74"><draw:image xlink:href="Pictures/100000000000002A0000002A1FCDF6B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47" text:anchor-type="paragraph" svg:width="0.3264in" svg:height="0.3264in" draw:z-index="75"><draw:image xlink:href="Pictures/10000000000000240000002436D60B3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48" text:anchor-type="paragraph" svg:width="0.3425in" svg:height="0.3425in" draw:z-index="76"><draw:image xlink:href="Pictures/1000000000000018000000183A5A5E05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6"><text:span text:style-name="T3">610K with bias </text:span></text:p>
            <text:p text:style-name="P18"><text:span text:style-name="T3">base_addvgg_38*38.caffemodel</text:span></text:p>
          </table:table-cell>
          <table:table-cell table:style-name="Table1.A2" office:value-type="string">
            <text:p text:style-name="P3"><draw:frame draw:style-name="fr3" draw:name="Image76" text:anchor-type="paragraph" svg:width="0.2917in" svg:height="0.2917in" draw:z-index="77"><draw:image xlink:href="Pictures/100000000000001C0000001C4130E85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77" text:anchor-type="paragraph" svg:width="0.2917in" svg:height="0.2917in" draw:z-index="78"><draw:image xlink:href="Pictures/100000000000001C0000001CC5518B1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78" text:anchor-type="paragraph" svg:width="0.2917in" svg:height="0.2917in" draw:z-index="79"><draw:image xlink:href="Pictures/100000000000001C0000001CF347DBB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79" text:anchor-type="paragraph" svg:width="0.2917in" svg:height="0.2917in" draw:z-index="80"><draw:image xlink:href="Pictures/100000000000001C0000001CD0D95C9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80" text:anchor-type="paragraph" svg:width="0.2917in" svg:height="0.2917in" draw:z-index="81"><draw:image xlink:href="Pictures/100000000000001C0000001CAB79121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81" text:anchor-type="paragraph" svg:width="0.2917in" svg:height="0.2917in" draw:z-index="82"><draw:image xlink:href="Pictures/100000000000001C0000001CCBF7D987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1">480K <text:span text:style-name="T3">with bias <text:s/></text:span></text:p>
            <text:p text:style-name="P70">base_addvgg_38*38_small.caffemodel</text:p>
          </table:table-cell>
          <table:table-cell table:style-name="Table1.A2" office:value-type="string">
            <text:p text:style-name="P3"><draw:frame draw:style-name="fr3" draw:name="Image265" text:anchor-type="paragraph" svg:width="0.2917in" svg:height="0.2917in" draw:z-index="198"><draw:image xlink:href="Pictures/100000000000001C0000001CC56E6AF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67" text:anchor-type="paragraph" svg:width="0.2917in" svg:height="0.2917in" draw:z-index="199"><draw:image xlink:href="Pictures/100000000000001C0000001C5313677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68" text:anchor-type="paragraph" svg:width="0.2917in" svg:height="0.2917in" draw:z-index="200"><draw:image xlink:href="Pictures/100000000000001C0000001CFEB3F6B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71" text:anchor-type="paragraph" svg:width="0.2917in" svg:height="0.2917in" draw:z-index="201"><draw:image xlink:href="Pictures/100000000000001C0000001CD0D95C9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73" text:anchor-type="paragraph" svg:width="0.2917in" svg:height="0.2917in" draw:z-index="202"><draw:image xlink:href="Pictures/100000000000001C0000001C8BDE122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75" text:anchor-type="paragraph" svg:width="0.2917in" svg:height="0.2917in" draw:z-index="203"><draw:image xlink:href="Pictures/100000000000001C0000001C6B5F49B5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56">250K <text:span text:style-name="T10">with bias</text:span></text:p>
          </table:table-cell>
          <table:table-cell table:style-name="Table1.A2" office:value-type="string">
            <text:p text:style-name="P3"><draw:frame draw:style-name="fr1" draw:name="Image263" text:anchor-type="paragraph" svg:width="0.2917in" svg:height="0.2917in" draw:z-index="204"><draw:image xlink:href="Pictures/100000000000001C0000001C74F1005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46" text:anchor-type="paragraph" svg:width="0.2917in" svg:height="0.2917in" draw:z-index="205"><draw:image xlink:href="Pictures/100000000000001C0000001CB31DF24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47" text:anchor-type="paragraph" svg:width="0.2917in" svg:height="0.2917in" draw:z-index="206"><draw:image xlink:href="Pictures/100000000000001C0000001CAAEC9ED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48" text:anchor-type="paragraph" svg:width="0.2917in" svg:height="0.2917in" draw:z-index="207"><draw:image xlink:href="Pictures/100000000000001C0000001CD0D95C9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49" text:anchor-type="paragraph" svg:width="0.2917in" svg:height="0.2917in" draw:z-index="208"><draw:image xlink:href="Pictures/100000000000001C0000001C8BDE122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50" text:anchor-type="paragraph" svg:width="0.2917in" svg:height="0.2917in" draw:z-index="209"><draw:image xlink:href="Pictures/100000000000001C0000001C8286906D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3">61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264" text:anchor-type="paragraph" svg:width="0.2917in" svg:height="0.2917in" draw:z-index="419"><draw:image xlink:href="Pictures/100000000000001C0000001CC56E6AF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70" text:anchor-type="paragraph" svg:width="0.2917in" svg:height="0.2917in" draw:z-index="422"><draw:image xlink:href="Pictures/100000000000001C0000001CC3D2A82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1" text:anchor-type="paragraph" svg:width="0.2917in" svg:height="0.2917in" draw:z-index="425"><draw:image xlink:href="Pictures/100000000000001C0000001C7D632985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4" text:anchor-type="paragraph" svg:width="0.2917in" svg:height="0.2917in" draw:z-index="428"><draw:image xlink:href="Pictures/100000000000001C0000001CD0D95C9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7" text:anchor-type="paragraph" svg:width="0.2917in" svg:height="0.2917in" draw:z-index="431"><draw:image xlink:href="Pictures/100000000000001C0000001C1E91EFE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0" text:anchor-type="paragraph" svg:width="0.2917in" svg:height="0.2917in" draw:z-index="434"><draw:image xlink:href="Pictures/100000000000001C0000001CD7DB5207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7"><text:span text:style-name="T18">35</text:span>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460" text:anchor-type="paragraph" svg:width="0.2917in" svg:height="0.2917in" draw:z-index="418"><draw:image xlink:href="Pictures/100000000000001C0000001CC56E6AF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69" text:anchor-type="paragraph" svg:width="0.2917in" svg:height="0.2917in" draw:z-index="421"><draw:image xlink:href="Pictures/100000000000001C0000001C0115C70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74" text:anchor-type="paragraph" svg:width="0.2917in" svg:height="0.2917in" draw:z-index="424"><draw:image xlink:href="Pictures/100000000000001C0000001CA3C1292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3" text:anchor-type="paragraph" svg:width="0.2917in" svg:height="0.2917in" draw:z-index="427"><draw:image xlink:href="Pictures/100000000000001C0000001CD0D95C9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6" text:anchor-type="paragraph" svg:width="0.2917in" svg:height="0.2917in" draw:z-index="430"><draw:image xlink:href="Pictures/100000000000001C0000001C8BDE122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9" text:anchor-type="paragraph" svg:width="0.2917in" svg:height="0.2917in" draw:z-index="433"><draw:image xlink:href="Pictures/100000000000001C0000001C8286906D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7"><text:span text:style-name="T18">27</text:span>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459" text:anchor-type="paragraph" svg:width="0.2917in" svg:height="0.2917in" draw:z-index="417"><draw:image xlink:href="Pictures/100000000000001C0000001CB6AD130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66" text:anchor-type="paragraph" svg:width="0.2917in" svg:height="0.2917in" draw:z-index="420"><draw:image xlink:href="Pictures/100000000000001C0000001C3D5677E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72" text:anchor-type="paragraph" svg:width="0.2917in" svg:height="0.2917in" draw:z-index="423"><draw:image xlink:href="Pictures/100000000000001C0000001CD54C422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2" text:anchor-type="paragraph" svg:width="0.2917in" svg:height="0.2917in" draw:z-index="426"><draw:image xlink:href="Pictures/100000000000001C0000001CD0D95C9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5" text:anchor-type="paragraph" svg:width="0.2917in" svg:height="0.2917in" draw:z-index="429"><draw:image xlink:href="Pictures/100000000000001C0000001CCE02A8E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68" text:anchor-type="paragraph" svg:width="0.2917in" svg:height="0.2917in" draw:z-index="432"><draw:image xlink:href="Pictures/100000000000001C0000001C559E3FB2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1">CW</text:p>
          </table:table-cell>
          <table:table-cell table:style-name="Table1.A2" office:value-type="string">
            <text:p text:style-name="P21">20161130154131_captured283</text:p>
          </table:table-cell>
          <table:table-cell table:style-name="Table1.A2" office:value-type="string">
            <text:p text:style-name="P21">20161130154131_captured299</text:p>
          </table:table-cell>
          <table:table-cell table:style-name="Table1.A2" office:value-type="string">
            <text:p text:style-name="P27">20161130154131_captured345</text:p>
          </table:table-cell>
          <table:table-cell table:style-name="Table1.A2" office:value-type="string">
            <text:p text:style-name="P27">20161130154131_captured349</text:p>
          </table:table-cell>
          <table:table-cell table:style-name="Table1.A2" office:value-type="string">
            <text:p text:style-name="P27">20161130154131_captured353</text:p>
          </table:table-cell>
          <table:table-cell table:style-name="Table1.A2" office:value-type="string">
            <text:p text:style-name="P29">20161130154131_captured301</text:p>
          </table:table-cell>
          <table:table-cell table:style-name="Table1.A2" office:value-type="string">
            <text:p text:style-name="P27">20161130154131_captured343</text:p>
          </table:table-cell>
          <table:table-cell table:style-name="Table1.A2" office:value-type="string">
            <text:p text:style-name="P27">20161130154131_captured342</text:p>
          </table:table-cell>
          <table:table-cell table:style-name="Table1.J2" office:value-type="string">
            <text:p text:style-name="P28">20161130154131_captured300</text:p>
          </table:table-cell>
        </table:table-row>
        <table:table-row>
          <table:table-cell table:style-name="Table1.A2" office:value-type="string">
            <text:p text:style-name="P14">Mu detect</text:p>
          </table:table-cell>
          <table:table-cell table:style-name="Table1.A2" office:value-type="string">
            <text:p text:style-name="P3"><draw:frame draw:style-name="fr3" draw:name="Image85" text:anchor-type="paragraph" svg:width="0.2902in" svg:height="0.2902in" draw:z-index="83"><draw:image xlink:href="Pictures/100000000000002A0000002A715A165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86" text:anchor-type="paragraph" svg:width="0.3063in" svg:height="0.3063in" draw:z-index="84"><draw:image xlink:href="Pictures/100000000000002C0000002C8FF0EC8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3" text:anchor-type="paragraph" svg:width="0.2846in" svg:height="0.2846in" draw:z-index="85"><draw:image xlink:href="Pictures/1000000000000020000000204867718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4" text:anchor-type="paragraph" svg:width="0.2953in" svg:height="0.2953in" draw:z-index="86"><draw:image xlink:href="Pictures/1000000000000024000000240E2F221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5" text:anchor-type="paragraph" svg:width="0.2709in" svg:height="0.2709in" draw:z-index="87"><draw:image xlink:href="Pictures/100000000000002400000024E15204B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6" text:anchor-type="paragraph" svg:width="0.3126in" svg:height="0.3126in" draw:z-index="88"><draw:image xlink:href="Pictures/100000000000001E0000001E9228F63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7" text:anchor-type="paragraph" svg:width="0.3126in" svg:height="0.3126in" draw:z-index="89"><draw:image xlink:href="Pictures/100000000000001E0000001EA9B3683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8" text:anchor-type="paragraph" svg:width="0.3161in" svg:height="0.3161in" draw:z-index="90"><draw:image xlink:href="Pictures/100000000000002400000024B41C2601.png" xlink:type="simple" xlink:show="embed" xlink:actuate="onLoad"/></draw:frame></text:p>
          </table:table-cell>
          <table:table-cell table:style-name="Table1.J2" office:value-type="string">
            <text:p text:style-name="P3"><draw:frame draw:style-name="fr3" draw:name="Image149" text:anchor-type="paragraph" svg:width="0.25in" svg:height="0.25in" draw:z-index="91"><draw:image xlink:href="Pictures/1000000000000018000000180AE6888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"><text:span text:style-name="T3">610K with bias </text:span></text:p>
            <text:p text:style-name="P18"><text:span text:style-name="T3">base_addvgg_38*38.caffemodel</text:span></text:p>
          </table:table-cell>
          <table:table-cell table:style-name="Table1.A2" office:value-type="string">
            <text:p text:style-name="P3"><draw:frame draw:style-name="fr3" draw:name="Image156" text:anchor-type="paragraph" svg:width="0.2917in" svg:height="0.2917in" draw:z-index="92"><draw:image xlink:href="Pictures/100000000000001C0000001C11E3E2E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57" text:anchor-type="paragraph" svg:width="0.2917in" svg:height="0.2917in" draw:z-index="93"><draw:image xlink:href="Pictures/100000000000001C0000001CB232918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58" text:anchor-type="paragraph" svg:width="0.2917in" svg:height="0.2917in" draw:z-index="94"><draw:image xlink:href="Pictures/100000000000001C0000001C265A854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59" text:anchor-type="paragraph" svg:width="0.2917in" svg:height="0.2917in" draw:z-index="95"><draw:image xlink:href="Pictures/100000000000001C0000001CF0A5C975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60" text:anchor-type="paragraph" svg:width="0.2917in" svg:height="0.2917in" draw:z-index="96"><draw:image xlink:href="Pictures/100000000000001C0000001C447B8E4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61" text:anchor-type="paragraph" svg:width="0.2917in" svg:height="0.2917in" draw:z-index="97"><draw:image xlink:href="Pictures/100000000000001C0000001CB95A5D1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62" text:anchor-type="paragraph" svg:width="0.2917in" svg:height="0.2917in" draw:z-index="98"><draw:image xlink:href="Pictures/100000000000001C0000001C1BE8B8B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63" text:anchor-type="paragraph" svg:width="0.2917in" svg:height="0.2917in" draw:z-index="99"><draw:image xlink:href="Pictures/100000000000001C0000001CDCC200EA.png" xlink:type="simple" xlink:show="embed" xlink:actuate="onLoad"/></draw:frame></text:p>
          </table:table-cell>
          <table:table-cell table:style-name="Table1.J2" office:value-type="string">
            <text:p text:style-name="P3"><draw:frame draw:style-name="fr3" draw:name="Image164" text:anchor-type="paragraph" svg:width="0.2917in" svg:height="0.2917in" draw:z-index="100"><draw:image xlink:href="Pictures/100000000000001C0000001CA5C9D855.png" xlink:type="simple" xlink:show="embed" xlink:actuate="onLoad"/></draw:frame>.</text:p>
          </table:table-cell>
        </table:table-row>
        <table:table-row>
          <table:table-cell table:style-name="Table1.A2" office:value-type="string">
            <text:p text:style-name="P41">480K <text:span text:style-name="T3">with bias <text:s/></text:span></text:p>
            <text:p text:style-name="P70">base_addvgg_38*38_small.caffemodel</text:p>
          </table:table-cell>
          <table:table-cell table:style-name="Table1.A2" office:value-type="string">
            <text:p text:style-name="P3"><draw:frame draw:style-name="fr3" draw:name="Image278" text:anchor-type="paragraph" svg:width="0.2917in" svg:height="0.2917in" draw:z-index="210"><draw:image xlink:href="Pictures/100000000000001C0000001C8039D13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80" text:anchor-type="paragraph" svg:width="0.2917in" svg:height="0.2917in" draw:z-index="211"><draw:image xlink:href="Pictures/100000000000001C0000001C48C46AF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81" text:anchor-type="paragraph" svg:width="0.2917in" svg:height="0.2917in" draw:z-index="212"><draw:image xlink:href="Pictures/100000000000001C0000001CD221195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84" text:anchor-type="paragraph" svg:width="0.2917in" svg:height="0.2917in" draw:z-index="213"><draw:image xlink:href="Pictures/100000000000001C0000001CA9222E5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85" text:anchor-type="paragraph" svg:width="0.2917in" svg:height="0.2917in" draw:z-index="214"><draw:image xlink:href="Pictures/100000000000001C0000001C180BF57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87" text:anchor-type="paragraph" svg:width="0.2917in" svg:height="0.2917in" draw:z-index="215"><draw:image xlink:href="Pictures/100000000000001C0000001C46E1B1C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89" text:anchor-type="paragraph" svg:width="0.2917in" svg:height="0.2917in" draw:z-index="216"><draw:image xlink:href="Pictures/100000000000001C0000001CAFD8771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291" text:anchor-type="paragraph" svg:width="0.2917in" svg:height="0.2917in" draw:z-index="217"><draw:image xlink:href="Pictures/100000000000001C0000001CC7676561.png" xlink:type="simple" xlink:show="embed" xlink:actuate="onLoad"/></draw:frame></text:p>
          </table:table-cell>
          <table:table-cell table:style-name="Table1.J2" office:value-type="string">
            <text:p text:style-name="P3"><draw:frame draw:style-name="fr3" draw:name="Image293" text:anchor-type="paragraph" svg:width="0.2917in" svg:height="0.2917in" draw:z-index="218"><draw:image xlink:href="Pictures/100000000000001C0000001CA2024C9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7">250K <text:span text:style-name="T10">with bias</text:span></text:p>
          </table:table-cell>
          <table:table-cell table:style-name="Table1.A2" office:value-type="string">
            <text:p text:style-name="P3"><draw:frame draw:style-name="fr1" draw:name="Image351" text:anchor-type="paragraph" svg:width="0.2917in" svg:height="0.2917in" draw:z-index="219"><draw:image xlink:href="Pictures/100000000000001C0000001C0CD5941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52" text:anchor-type="paragraph" svg:width="0.2917in" svg:height="0.2917in" draw:z-index="220"><draw:image xlink:href="Pictures/100000000000001C0000001C146B6F8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53" text:anchor-type="paragraph" svg:width="0.2917in" svg:height="0.2917in" draw:z-index="221"><draw:image xlink:href="Pictures/100000000000001C0000001CD88D29C5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54" text:anchor-type="paragraph" svg:width="0.2917in" svg:height="0.2917in" draw:z-index="222"><draw:image xlink:href="Pictures/100000000000001C0000001CAAB5393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55" text:anchor-type="paragraph" svg:width="0.2917in" svg:height="0.2917in" draw:z-index="223"><draw:image xlink:href="Pictures/100000000000001C0000001C180BF57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56" text:anchor-type="paragraph" svg:width="0.2917in" svg:height="0.2917in" draw:z-index="279"><draw:image xlink:href="Pictures/100000000000001C0000001CCB9A566B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357" text:anchor-type="paragraph" svg:width="0.2917in" svg:height="0.2917in" draw:z-index="224"><draw:image xlink:href="Pictures/100000000000001C0000001CA30743C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58" text:anchor-type="paragraph" svg:width="0.2917in" svg:height="0.2917in" draw:z-index="225"><draw:image xlink:href="Pictures/100000000000001C0000001CA9C8A035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359" text:anchor-type="paragraph" svg:width="0.2917in" svg:height="0.2917in" draw:z-index="226"><draw:image xlink:href="Pictures/100000000000001C0000001CD9886BB0.png" xlink:type="simple" xlink:show="embed" xlink:actuate="onLoad"/></draw:frame>..</text:p>
          </table:table-cell>
        </table:table-row>
        <table:table-row>
          <table:table-cell table:style-name="Table1.A2" office:value-type="string">
            <text:p text:style-name="P33">61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279" text:anchor-type="paragraph" svg:width="0.2917in" svg:height="0.2917in" draw:z-index="437"><draw:image xlink:href="Pictures/100000000000001C0000001CBFBF601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86" text:anchor-type="paragraph" svg:width="0.2917in" svg:height="0.2917in" draw:z-index="440"><draw:image xlink:href="Pictures/100000000000001C0000001CECFAA5E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88" text:anchor-type="paragraph" svg:width="0.2917in" svg:height="0.2917in" draw:z-index="441"><draw:image xlink:href="Pictures/100000000000001C0000001CEAE67DB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3" text:anchor-type="paragraph" svg:width="0.2917in" svg:height="0.2917in" draw:z-index="446"><draw:image xlink:href="Pictures/100000000000001C0000001CEAE67DB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4" text:anchor-type="paragraph" svg:width="0.2917in" svg:height="0.2917in" draw:z-index="447"><draw:image xlink:href="Pictures/100000000000001C0000001C4DD205C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9" text:anchor-type="paragraph" svg:width="0.2917in" svg:height="0.2917in" draw:z-index="452"><draw:image xlink:href="Pictures/100000000000001C0000001C812A4209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480" text:anchor-type="paragraph" svg:width="0.2917in" svg:height="0.2917in" draw:z-index="453"><draw:image xlink:href="Pictures/100000000000001C0000001C7155BA48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485" text:anchor-type="paragraph" svg:width="0.2917in" svg:height="0.2917in" draw:z-index="458"><draw:image xlink:href="Pictures/100000000000001C0000001C15CA8EA3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488" text:anchor-type="paragraph" svg:width="0.2917in" svg:height="0.2917in" draw:z-index="461"><draw:image xlink:href="Pictures/100000000000001C0000001C1F027ACE.png" xlink:type="simple" xlink:show="embed" xlink:actuate="onLoad"/></draw:frame>..</text:p>
          </table:table-cell>
        </table:table-row>
        <table:table-row>
          <table:table-cell table:style-name="Table1.A2" office:value-type="string">
            <text:p text:style-name="P37"><text:span text:style-name="T18">35</text:span>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277" text:anchor-type="paragraph" svg:width="0.2917in" svg:height="0.2917in" draw:z-index="436"><draw:image xlink:href="Pictures/100000000000001C0000001CC0C27BB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83" text:anchor-type="paragraph" svg:width="0.2917in" svg:height="0.2917in" draw:z-index="439"><draw:image xlink:href="Pictures/100000000000001C0000001C9CFE6130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290" text:anchor-type="paragraph" svg:width="0.2917in" svg:height="0.2917in" draw:z-index="442"><draw:image xlink:href="Pictures/100000000000001C0000001C9A087D0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2" text:anchor-type="paragraph" svg:width="0.2917in" svg:height="0.2917in" draw:z-index="445"><draw:image xlink:href="Pictures/100000000000001C0000001C9A087D0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5" text:anchor-type="paragraph" svg:width="0.2917in" svg:height="0.2917in" draw:z-index="448"><draw:image xlink:href="Pictures/100000000000001C0000001CE536CC6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8" text:anchor-type="paragraph" svg:width="0.2917in" svg:height="0.2917in" draw:z-index="451"><draw:image xlink:href="Pictures/100000000000001C0000001C3323F3D9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481" text:anchor-type="paragraph" svg:width="0.2917in" svg:height="0.2917in" draw:z-index="454"><draw:image xlink:href="Pictures/100000000000001C0000001C5BF8A0D0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484" text:anchor-type="paragraph" svg:width="0.2917in" svg:height="0.2917in" draw:z-index="457"><draw:image xlink:href="Pictures/100000000000001C0000001CF9647F5B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487" text:anchor-type="paragraph" svg:width="0.2917in" svg:height="0.2917in" draw:z-index="460"><draw:image xlink:href="Pictures/100000000000001C0000001CD9886BB0.png" xlink:type="simple" xlink:show="embed" xlink:actuate="onLoad"/></draw:frame>..</text:p>
          </table:table-cell>
        </table:table-row>
        <table:table-row>
          <table:table-cell table:style-name="Table1.A2" office:value-type="string">
            <text:p text:style-name="P37"><text:span text:style-name="T18">27</text:span>0K <text:s/><text:span text:style-name="T18">last layer bias</text:span></text:p>
          </table:table-cell>
          <table:table-cell table:style-name="Table1.A2" office:value-type="string">
            <text:p text:style-name="P3"><draw:frame draw:style-name="fr1" draw:name="Image276" text:anchor-type="paragraph" svg:width="0.2917in" svg:height="0.2917in" draw:z-index="435"><draw:image xlink:href="Pictures/100000000000001C0000001C6511DFC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282" text:anchor-type="paragraph" svg:width="0.2917in" svg:height="0.2917in" draw:z-index="438"><draw:image xlink:href="Pictures/100000000000001C0000001C9CFE6130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292" text:anchor-type="paragraph" svg:width="0.2917in" svg:height="0.2917in" draw:z-index="443"><draw:image xlink:href="Pictures/100000000000001C0000001CE2A96F4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1" text:anchor-type="paragraph" svg:width="0.2917in" svg:height="0.2917in" draw:z-index="444"><draw:image xlink:href="Pictures/100000000000001C0000001CEAE67DB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6" text:anchor-type="paragraph" svg:width="0.2917in" svg:height="0.2917in" draw:z-index="449"><draw:image xlink:href="Pictures/100000000000001C0000001C87DEFFD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77" text:anchor-type="paragraph" svg:width="0.2917in" svg:height="0.2917in" draw:z-index="450"><draw:image xlink:href="Pictures/100000000000001C0000001C1BA4F105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482" text:anchor-type="paragraph" svg:width="0.2917in" svg:height="0.2917in" draw:z-index="455"><draw:image xlink:href="Pictures/100000000000001C0000001C75E32E9D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483" text:anchor-type="paragraph" svg:width="0.2917in" svg:height="0.2917in" draw:z-index="456"><draw:image xlink:href="Pictures/100000000000001C0000001C11D2BC30.png" xlink:type="simple" xlink:show="embed" xlink:actuate="onLoad"/></draw:frame></text:p>
          </table:table-cell>
          <table:table-cell table:style-name="Table1.J2" office:value-type="string">
            <text:p text:style-name="P3"><draw:frame draw:style-name="fr1" draw:name="Image486" text:anchor-type="paragraph" svg:width="0.2917in" svg:height="0.2917in" draw:z-index="459"><draw:image xlink:href="Pictures/100000000000001C0000001C5A058D7B.png" xlink:type="simple" xlink:show="embed" xlink:actuate="onLoad"/></draw:frame>..</text:p>
          </table:table-cell>
        </table:table-row>
        <table:table-row>
          <table:table-cell table:style-name="Table1.A2" office:value-type="string">
            <text:p text:style-name="P22">CWH</text:p>
          </table:table-cell>
          <table:table-cell table:style-name="Table1.A2" office:value-type="string">
            <text:p text:style-name="P23">20161130154131_captured582</text:p>
          </table:table-cell>
          <table:table-cell table:style-name="Table1.A2" office:value-type="string">
            <text:p text:style-name="P23">20161130154131_captured607</text:p>
          </table:table-cell>
          <table:table-cell table:style-name="Table1.A2" office:value-type="string">
            <text:p text:style-name="P23">20161130154131_captured645</text:p>
          </table:table-cell>
          <table:table-cell table:style-name="Table1.A2" office:value-type="string">
            <text:p text:style-name="P23">20161130154131_captured67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4">Mu detect</text:p>
          </table:table-cell>
          <table:table-cell table:style-name="Table1.A2" office:value-type="string">
            <text:p text:style-name="P3"><draw:frame draw:style-name="fr3" draw:name="Image118" text:anchor-type="paragraph" svg:width="0.25in" svg:height="0.25in" draw:z-index="101"><draw:image xlink:href="Pictures/1000000000000018000000185411E97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16" text:anchor-type="paragraph" svg:width="0.3339in" svg:height="0.3307in" draw:z-index="102"><draw:image xlink:href="Pictures/100000000000002A0000002A40A06DB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19" text:anchor-type="paragraph" svg:width="0.25in" svg:height="0.25in" draw:z-index="103"><draw:image xlink:href="Pictures/100000000000001800000018EBD499F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20" text:anchor-type="paragraph" svg:width="0.25in" svg:height="0.25in" draw:z-index="104"><draw:image xlink:href="Pictures/100000000000001800000018BFFE1511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6"><text:span text:style-name="T3">610K with bias </text:span></text:p>
            <text:p text:style-name="P18"><text:span text:style-name="T3">base_addvgg_38*38.caffemodel</text:span></text:p>
          </table:table-cell>
          <table:table-cell table:style-name="Table1.A2" office:value-type="string">
            <text:p text:style-name="P31"><draw:frame draw:style-name="fr3" draw:name="Image165" text:anchor-type="paragraph" svg:width="0.2917in" svg:height="0.2917in" draw:z-index="105"><draw:image xlink:href="Pictures/100000000000001C0000001C62041E9E.png" xlink:type="simple" xlink:show="embed" xlink:actuate="onLoad"/></draw:frame>…..</text:p>
          </table:table-cell>
          <table:table-cell table:style-name="Table1.A2" office:value-type="string">
            <text:p text:style-name="P32"><draw:frame draw:style-name="fr3" draw:name="Image166" text:anchor-type="paragraph" svg:width="0.2917in" svg:height="0.2917in" draw:z-index="106"><draw:image xlink:href="Pictures/100000000000001C0000001CB3747891.png" xlink:type="simple" xlink:show="embed" xlink:actuate="onLoad"/></draw:frame>…...</text:p>
          </table:table-cell>
          <table:table-cell table:style-name="Table1.A2" office:value-type="string">
            <text:p text:style-name="P24"><draw:frame draw:style-name="fr3" draw:name="Image167" text:anchor-type="paragraph" svg:width="0.2917in" svg:height="0.2917in" draw:z-index="107"><draw:image xlink:href="Pictures/100000000000001C0000001CB0648C4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68" text:anchor-type="paragraph" svg:width="0.2917in" svg:height="0.2917in" draw:z-index="108"><draw:image xlink:href="Pictures/100000000000001C0000001C58A1C095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1">480K <text:span text:style-name="T3">with bias </text:span></text:p>
            <text:p text:style-name="P70">base_addvgg_38*38_small.caffemodel</text:p>
          </table:table-cell>
          <table:table-cell table:style-name="Table1.A2" office:value-type="string">
            <text:p text:style-name="P31"><draw:frame draw:style-name="fr3" draw:name="Image295" text:anchor-type="paragraph" svg:width="0.2917in" svg:height="0.2917in" draw:z-index="227"><draw:image xlink:href="Pictures/100000000000001C0000001C07BF8600.png" xlink:type="simple" xlink:show="embed" xlink:actuate="onLoad"/></draw:frame></text:p>
          </table:table-cell>
          <table:table-cell table:style-name="Table1.A2" office:value-type="string">
            <text:p text:style-name="P32"><draw:frame draw:style-name="fr3" draw:name="Image297" text:anchor-type="paragraph" svg:width="0.2917in" svg:height="0.2917in" draw:z-index="228"><draw:image xlink:href="Pictures/100000000000001C0000001C6029D851.png" xlink:type="simple" xlink:show="embed" xlink:actuate="onLoad"/></draw:frame>….</text:p>
          </table:table-cell>
          <table:table-cell table:style-name="Table1.A2" office:value-type="string">
            <text:p text:style-name="P24"><draw:frame draw:style-name="fr3" draw:name="Image298" text:anchor-type="paragraph" svg:width="0.2917in" svg:height="0.2917in" draw:z-index="229"><draw:image xlink:href="Pictures/100000000000001C0000001CB0648C4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00" text:anchor-type="paragraph" svg:width="0.2917in" svg:height="0.2917in" draw:z-index="230"><draw:image xlink:href="Pictures/100000000000001C0000001C00B9E7AC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9">250K <text:span text:style-name="T5"><text:s/>with bias </text:span></text:p>
          </table:table-cell>
          <table:table-cell table:style-name="Table1.A2" office:value-type="string">
            <text:p text:style-name="P31"><draw:frame draw:style-name="fr1" draw:name="Image360" text:anchor-type="paragraph" svg:width="0.2917in" svg:height="0.2917in" draw:z-index="231"><draw:image xlink:href="Pictures/100000000000001C0000001CF1968F88.png" xlink:type="simple" xlink:show="embed" xlink:actuate="onLoad"/></draw:frame></text:p>
          </table:table-cell>
          <table:table-cell table:style-name="Table1.A2" office:value-type="string">
            <text:p text:style-name="P32"><draw:frame draw:style-name="fr1" draw:name="Image361" text:anchor-type="paragraph" svg:width="0.2917in" svg:height="0.2917in" draw:z-index="232"><draw:image xlink:href="Pictures/100000000000001C0000001C0B6B8C02.png" xlink:type="simple" xlink:show="embed" xlink:actuate="onLoad"/></draw:frame>….</text:p>
          </table:table-cell>
          <table:table-cell table:style-name="Table1.A2" office:value-type="string">
            <text:p text:style-name="P24"><draw:frame draw:style-name="fr1" draw:name="Image362" text:anchor-type="paragraph" svg:width="0.2917in" svg:height="0.2917in" draw:z-index="233"><draw:image xlink:href="Pictures/100000000000001C0000001CBE2F8E1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63" text:anchor-type="paragraph" svg:width="0.2917in" svg:height="0.2917in" draw:z-index="234"><draw:image xlink:href="Pictures/100000000000001C0000001C16E96849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3">610K <text:s/><text:span text:style-name="T19">last layer bias</text:span></text:p>
          </table:table-cell>
          <table:table-cell table:style-name="Table1.A2" office:value-type="string">
            <text:p text:style-name="P31"><draw:frame draw:style-name="fr1" draw:name="Image299" text:anchor-type="paragraph" svg:width="0.2917in" svg:height="0.2917in" draw:z-index="464"><draw:image xlink:href="Pictures/100000000000001C0000001CAE19F382.png" xlink:type="simple" xlink:show="embed" xlink:actuate="onLoad"/></draw:frame></text:p>
          </table:table-cell>
          <table:table-cell table:style-name="Table1.A2" office:value-type="string">
            <text:p text:style-name="P32"><draw:frame draw:style-name="fr1" draw:name="Image301" text:anchor-type="paragraph" svg:width="0.2917in" svg:height="0.2917in" draw:z-index="465"><draw:image xlink:href="Pictures/100000000000001C0000001CC6AB4C90.png" xlink:type="simple" xlink:show="embed" xlink:actuate="onLoad"/></draw:frame>….</text:p>
          </table:table-cell>
          <table:table-cell table:style-name="Table1.A2" office:value-type="string">
            <text:p text:style-name="P24"><draw:frame draw:style-name="fr1" draw:name="Image493" text:anchor-type="paragraph" svg:width="0.2917in" svg:height="0.2917in" draw:z-index="470"><draw:image xlink:href="Pictures/100000000000001C0000001CBFC3ED2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96" text:anchor-type="paragraph" svg:width="0.2917in" svg:height="0.2917in" draw:z-index="473"><draw:image xlink:href="Pictures/100000000000001C0000001C16E96849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38"><text:span text:style-name="T19">35</text:span>0K <text:s/><text:span text:style-name="T19">last layer bias</text:span></text:p>
          </table:table-cell>
          <table:table-cell table:style-name="Table1.A2" office:value-type="string">
            <text:p text:style-name="P31"><draw:frame draw:style-name="fr1" draw:name="Image296" text:anchor-type="paragraph" svg:width="0.2917in" svg:height="0.2917in" draw:z-index="463"><draw:image xlink:href="Pictures/100000000000001C0000001CF1968F88.png" xlink:type="simple" xlink:show="embed" xlink:actuate="onLoad"/></draw:frame></text:p>
          </table:table-cell>
          <table:table-cell table:style-name="Table1.A2" office:value-type="string">
            <text:p text:style-name="P32"><draw:frame draw:style-name="fr1" draw:name="Image489" text:anchor-type="paragraph" svg:width="0.2917in" svg:height="0.2917in" draw:z-index="466"><draw:image xlink:href="Pictures/100000000000001C0000001C6D4529A4.png" xlink:type="simple" xlink:show="embed" xlink:actuate="onLoad"/></draw:frame></text:p>
          </table:table-cell>
          <table:table-cell table:style-name="Table1.A2" office:value-type="string">
            <text:p text:style-name="P24"><draw:frame draw:style-name="fr1" draw:name="Image492" text:anchor-type="paragraph" svg:width="0.2917in" svg:height="0.2917in" draw:z-index="469"><draw:image xlink:href="Pictures/100000000000001C0000001C20A1923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95" text:anchor-type="paragraph" svg:width="0.2917in" svg:height="0.2917in" draw:z-index="472"><draw:image xlink:href="Pictures/100000000000001C0000001CB797D281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8"><text:span text:style-name="T19">27</text:span>0K <text:s/><text:span text:style-name="T19">last layer bias</text:span></text:p>
          </table:table-cell>
          <table:table-cell table:style-name="Table1.A2" office:value-type="string">
            <text:p text:style-name="P31"><draw:frame draw:style-name="fr1" draw:name="Image294" text:anchor-type="paragraph" svg:width="0.2917in" svg:height="0.2917in" draw:z-index="462"><draw:image xlink:href="Pictures/100000000000001C0000001C5B46C4A5.png" xlink:type="simple" xlink:show="embed" xlink:actuate="onLoad"/></draw:frame></text:p>
          </table:table-cell>
          <table:table-cell table:style-name="Table1.A2" office:value-type="string">
            <text:p text:style-name="P32"><draw:frame draw:style-name="fr1" draw:name="Image490" text:anchor-type="paragraph" svg:width="0.2917in" svg:height="0.2917in" draw:z-index="467"><draw:image xlink:href="Pictures/100000000000001C0000001C57A46B27.png" xlink:type="simple" xlink:show="embed" xlink:actuate="onLoad"/></draw:frame></text:p>
          </table:table-cell>
          <table:table-cell table:style-name="Table1.A2" office:value-type="string">
            <text:p text:style-name="P24"><draw:frame draw:style-name="fr1" draw:name="Image491" text:anchor-type="paragraph" svg:width="0.2917in" svg:height="0.2917in" draw:z-index="468"><draw:image xlink:href="Pictures/100000000000001C0000001C700444E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94" text:anchor-type="paragraph" svg:width="0.2917in" svg:height="0.2917in" draw:z-index="471"><draw:image xlink:href="Pictures/100000000000001C0000001CE940A0B5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3">XYR</text:p>
          </table:table-cell>
          <table:table-cell table:style-name="Table1.A2" office:value-type="string">
            <text:p text:style-name="P23">20161130154131_captured694</text:p>
          </table:table-cell>
          <table:table-cell table:style-name="Table1.A2" office:value-type="string">
            <text:p text:style-name="P23">20161130154131_captured695</text:p>
          </table:table-cell>
          <table:table-cell table:style-name="Table1.A2" office:value-type="string">
            <text:p text:style-name="P23">20161130154131_captured703</text:p>
          </table:table-cell>
          <table:table-cell table:style-name="Table1.A2" office:value-type="string">
            <text:p text:style-name="P23">20161130154131_captured698</text:p>
          </table:table-cell>
          <table:table-cell table:style-name="Table1.A2" office:value-type="string">
            <text:p text:style-name="P23">20161130154131_captured762</text:p>
          </table:table-cell>
          <table:table-cell table:style-name="Table1.A2" office:value-type="string">
            <text:p text:style-name="P23">20161130154131_captured737</text:p>
          </table:table-cell>
          <table:table-cell table:style-name="Table1.A2" office:value-type="string">
            <text:p text:style-name="P23">20161130154131_captured749</text:p>
          </table:table-cell>
          <table:table-cell table:style-name="Table1.A2" office:value-type="string">
            <text:p text:style-name="P23">20161130154131_captured751</text:p>
          </table:table-cell>
          <table:table-cell table:style-name="Table1.J2" office:value-type="string">
            <text:p text:style-name="P3"/>
          </table:table-cell>
        </table:table-row>
        <table:table-row table:style-name="Table1.58">
          <table:table-cell table:style-name="Table1.A2" office:value-type="string">
            <text:p text:style-name="P47">Mu detect</text:p>
          </table:table-cell>
          <table:table-cell table:style-name="Table1.A2" office:value-type="string">
            <text:p text:style-name="P3"><draw:frame draw:style-name="fr3" draw:name="Image121" text:anchor-type="paragraph" svg:width="0.25in" svg:height="0.25in" draw:z-index="109"><draw:image xlink:href="Pictures/10000000000000180000001858AC53A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22" text:anchor-type="paragraph" svg:width="0.25in" svg:height="0.25in" draw:z-index="110"><draw:image xlink:href="Pictures/10000000000000180000001847227AE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23" text:anchor-type="paragraph" svg:width="0.25in" svg:height="0.25in" draw:z-index="111"><draw:image xlink:href="Pictures/10000000000000180000001833E55EC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24" text:anchor-type="paragraph" svg:width="0.25in" svg:height="0.25in" draw:z-index="112"><draw:image xlink:href="Pictures/100000000000001800000018CDA70A5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25" text:anchor-type="paragraph" svg:width="0.2709in" svg:height="0.2709in" draw:z-index="113"><draw:image xlink:href="Pictures/100000000000001A0000001AD0A9130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26" text:anchor-type="paragraph" svg:width="0.2874in" svg:height="0.2874in" draw:z-index="114"><draw:image xlink:href="Pictures/100000000000001E0000001E3A11C28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27" text:anchor-type="paragraph" svg:width="0.2874in" svg:height="0.2874in" draw:z-index="115"><draw:image xlink:href="Pictures/100000000000001E0000001EAD9B812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28" text:anchor-type="paragraph" svg:width="0.2764in" svg:height="0.2764in" draw:z-index="116"><draw:image xlink:href="Pictures/100000000000002400000024CB5D0DFC.png" xlink:type="simple" xlink:show="embed" xlink:actuate="onLoad"/></draw:frame></text:p>
          </table:table-cell>
          <table:table-cell table:style-name="Table1.J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><text:span text:style-name="T3">610K with bias </text:span></text:p>
            <text:p text:style-name="P18"><draw:frame draw:style-name="fr2" draw:name="Image169" text:anchor-type="paragraph" svg:x="1.9146in" svg:y="-0.1429in" svg:width="0.2917in" svg:height="0.2917in" draw:z-index="117"><draw:image xlink:href="Pictures/100000000000001C0000001C65634B1F.png" xlink:type="simple" xlink:show="embed" xlink:actuate="onLoad"/></draw:frame><text:span text:style-name="T3">base_addvgg_38*38.caffemodel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<draw:frame draw:style-name="fr2" draw:name="Image170" text:anchor-type="paragraph" svg:x="0.0917in" svg:y="0.0055in" svg:width="0.2917in" svg:height="0.2917in" draw:z-index="118"><draw:image xlink:href="Pictures/100000000000001C0000001CCCBA380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171" text:anchor-type="paragraph" svg:x="0.1283in" svg:y="0.0102in" svg:width="0.2917in" svg:height="0.2917in" draw:z-index="119"><draw:image xlink:href="Pictures/100000000000001C0000001CE9BDC70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172" text:anchor-type="paragraph" svg:x="0.0972in" svg:y="0.0366in" svg:width="0.2917in" svg:height="0.2917in" draw:z-index="120"><draw:image xlink:href="Pictures/100000000000001C0000001C5837D31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173" text:anchor-type="paragraph" svg:x="0.0925in" svg:y="0.0161in" svg:width="0.2917in" svg:height="0.2917in" draw:z-index="121"><draw:image xlink:href="Pictures/100000000000001C0000001CB3E3657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174" text:anchor-type="paragraph" svg:x="0.0972in" svg:y="0.0457in" svg:width="0.2917in" svg:height="0.2917in" draw:z-index="122"><draw:image xlink:href="Pictures/100000000000001C0000001CBEF4A61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175" text:anchor-type="paragraph" svg:x="0.0764in" svg:y="0.0189in" svg:width="0.2917in" svg:height="0.2917in" draw:z-index="123"><draw:image xlink:href="Pictures/100000000000001C0000001CAC3F48E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2" draw:name="Image176" text:anchor-type="paragraph" svg:x="0.0453in" svg:y="0.002in" svg:width="0.2917in" svg:height="0.2917in" draw:z-index="124"><draw:image xlink:href="Pictures/100000000000001C0000001CAAB51DD6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1">480K <text:span text:style-name="T3">with bias </text:span></text:p>
            <text:p text:style-name="P70">base_addvgg_38*38_small.caffemodel</text:p>
          </table:table-cell>
          <table:table-cell table:style-name="Table1.A2" office:value-type="string">
            <text:p text:style-name="P3"><draw:frame draw:style-name="fr3" draw:name="Image303" text:anchor-type="paragraph" svg:width="0.2917in" svg:height="0.2917in" draw:z-index="235"><draw:image xlink:href="Pictures/100000000000001C0000001C65634B1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05" text:anchor-type="paragraph" svg:width="0.2917in" svg:height="0.2917in" draw:z-index="236"><draw:image xlink:href="Pictures/100000000000001C0000001C1DFFBAF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07" text:anchor-type="paragraph" svg:width="0.2917in" svg:height="0.2917in" draw:z-index="237"><draw:image xlink:href="Pictures/100000000000001C0000001C365F021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09" text:anchor-type="paragraph" svg:width="0.2917in" svg:height="0.2917in" draw:z-index="238"><draw:image xlink:href="Pictures/100000000000001C0000001C1F9D96F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11" text:anchor-type="paragraph" svg:width="0.2917in" svg:height="0.2917in" draw:z-index="239"><draw:image xlink:href="Pictures/100000000000001C0000001CB105AF8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13" text:anchor-type="paragraph" svg:width="0.2917in" svg:height="0.2917in" draw:z-index="240"><draw:image xlink:href="Pictures/100000000000001C0000001C3763C50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15" text:anchor-type="paragraph" svg:width="0.2917in" svg:height="0.2917in" draw:z-index="241"><draw:image xlink:href="Pictures/100000000000001C0000001CE2EC512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17" text:anchor-type="paragraph" svg:width="0.2917in" svg:height="0.2917in" draw:z-index="242"><draw:image xlink:href="Pictures/100000000000001C0000001C6D36B0BB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0">250K <text:span text:style-name="T5"><text:s/>with bias </text:span></text:p>
          </table:table-cell>
          <table:table-cell table:style-name="Table1.A2" office:value-type="string">
            <text:p text:style-name="P3"><draw:frame draw:style-name="fr1" draw:name="Image364" text:anchor-type="paragraph" svg:width="0.2917in" svg:height="0.2917in" draw:z-index="243"><draw:image xlink:href="Pictures/100000000000001C0000001C65634B1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65" text:anchor-type="paragraph" svg:width="0.2917in" svg:height="0.2917in" draw:z-index="244"><draw:image xlink:href="Pictures/100000000000001C0000001C1DFFBAF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66" text:anchor-type="paragraph" svg:width="0.2917in" svg:height="0.2917in" draw:z-index="245"><draw:image xlink:href="Pictures/100000000000001C0000001C298D023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67" text:anchor-type="paragraph" svg:width="0.2917in" svg:height="0.2917in" draw:z-index="246"><draw:image xlink:href="Pictures/100000000000001C0000001C4664F10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68" text:anchor-type="paragraph" svg:width="0.2917in" svg:height="0.2917in" draw:z-index="247"><draw:image xlink:href="Pictures/100000000000001C0000001C1DA064E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69" text:anchor-type="paragraph" svg:width="0.2917in" svg:height="0.2917in" draw:z-index="248"><draw:image xlink:href="Pictures/100000000000001C0000001C0DD9DA3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70" text:anchor-type="paragraph" svg:width="0.2917in" svg:height="0.2917in" draw:z-index="249"><draw:image xlink:href="Pictures/100000000000001C0000001CE2EC512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71" text:anchor-type="paragraph" svg:width="0.2917in" svg:height="0.2917in" draw:z-index="250"><draw:image xlink:href="Pictures/100000000000001C0000001C78B0341D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3">610K <text:s/><text:span text:style-name="T20">last layer bias</text:span></text:p>
          </table:table-cell>
          <table:table-cell table:style-name="Table1.A2" office:value-type="string">
            <text:p text:style-name="P3"><draw:frame draw:style-name="fr1" draw:name="Image306" text:anchor-type="paragraph" svg:width="0.2917in" svg:height="0.2917in" draw:z-index="476"><draw:image xlink:href="Pictures/100000000000001C0000001C365A067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10" text:anchor-type="paragraph" svg:width="0.2917in" svg:height="0.2917in" draw:z-index="478"><draw:image xlink:href="Pictures/100000000000001C0000001CE2330FF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16" text:anchor-type="paragraph" svg:width="0.2917in" svg:height="0.2917in" draw:z-index="481"><draw:image xlink:href="Pictures/100000000000001C0000001C4EA02E9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97" text:anchor-type="paragraph" svg:width="0.2917in" svg:height="0.2917in" draw:z-index="482"><draw:image xlink:href="Pictures/100000000000001C0000001C4664F10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0" text:anchor-type="paragraph" svg:width="0.2917in" svg:height="0.2917in" draw:z-index="485"><draw:image xlink:href="Pictures/100000000000001C0000001C5D968C6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5" text:anchor-type="paragraph" svg:width="0.2917in" svg:height="0.2917in" draw:z-index="490"><draw:image xlink:href="Pictures/100000000000001C0000001CC16A40D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6" text:anchor-type="paragraph" svg:width="0.2917in" svg:height="0.2917in" draw:z-index="492"><draw:image xlink:href="Pictures/100000000000001C0000001C011339B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11" text:anchor-type="paragraph" svg:width="0.2917in" svg:height="0.2917in" draw:z-index="496"><draw:image xlink:href="Pictures/100000000000001C0000001C80048417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9"><text:span text:style-name="T20">35</text:span>0K <text:s/><text:span text:style-name="T20">last layer bias</text:span></text:p>
          </table:table-cell>
          <table:table-cell table:style-name="Table1.A2" office:value-type="string">
            <text:p text:style-name="P3"><draw:frame draw:style-name="fr1" draw:name="Image304" text:anchor-type="paragraph" svg:width="0.2917in" svg:height="0.2917in" draw:z-index="475"><draw:image xlink:href="Pictures/100000000000001C0000001C336E274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08" text:anchor-type="paragraph" svg:width="0.2917in" svg:height="0.2917in" draw:z-index="477"><draw:image xlink:href="Pictures/100000000000001C0000001CCCBA380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14" text:anchor-type="paragraph" svg:width="0.2917in" svg:height="0.2917in" draw:z-index="480"><draw:image xlink:href="Pictures/100000000000001C0000001C298D023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98" text:anchor-type="paragraph" svg:width="0.2917in" svg:height="0.2917in" draw:z-index="483"><draw:image xlink:href="Pictures/100000000000001C0000001C839C109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1" text:anchor-type="paragraph" svg:width="0.2917in" svg:height="0.2917in" draw:z-index="486"><draw:image xlink:href="Pictures/100000000000001C0000001C865E537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4" text:anchor-type="paragraph" svg:width="0.2917in" svg:height="0.2917in" draw:z-index="489"><draw:image xlink:href="Pictures/100000000000001C0000001C2619102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7" text:anchor-type="paragraph" svg:width="0.2917in" svg:height="0.2917in" draw:z-index="491"><draw:image xlink:href="Pictures/100000000000001C0000001C011339B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10" text:anchor-type="paragraph" svg:width="0.2917in" svg:height="0.2917in" draw:z-index="495"><draw:image xlink:href="Pictures/100000000000001C0000001C5E482006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9"><text:span text:style-name="T20">27</text:span>0K <text:s/><text:span text:style-name="T20">last layer bias</text:span></text:p>
          </table:table-cell>
          <table:table-cell table:style-name="Table1.A2" office:value-type="string">
            <text:p text:style-name="P3"><draw:frame draw:style-name="fr1" draw:name="Image302" text:anchor-type="paragraph" svg:width="0.2917in" svg:height="0.2917in" draw:z-index="474"><draw:image xlink:href="Pictures/100000000000001C0000001CFE2F92F6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<draw:frame draw:style-name="fr1" draw:name="Image312" text:anchor-type="paragraph" svg:width="0.2917in" svg:height="0.2917in" draw:z-index="479"><draw:image xlink:href="Pictures/100000000000001C0000001C448090D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499" text:anchor-type="paragraph" svg:width="0.2917in" svg:height="0.2917in" draw:z-index="484"><draw:image xlink:href="Pictures/100000000000001C0000001C839C109D.png" xlink:type="simple" xlink:show="embed" xlink:actuate="onLoad"/></draw:frame></text:p>
          </table:table-cell>
          <table:table-cell table:style-name="Table1.A2" office:value-type="string">
            <text:p text:style-name="P67"><draw:frame draw:style-name="fr1" draw:name="Image502" text:anchor-type="paragraph" svg:width="0.2917in" svg:height="0.2917in" draw:z-index="487"><draw:image xlink:href="Pictures/100000000000001C0000001C865E537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3" text:anchor-type="paragraph" svg:width="0.2917in" svg:height="0.2917in" draw:z-index="488"><draw:image xlink:href="Pictures/100000000000001C0000001C7776C2E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8" text:anchor-type="paragraph" svg:width="0.2917in" svg:height="0.2917in" draw:z-index="493"><draw:image xlink:href="Pictures/100000000000001C0000001CDC8F4FB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09" text:anchor-type="paragraph" svg:width="0.2917in" svg:height="0.2917in" draw:z-index="494"><draw:image xlink:href="Pictures/100000000000001C0000001C78B0341D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5">20161130155216_captured88</text:p>
          </table:table-cell>
          <table:table-cell table:style-name="Table1.A2" office:value-type="string">
            <text:p text:style-name="P25">20161130155216_captured96</text:p>
          </table:table-cell>
          <table:table-cell table:style-name="Table1.A2" office:value-type="string">
            <text:p text:style-name="P25">20161130155216_captured111</text:p>
          </table:table-cell>
          <table:table-cell table:style-name="Table1.A2" office:value-type="string">
            <text:p text:style-name="P25">20161130155216_captured137</text:p>
          </table:table-cell>
          <table:table-cell table:style-name="Table1.A2" office:value-type="string">
            <text:p text:style-name="P25">20161130155216_captured145</text:p>
          </table:table-cell>
          <table:table-cell table:style-name="Table1.A2" office:value-type="string">
            <text:p text:style-name="P25">20161130155216_captured1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7">Mu detect</text:p>
          </table:table-cell>
          <table:table-cell table:style-name="Table1.A2" office:value-type="string">
            <text:p text:style-name="P3"><draw:frame draw:style-name="fr3" draw:name="Image129" text:anchor-type="paragraph" svg:width="0.3335in" svg:height="0.3335in" draw:z-index="125"><draw:image xlink:href="Pictures/10000000000000200000002045272D5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0" text:anchor-type="paragraph" svg:width="0.3016in" svg:height="0.3016in" draw:z-index="126"><draw:image xlink:href="Pictures/100000000000001800000018356452C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1" text:anchor-type="paragraph" svg:width="0.2929in" svg:height="0.2929in" draw:z-index="127"><draw:image xlink:href="Pictures/1000000000000020000000209A717E7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2" text:anchor-type="paragraph" svg:width="0.2866in" svg:height="0.2866in" draw:z-index="128"><draw:image xlink:href="Pictures/100000000000002800000028B9CE86E5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3" text:anchor-type="paragraph" svg:width="0.2917in" svg:height="0.2917in" draw:z-index="129"><draw:image xlink:href="Pictures/10000000000000180000001845F132E5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6" text:anchor-type="paragraph" svg:width="0.25in" svg:height="0.25in" draw:z-index="130"><draw:image xlink:href="Pictures/1000000000000018000000181EBC6195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6"><text:span text:style-name="T3">610K with bias </text:span></text:p>
            <text:p text:style-name="P18"><text:span text:style-name="T3">base_addvgg_38*38.caffemodel</text:span></text:p>
          </table:table-cell>
          <table:table-cell table:style-name="Table1.A2" office:value-type="string">
            <text:p text:style-name="P3"><draw:frame draw:style-name="fr3" draw:name="Image177" text:anchor-type="paragraph" svg:width="0.2917in" svg:height="0.2917in" draw:z-index="131"><draw:image xlink:href="Pictures/100000000000001C0000001C4190873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78" text:anchor-type="paragraph" svg:width="0.2917in" svg:height="0.2917in" draw:z-index="132"><draw:image xlink:href="Pictures/100000000000001C0000001C62D4BD0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79" text:anchor-type="paragraph" svg:width="0.2917in" svg:height="0.2917in" draw:z-index="133"><draw:image xlink:href="Pictures/100000000000001C0000001C183BF8D9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3" draw:name="Image180" text:anchor-type="paragraph" svg:width="0.2917in" svg:height="0.2917in" draw:z-index="134"><draw:image xlink:href="Pictures/100000000000001C0000001CE8E5293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81" text:anchor-type="paragraph" svg:width="0.2917in" svg:height="0.2917in" draw:z-index="135"><draw:image xlink:href="Pictures/100000000000001C0000001C8618941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82" text:anchor-type="paragraph" svg:width="0.2917in" svg:height="0.2917in" draw:z-index="136"><draw:image xlink:href="Pictures/100000000000001C0000001C1BCD8798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1">480K <text:span text:style-name="T3">with bias</text:span></text:p>
            <text:p text:style-name="P70">base_addvgg_38*38_small.caffemodel</text:p>
          </table:table-cell>
          <table:table-cell table:style-name="Table1.A2" office:value-type="string">
            <text:p text:style-name="P3"><draw:frame draw:style-name="fr3" draw:name="Image319" text:anchor-type="paragraph" svg:width="0.2917in" svg:height="0.2917in" draw:z-index="251"><draw:image xlink:href="Pictures/100000000000001C0000001C45D9A91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20" text:anchor-type="paragraph" svg:width="0.2917in" svg:height="0.2917in" draw:z-index="252"><draw:image xlink:href="Pictures/100000000000001C0000001CA492B56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23" text:anchor-type="paragraph" svg:width="0.2917in" svg:height="0.2917in" draw:z-index="253"><draw:image xlink:href="Pictures/100000000000001C0000001C1815577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25" text:anchor-type="paragraph" svg:width="0.2917in" svg:height="0.2917in" draw:z-index="254"><draw:image xlink:href="Pictures/100000000000001C0000001C2692457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26" text:anchor-type="paragraph" svg:width="0.2917in" svg:height="0.2917in" draw:z-index="255"><draw:image xlink:href="Pictures/100000000000001C0000001C4905B37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29" text:anchor-type="paragraph" svg:width="0.2917in" svg:height="0.2917in" draw:z-index="256"><draw:image xlink:href="Pictures/100000000000001C0000001C39B6EAB4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1">250K with bias</text:p>
          </table:table-cell>
          <table:table-cell table:style-name="Table1.A2" office:value-type="string">
            <text:p text:style-name="P3"><draw:frame draw:style-name="fr1" draw:name="Image372" text:anchor-type="paragraph" svg:width="0.2917in" svg:height="0.2917in" draw:z-index="257"><draw:image xlink:href="Pictures/100000000000001C0000001CF930047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73" text:anchor-type="paragraph" svg:width="0.2917in" svg:height="0.2917in" draw:z-index="258"><draw:image xlink:href="Pictures/100000000000001C0000001C96CA036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74" text:anchor-type="paragraph" svg:width="0.2917in" svg:height="0.2917in" draw:z-index="259"><draw:image xlink:href="Pictures/100000000000001C0000001C7CD782D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75" text:anchor-type="paragraph" svg:width="0.2917in" svg:height="0.2917in" draw:z-index="260"><draw:image xlink:href="Pictures/100000000000001C0000001C9E9E169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76" text:anchor-type="paragraph" svg:width="0.2917in" svg:height="0.2917in" draw:z-index="261"><draw:image xlink:href="Pictures/100000000000001C0000001C2CDA0FA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77" text:anchor-type="paragraph" svg:width="0.2917in" svg:height="0.2917in" draw:z-index="262"><draw:image xlink:href="Pictures/100000000000001C0000001C0B33A6A8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3">610K <text:s/><text:span text:style-name="T21">last layer bias</text:span></text:p>
            <text:p text:style-name="P33"/>
          </table:table-cell>
          <table:table-cell table:style-name="Table1.A2" office:value-type="string">
            <text:p text:style-name="P48"><draw:frame draw:style-name="fr1" draw:name="Image322" text:anchor-type="paragraph" svg:width="0.2917in" svg:height="0.2917in" draw:z-index="499"><draw:image xlink:href="Pictures/100000000000001C0000001CEF75F72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24" text:anchor-type="paragraph" svg:width="0.2917in" svg:height="0.2917in" draw:z-index="500"><draw:image xlink:href="Pictures/100000000000001C0000001C836CFAE9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512" text:anchor-type="paragraph" svg:width="0.2917in" svg:height="0.2917in" draw:z-index="503"><draw:image xlink:href="Pictures/100000000000001C0000001CBE377385.png" xlink:type="simple" xlink:show="embed" xlink:actuate="onLoad"/></draw:frame>..</text:p>
          </table:table-cell>
          <table:table-cell table:style-name="Table1.A2" office:value-type="string">
            <text:p text:style-name="P48"><draw:frame draw:style-name="fr1" draw:name="Image517" text:anchor-type="paragraph" svg:width="0.2917in" svg:height="0.2917in" draw:z-index="508"><draw:image xlink:href="Pictures/100000000000001C0000001CD7FD85D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18" text:anchor-type="paragraph" svg:width="0.2917in" svg:height="0.2917in" draw:z-index="509"><draw:image xlink:href="Pictures/100000000000001C0000001CE69CBC6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23" text:anchor-type="paragraph" svg:width="0.2917in" svg:height="0.2917in" draw:z-index="514"><draw:image xlink:href="Pictures/100000000000001C0000001CBF0E8B0F.png" xlink:type="simple" xlink:show="embed" xlink:actuate="onLoad"/></draw:frame>.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0"><text:span text:style-name="T21">35</text:span>0K <text:s/><text:span text:style-name="T21">last layer bias</text:span></text:p>
            <text:p text:style-name="P40"/>
          </table:table-cell>
          <table:table-cell table:style-name="Table1.A2" office:value-type="string">
            <text:p text:style-name="P48"><draw:frame draw:style-name="fr1" draw:name="Image321" text:anchor-type="paragraph" svg:width="0.2917in" svg:height="0.2917in" draw:z-index="498"><draw:image xlink:href="Pictures/100000000000001C0000001C5A5E0C6D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27" text:anchor-type="paragraph" svg:width="0.2917in" svg:height="0.2917in" draw:z-index="501"><draw:image xlink:href="Pictures/100000000000001C0000001C60A5F674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513" text:anchor-type="paragraph" svg:width="0.2917in" svg:height="0.2917in" draw:z-index="504"><draw:image xlink:href="Pictures/100000000000001C0000001C0F36C9CD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516" text:anchor-type="paragraph" svg:width="0.2917in" svg:height="0.2917in" draw:z-index="507"><draw:image xlink:href="Pictures/100000000000001C0000001C5315EFF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19" text:anchor-type="paragraph" svg:width="0.2917in" svg:height="0.2917in" draw:z-index="510"><draw:image xlink:href="Pictures/100000000000001C0000001CAAEB177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22" text:anchor-type="paragraph" svg:width="0.2917in" svg:height="0.2917in" draw:z-index="513"><draw:image xlink:href="Pictures/100000000000001C0000001CF36DC4EF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0"><text:span text:style-name="T21">27</text:span>0K <text:s/><text:span text:style-name="T21">last layer bias</text:span></text:p>
            <text:p text:style-name="P40"/>
          </table:table-cell>
          <table:table-cell table:style-name="Table1.A2" office:value-type="string">
            <text:p text:style-name="P48"><draw:frame draw:style-name="fr1" draw:name="Image318" text:anchor-type="paragraph" svg:width="0.2917in" svg:height="0.2917in" draw:z-index="497"><draw:image xlink:href="Pictures/100000000000001C0000001CEBEA9732.png" xlink:type="simple" xlink:show="embed" xlink:actuate="onLoad"/></draw:frame>..</text:p>
          </table:table-cell>
          <table:table-cell table:style-name="Table1.A2" office:value-type="string">
            <text:p text:style-name="P3"><draw:frame draw:style-name="fr1" draw:name="Image328" text:anchor-type="paragraph" svg:width="0.2917in" svg:height="0.2917in" draw:z-index="502"><draw:image xlink:href="Pictures/100000000000001C0000001CA492B560.png" xlink:type="simple" xlink:show="embed" xlink:actuate="onLoad"/></draw:frame></text:p>
          </table:table-cell>
          <table:table-cell table:style-name="Table1.A2" office:value-type="string">
            <text:p text:style-name="P48"><draw:frame draw:style-name="fr1" draw:name="Image514" text:anchor-type="paragraph" svg:width="0.2917in" svg:height="0.2917in" draw:z-index="505"><draw:image xlink:href="Pictures/100000000000001C0000001CFD3238D7.png" xlink:type="simple" xlink:show="embed" xlink:actuate="onLoad"/></draw:frame>..</text:p>
          </table:table-cell>
          <table:table-cell table:style-name="Table1.A2" office:value-type="string">
            <text:p text:style-name="P48"><draw:frame draw:style-name="fr1" draw:name="Image515" text:anchor-type="paragraph" svg:width="0.2917in" svg:height="0.2917in" draw:z-index="506"><draw:image xlink:href="Pictures/100000000000001C0000001C11DB27DA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20" text:anchor-type="paragraph" svg:width="0.2917in" svg:height="0.2917in" draw:z-index="511"><draw:image xlink:href="Pictures/100000000000001C0000001C18632691.png" xlink:type="simple" xlink:show="embed" xlink:actuate="onLoad"/></draw:frame>.</text:p>
          </table:table-cell>
          <table:table-cell table:style-name="Table1.A2" office:value-type="string">
            <text:p text:style-name="P3"><draw:frame draw:style-name="fr1" draw:name="Image521" text:anchor-type="paragraph" svg:width="0.2917in" svg:height="0.2917in" draw:z-index="512"><draw:image xlink:href="Pictures/100000000000001C0000001C6C961759.png" xlink:type="simple" xlink:show="embed" xlink:actuate="onLoad"/></draw:frame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7">RZ</text:p>
          </table:table-cell>
          <table:table-cell table:style-name="Table1.A2" office:value-type="string">
            <text:p text:style-name="P25">20161130<text:soft-page-break/>155216_captured195</text:p>
          </table:table-cell>
          <table:table-cell table:style-name="Table1.A2" office:value-type="string">
            <text:p text:style-name="P25">20161130<text:soft-page-break/>155216_captured197</text:p>
          </table:table-cell>
          <table:table-cell table:style-name="Table1.A2" office:value-type="string">
            <text:p text:style-name="P25">20161130<text:soft-page-break/>155216_captured239</text:p>
          </table:table-cell>
          <table:table-cell table:style-name="Table1.A2" office:value-type="string">
            <text:p text:style-name="P25">20161130<text:soft-page-break/>155216_captured243</text:p>
          </table:table-cell>
          <table:table-cell table:style-name="Table1.A2" office:value-type="string">
            <text:p text:style-name="P25">20161130<text:soft-page-break/>155216_captured300</text:p>
          </table:table-cell>
          <table:table-cell table:style-name="Table1.A2" office:value-type="string">
            <text:p text:style-name="P25">20161130<text:soft-page-break/>155216_captured215</text:p>
          </table:table-cell>
          <table:table-cell table:style-name="Table1.A2" office:value-type="string">
            <text:p text:style-name="P26">20161130<text:soft-page-break/>155216_captured218</text:p>
          </table:table-cell>
          <table:table-cell table:style-name="Table1.A2" office:value-type="string">
            <text:p text:style-name="P26">2016113<text:soft-page-break/>0155216_captured260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7">Mu detect</text:p>
          </table:table-cell>
          <table:table-cell table:style-name="Table1.A2" office:value-type="string">
            <text:p text:style-name="P3"><draw:frame draw:style-name="fr3" draw:name="Image134" text:anchor-type="paragraph" svg:width="0.3354in" svg:height="0.3354in" draw:z-index="137"><draw:image xlink:href="Pictures/1000000000000024000000240CEFF5F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5" text:anchor-type="paragraph" svg:width="0.3126in" svg:height="0.3126in" draw:z-index="138"><draw:image xlink:href="Pictures/100000000000001E0000001E86098D1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7" text:anchor-type="paragraph" svg:width="0.3146in" svg:height="0.3146in" draw:z-index="139"><draw:image xlink:href="Pictures/1000000000000018000000184800F56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8" text:anchor-type="paragraph" svg:width="0.3008in" svg:height="0.3008in" draw:z-index="140"><draw:image xlink:href="Pictures/1000000000000018000000184B1EE37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39" text:anchor-type="paragraph" svg:width="0.3035in" svg:height="0.3035in" draw:z-index="141"><draw:image xlink:href="Pictures/100000000000001800000018012009C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0" text:anchor-type="paragraph" svg:width="0.2874in" svg:height="0.2874in" draw:z-index="142"><draw:image xlink:href="Pictures/10000000000000200000002060D4CB9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1" text:anchor-type="paragraph" svg:width="0.2709in" svg:height="0.2709in" draw:z-index="143"><draw:image xlink:href="Pictures/100000000000001A0000001AAC826C4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42" text:anchor-type="paragraph" svg:width="0.2563in" svg:height="0.2563in" draw:z-index="144"><draw:image xlink:href="Pictures/10000000000000240000002454489270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6"><text:span text:style-name="T3">610K with bias </text:span></text:p>
            <text:p text:style-name="P18"><text:span text:style-name="T3">base_addvgg_38*38.caffemodel</text:span></text:p>
          </table:table-cell>
          <table:table-cell table:style-name="Table1.A2" office:value-type="string">
            <text:p text:style-name="P3"><draw:frame draw:style-name="fr3" draw:name="Image183" text:anchor-type="paragraph" svg:width="0.2917in" svg:height="0.2917in" draw:z-index="145"><draw:image xlink:href="Pictures/100000000000001C0000001CDAFC5ED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84" text:anchor-type="paragraph" svg:width="0.2917in" svg:height="0.2917in" draw:z-index="146"><draw:image xlink:href="Pictures/100000000000001C0000001C069B789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85" text:anchor-type="paragraph" svg:width="0.2917in" svg:height="0.2917in" draw:z-index="147"><draw:image xlink:href="Pictures/100000000000001C0000001CDDD3A35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86" text:anchor-type="paragraph" svg:width="0.2917in" svg:height="0.2917in" draw:z-index="148"><draw:image xlink:href="Pictures/100000000000001C0000001CA9E2FBD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87" text:anchor-type="paragraph" svg:width="0.2917in" svg:height="0.2917in" draw:z-index="149"><draw:image xlink:href="Pictures/100000000000001C0000001CF1DDA5E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88" text:anchor-type="paragraph" svg:width="0.2917in" svg:height="0.2917in" draw:z-index="150"><draw:image xlink:href="Pictures/100000000000001C0000001CC46D880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89" text:anchor-type="paragraph" svg:width="0.2917in" svg:height="0.2917in" draw:z-index="151"><draw:image xlink:href="Pictures/100000000000001C0000001CBF456C6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190" text:anchor-type="paragraph" svg:width="0.2917in" svg:height="0.2917in" draw:z-index="152"><draw:image xlink:href="Pictures/100000000000001C0000001C7C3F4AC8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1">480K <text:span text:style-name="T3">with bias </text:span></text:p>
            <text:p text:style-name="P70">base_addvgg_38*38_small.caffemodel</text:p>
          </table:table-cell>
          <table:table-cell table:style-name="Table1.A2" office:value-type="string">
            <text:p text:style-name="P3"><draw:frame draw:style-name="fr3" draw:name="Image331" text:anchor-type="paragraph" svg:width="0.2917in" svg:height="0.2917in" draw:z-index="263"><draw:image xlink:href="Pictures/100000000000001C0000001C546F25C8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32" text:anchor-type="paragraph" svg:width="0.2917in" svg:height="0.2917in" draw:z-index="264"><draw:image xlink:href="Pictures/100000000000001C0000001CC715DB2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35" text:anchor-type="paragraph" svg:width="0.2917in" svg:height="0.2917in" draw:z-index="265"><draw:image xlink:href="Pictures/100000000000001C0000001C1A9D92B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37" text:anchor-type="paragraph" svg:width="0.2917in" svg:height="0.2917in" draw:z-index="266"><draw:image xlink:href="Pictures/100000000000001C0000001C752552A4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39" text:anchor-type="paragraph" svg:width="0.2917in" svg:height="0.2917in" draw:z-index="267"><draw:image xlink:href="Pictures/100000000000001C0000001C915C5E55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41" text:anchor-type="paragraph" svg:width="0.2917in" svg:height="0.2917in" draw:z-index="268"><draw:image xlink:href="Pictures/100000000000001C0000001C59A80A9C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42" text:anchor-type="paragraph" svg:width="0.2917in" svg:height="0.2917in" draw:z-index="269"><draw:image xlink:href="Pictures/100000000000001C0000001CF5463AE2.png" xlink:type="simple" xlink:show="embed" xlink:actuate="onLoad"/></draw:frame></text:p>
          </table:table-cell>
          <table:table-cell table:style-name="Table1.A2" office:value-type="string">
            <text:p text:style-name="P3"><draw:frame draw:style-name="fr3" draw:name="Image345" text:anchor-type="paragraph" svg:width="0.2917in" svg:height="0.2917in" draw:z-index="270"><draw:image xlink:href="Pictures/100000000000001C0000001C4A24D3DC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2">250K with bias</text:p>
          </table:table-cell>
          <table:table-cell table:style-name="Table1.A2" office:value-type="string">
            <text:p text:style-name="P3"><draw:frame draw:style-name="fr1" draw:name="Image378" text:anchor-type="paragraph" svg:width="0.2917in" svg:height="0.2917in" draw:z-index="271"><draw:image xlink:href="Pictures/100000000000001C0000001C0849D86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79" text:anchor-type="paragraph" svg:width="0.2917in" svg:height="0.2917in" draw:z-index="272"><draw:image xlink:href="Pictures/100000000000001C0000001C641FA42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80" text:anchor-type="paragraph" svg:width="0.2917in" svg:height="0.2917in" draw:z-index="273"><draw:image xlink:href="Pictures/100000000000001C0000001C1A9D92B1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81" text:anchor-type="paragraph" svg:width="0.2917in" svg:height="0.2917in" draw:z-index="274"><draw:image xlink:href="Pictures/100000000000001C0000001C26F9D807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82" text:anchor-type="paragraph" svg:width="0.2917in" svg:height="0.2917in" draw:z-index="275"><draw:image xlink:href="Pictures/100000000000001C0000001C44830FE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83" text:anchor-type="paragraph" svg:width="0.2917in" svg:height="0.2917in" draw:z-index="276"><draw:image xlink:href="Pictures/100000000000001C0000001CA56CB360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84" text:anchor-type="paragraph" svg:width="0.2917in" svg:height="0.2917in" draw:z-index="277"><draw:image xlink:href="Pictures/100000000000001C0000001C7705A45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85" text:anchor-type="paragraph" svg:width="0.2917in" svg:height="0.2917in" draw:z-index="278"><draw:image xlink:href="Pictures/100000000000001C0000001CFCF460F1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8">610K last layer bias</text:p>
            <text:p text:style-name="P33"/>
          </table:table-cell>
          <table:table-cell table:style-name="Table1.A2" office:value-type="string">
            <text:p text:style-name="P49"><draw:frame draw:style-name="fr1" draw:name="Image334" text:anchor-type="paragraph" svg:width="0.2917in" svg:height="0.2917in" draw:z-index="517"><draw:image xlink:href="Pictures/100000000000001C0000001C545789C0.png" xlink:type="simple" xlink:show="embed" xlink:actuate="onLoad"/></draw:frame><text:span text:style-name="T8"/></text:p>
          </table:table-cell>
          <table:table-cell table:style-name="Table1.A2" office:value-type="string">
            <text:p text:style-name="P3"><draw:frame draw:style-name="fr1" draw:name="Image336" text:anchor-type="paragraph" svg:width="0.2917in" svg:height="0.2917in" draw:z-index="518"><draw:image xlink:href="Pictures/100000000000001C0000001C85ABF5A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43" text:anchor-type="paragraph" svg:width="0.2917in" svg:height="0.2917in" draw:z-index="521"><draw:image xlink:href="Pictures/100000000000001C0000001C0DA998E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25" text:anchor-type="paragraph" svg:width="0.2917in" svg:height="0.2917in" draw:z-index="524"><draw:image xlink:href="Pictures/100000000000001C0000001CE68A1551.png" xlink:type="simple" xlink:show="embed" xlink:actuate="onLoad"/></draw:frame></text:p>
          </table:table-cell>
          <table:table-cell table:style-name="Table1.A2" office:value-type="string">
            <text:p text:style-name="P51"><draw:frame draw:style-name="fr1" draw:name="Image528" text:anchor-type="paragraph" svg:width="0.2917in" svg:height="0.2917in" draw:z-index="527"><draw:image xlink:href="Pictures/100000000000001C0000001C0E8A3380.png" xlink:type="simple" xlink:show="embed" xlink:actuate="onLoad"/></draw:frame></text:p>
          </table:table-cell>
          <table:table-cell table:style-name="Table1.A2" office:value-type="string">
            <text:p text:style-name="P51"><draw:frame draw:style-name="fr1" draw:name="Image531" text:anchor-type="paragraph" svg:width="0.2917in" svg:height="0.2917in" draw:z-index="530"><draw:image xlink:href="Pictures/100000000000001C0000001CF85D0C85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36" text:anchor-type="paragraph" svg:width="0.2917in" svg:height="0.2917in" draw:z-index="535"><draw:image xlink:href="Pictures/100000000000001C0000001C6224862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39" text:anchor-type="paragraph" svg:width="0.2917in" svg:height="0.2917in" draw:z-index="538"><draw:image xlink:href="Pictures/100000000000001C0000001C42A1771A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9"><text:span text:style-name="T22">35</text:span>0K last layer bias</text:p>
          </table:table-cell>
          <table:table-cell table:style-name="Table1.A2" office:value-type="string">
            <text:p text:style-name="P49"><draw:frame draw:style-name="fr1" draw:name="Image333" text:anchor-type="paragraph" svg:width="0.2917in" svg:height="0.2917in" draw:z-index="516"><draw:image xlink:href="Pictures/100000000000001C0000001C24FA10B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38" text:anchor-type="paragraph" svg:width="0.2917in" svg:height="0.2917in" draw:z-index="519"><draw:image xlink:href="Pictures/100000000000001C0000001C99630A0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44" text:anchor-type="paragraph" svg:width="0.2917in" svg:height="0.2917in" draw:z-index="522"><draw:image xlink:href="Pictures/100000000000001C0000001CF376D343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26" text:anchor-type="paragraph" svg:width="0.2917in" svg:height="0.2917in" draw:z-index="525"><draw:image xlink:href="Pictures/100000000000001C0000001CE68A1551.png" xlink:type="simple" xlink:show="embed" xlink:actuate="onLoad"/></draw:frame></text:p>
          </table:table-cell>
          <table:table-cell table:style-name="Table1.A2" office:value-type="string">
            <text:p text:style-name="P51"><draw:frame draw:style-name="fr1" draw:name="Image529" text:anchor-type="paragraph" svg:width="0.2917in" svg:height="0.2917in" draw:z-index="528"><draw:image xlink:href="Pictures/100000000000001C0000001C1773E104.png" xlink:type="simple" xlink:show="embed" xlink:actuate="onLoad"/></draw:frame></text:p>
          </table:table-cell>
          <table:table-cell table:style-name="Table1.A2" office:value-type="string">
            <text:p text:style-name="P51"><draw:frame draw:style-name="fr1" draw:name="Image532" text:anchor-type="paragraph" svg:width="0.2917in" svg:height="0.2917in" draw:z-index="531"><draw:image xlink:href="Pictures/100000000000001C0000001CE913DA6E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35" text:anchor-type="paragraph" svg:width="0.2917in" svg:height="0.2917in" draw:z-index="534"><draw:image xlink:href="Pictures/100000000000001C0000001C6885A84F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38" text:anchor-type="paragraph" svg:width="0.2917in" svg:height="0.2917in" draw:z-index="537"><draw:image xlink:href="Pictures/100000000000001C0000001CBE39A8B0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9"><text:span text:style-name="T22">27</text:span>0K last layer bias</text:p>
          </table:table-cell>
          <table:table-cell table:style-name="Table1.A2" office:value-type="string">
            <text:p text:style-name="P49"><draw:frame draw:style-name="fr1" draw:name="Image330" text:anchor-type="paragraph" svg:width="0.2917in" svg:height="0.2917in" draw:z-index="515"><draw:image xlink:href="Pictures/100000000000001C0000001C9763B3D5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340" text:anchor-type="paragraph" svg:width="0.2917in" svg:height="0.2917in" draw:z-index="520"><draw:image xlink:href="Pictures/100000000000001C0000001C7331CD86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24" text:anchor-type="paragraph" svg:width="0.2917in" svg:height="0.2917in" draw:z-index="523"><draw:image xlink:href="Pictures/100000000000001C0000001C0DA998E9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27" text:anchor-type="paragraph" svg:width="0.2917in" svg:height="0.2917in" draw:z-index="526"><draw:image xlink:href="Pictures/100000000000001C0000001CE68A1551.png" xlink:type="simple" xlink:show="embed" xlink:actuate="onLoad"/></draw:frame></text:p>
          </table:table-cell>
          <table:table-cell table:style-name="Table1.A2" office:value-type="string">
            <text:p text:style-name="P51"><draw:frame draw:style-name="fr1" draw:name="Image530" text:anchor-type="paragraph" svg:width="0.2917in" svg:height="0.2917in" draw:z-index="529"><draw:image xlink:href="Pictures/100000000000001C0000001C0E8A3380.png" xlink:type="simple" xlink:show="embed" xlink:actuate="onLoad"/></draw:frame></text:p>
          </table:table-cell>
          <table:table-cell table:style-name="Table1.A2" office:value-type="string">
            <text:p text:style-name="P51"><draw:frame draw:style-name="fr1" draw:name="Image533" text:anchor-type="paragraph" svg:width="0.2917in" svg:height="0.2917in" draw:z-index="532"><draw:image xlink:href="Pictures/100000000000001C0000001C0B35917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34" text:anchor-type="paragraph" svg:width="0.2917in" svg:height="0.2917in" draw:z-index="533"><draw:image xlink:href="Pictures/100000000000001C0000001C6D177C8B.png" xlink:type="simple" xlink:show="embed" xlink:actuate="onLoad"/></draw:frame></text:p>
          </table:table-cell>
          <table:table-cell table:style-name="Table1.A2" office:value-type="string">
            <text:p text:style-name="P3"><draw:frame draw:style-name="fr1" draw:name="Image537" text:anchor-type="paragraph" svg:width="0.2917in" svg:height="0.2917in" draw:z-index="536"><draw:image xlink:href="Pictures/100000000000001C0000001C42A1771A.png" xlink:type="simple" xlink:show="embed" xlink:actuate="onLoad"/></draw:frame></text:p>
          </table:table-cell>
          <table:table-cell table:style-name="Table1.J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57269" officeooo:paragraph-rsid="00157269" style:font-size-asian="8.75pt" style:font-size-complex="10pt"/>
    </style:style>
    <style:style style:name="MP2" style:family="paragraph" style:parent-style-name="Table_20_Contents">
      <style:text-properties fo:font-size="8pt" officeooo:rsid="0008b702" officeooo:paragraph-rsid="0057805c" style:font-size-asian="8pt" style:font-size-complex="8pt"/>
    </style:style>
    <style:style style:name="MP3" style:family="paragraph" style:parent-style-name="Table_20_Contents">
      <style:text-properties fo:font-size="8pt" officeooo:rsid="00422618" officeooo:paragraph-rsid="0057805c" style:font-size-asian="8pt" style:font-size-complex="8pt"/>
    </style:style>
    <style:style style:name="MT1" style:family="text">
      <style:text-properties officeooo:rsid="001cbd57"/>
    </style:style>
    <style:style style:name="MT2" style:family="text">
      <style:text-properties officeooo:rsid="0016af97"/>
    </style:style>
    <style:style style:name="MT3" style:family="text">
      <style:text-properties officeooo:rsid="003e8444"/>
    </style:style>
    <style:style style:name="MT4" style:family="text">
      <style:text-properties officeooo:rsid="0042539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nput <text:span text:style-name="MT1">size</text:span>: 38*<text:span text:style-name="MT2">38</text:span></text:p>
        <text:p text:style-name="MP2"><text:span text:style-name="MT3">Initial input: e</text:span>xtend 0.3</text:p>
        <text:p text:style-name="MP3">(<text:span text:style-name="MT4">regression network run for 2 times</text:span>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6:46:29.002373137</meta:creation-date>
    <dc:date>2017-01-03T10:30:06.157283359</dc:date>
    <meta:editing-duration>P4DT19H13M32S</meta:editing-duration>
    <meta:editing-cycles>121</meta:editing-cycles>
    <meta:generator>LibreOffice/4.2.8.2$Linux_X86_64 LibreOffice_project/420m0$Build-2</meta:generator>
    <meta:document-statistic meta:table-count="1" meta:image-count="539" meta:object-count="0" meta:page-count="5" meta:paragraph-count="248" meta:word-count="418" meta:character-count="4015" meta:non-whitespace-character-count="3794"/>
  </office:meta>
</office:document-meta>
</file>